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6pt"/>
    </style:style>
    <style:style style:name="co2" style:family="table-column">
      <style:table-column-properties fo:break-before="auto" style:column-width="34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 Ratio 0.1" table:style-name="ta1">
        <table:shapes>
          <draw:frame draw:z-index="0" draw:style-name="gr1" draw:text-style-name="P1" svg:width="453.51pt" svg:height="255.09pt" svg:x="449.94pt" svg:y="52.98pt">
            <loext:p draw:notify-on-update-of-ranges="'Test Ratio 0.1'.C2:'Test Ratio 0.1'.G2 'Test Ratio 0.1'.B3:'Test Ratio 0.1'.B3 'Test Ratio 0.1'.C3:'Test Ratio 0.1'.G3 'Test Ratio 0.1'.B4:'Test Ratio 0.1'.B4 'Test Ratio 0.1'.C4:'Test Ratio 0.1'.G4 'Test Ratio 0.1'.B5:'Test Ratio 0.1'.B5 'Test Ratio 0.1'.C5:'Test Ratio 0.1'.G5 'Test Ratio 0.1'.B6:'Test Ratio 0.1'.B6 'Test Ratio 0.1'.C6:'Test Ratio 0.1'.G6 'Test Ratio 0.1'.B7:'Test Ratio 0.1'.B7 'Test Ratio 0.1'.C7:'Test Ratio 0.1'.G7 'Test Ratio 0.1'.B8:'Test Ratio 0.1'.B8 'Test Ratio 0.1'.C8:'Test Ratio 0.1'.G8 'Test Ratio 0.1'.B9:'Test Ratio 0.1'.B9 'Test Ratio 0.1'.C9:'Test Ratio 0.1'.G9 'Test Ratio 0.1'.B10:'Test Ratio 0.1'.B10 'Test Ratio 0.1'.C10:'Test Ratio 0.1'.G10 'Test Ratio 0.1'.B11:'Test Ratio 0.1'.B11 'Test Ratio 0.1'.C11:'Test Ratio 0.1'.G11 'Test Ratio 0.1'.B12:'Test Ratio 0.1'.B12 'Test Ratio 0.1'.C12:'Test Ratio 0.1'.G12 'Test Ratio 0.1'.B13:'Test Ratio 0.1'.B13 'Test Ratio 0.1'.C13:'Test Ratio 0.1'.G13 'Test Ratio 0.1'.B14:'Test Ratio 0.1'.B14 'Test Ratio 0.1'.C14:'Test Ratio 0.1'.G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196394196815" calcext:value-type="float">
            <text:p>0.196394196815</text:p>
          </table:table-cell>
          <table:table-cell office:value-type="float" office:value="0.969239218814" calcext:value-type="float">
            <text:p>0.969239218814</text:p>
          </table:table-cell>
          <table:table-cell office:value-type="float" office:value="0.231067251462" calcext:value-type="float">
            <text:p>0.231067251462</text:p>
          </table:table-cell>
          <table:table-cell office:value-type="float" office:value="0.827777777778" calcext:value-type="float">
            <text:p>0.827777777778</text:p>
          </table:table-cell>
          <table:table-cell office:value-type="float" office:value="0.941176470588" calcext:value-type="float">
            <text:p>0.941176470588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359193518429" calcext:value-type="float">
            <text:p>0.359193518429</text:p>
          </table:table-cell>
          <table:table-cell office:value-type="float" office:value="0.778301123541" calcext:value-type="float">
            <text:p>0.778301123541</text:p>
          </table:table-cell>
          <table:table-cell office:value-type="float" office:value="0.248109857978" calcext:value-type="float">
            <text:p>0.248109857978</text:p>
          </table:table-cell>
          <table:table-cell office:value-type="float" office:value="0.809722222222" calcext:value-type="float">
            <text:p>0.809722222222</text:p>
          </table:table-cell>
          <table:table-cell office:value-type="float" office:value="0.642156862745" calcext:value-type="float">
            <text:p>0.642156862745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409982509036" calcext:value-type="float">
            <text:p>0.409982509036</text:p>
          </table:table-cell>
          <table:table-cell office:value-type="float" office:value="0.772305510967" calcext:value-type="float">
            <text:p>0.772305510967</text:p>
          </table:table-cell>
          <table:table-cell office:value-type="float" office:value="0.26980994152" calcext:value-type="float">
            <text:p>0.26980994152</text:p>
          </table:table-cell>
          <table:table-cell office:value-type="float" office:value="0.897685185185" calcext:value-type="float">
            <text:p>0.897685185185</text:p>
          </table:table-cell>
          <table:table-cell office:value-type="float" office:value="0.602941176471" calcext:value-type="float">
            <text:p>0.602941176471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577098470978" calcext:value-type="float">
            <text:p>0.577098470978</text:p>
          </table:table-cell>
          <table:table-cell office:value-type="float" office:value="0.497144406161" calcext:value-type="float">
            <text:p>0.497144406161</text:p>
          </table:table-cell>
          <table:table-cell office:value-type="float" office:value="0.34582289056" calcext:value-type="float">
            <text:p>0.34582289056</text:p>
          </table:table-cell>
          <table:table-cell office:value-type="float" office:value="0.818055555556" calcext:value-type="float">
            <text:p>0.818055555556</text:p>
          </table:table-cell>
          <table:table-cell office:value-type="float" office:value="0.593137254902" calcext:value-type="float">
            <text:p>0.59313725490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440995678648" calcext:value-type="float">
            <text:p>0.440995678648</text:p>
          </table:table-cell>
          <table:table-cell office:value-type="float" office:value="0.708651668249" calcext:value-type="float">
            <text:p>0.708651668249</text:p>
          </table:table-cell>
          <table:table-cell office:value-type="float" office:value="0.502025898079" calcext:value-type="float">
            <text:p>0.502025898079</text:p>
          </table:table-cell>
          <table:table-cell office:value-type="float" office:value="0.718518518519" calcext:value-type="float">
            <text:p>0.718518518519</text:p>
          </table:table-cell>
          <table:table-cell office:value-type="float" office:value="0.593137254902" calcext:value-type="float">
            <text:p>0.59313725490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0877492317" calcext:value-type="float">
            <text:p>0.50877492317</text:p>
          </table:table-cell>
          <table:table-cell office:value-type="float" office:value="0.510738955747" calcext:value-type="float">
            <text:p>0.510738955747</text:p>
          </table:table-cell>
          <table:table-cell office:value-type="float" office:value="0.281171679198" calcext:value-type="float">
            <text:p>0.281171679198</text:p>
          </table:table-cell>
          <table:table-cell office:value-type="float" office:value="0.648148148148" calcext:value-type="float">
            <text:p>0.648148148148</text:p>
          </table:table-cell>
          <table:table-cell office:value-type="float" office:value="0.593137254902" calcext:value-type="float">
            <text:p>0.59313725490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38656895865" calcext:value-type="float">
            <text:p>0.38656895865</text:p>
          </table:table-cell>
          <table:table-cell office:value-type="float" office:value="0.609547942597" calcext:value-type="float">
            <text:p>0.609547942597</text:p>
          </table:table-cell>
          <table:table-cell office:value-type="float" office:value="0.329093567251" calcext:value-type="float">
            <text:p>0.329093567251</text:p>
          </table:table-cell>
          <table:table-cell office:value-type="float" office:value="0.638888888889" calcext:value-type="float">
            <text:p>0.638888888889</text:p>
          </table:table-cell>
          <table:table-cell office:value-type="float" office:value="0.593137254902" calcext:value-type="float">
            <text:p>0.593137254902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366073195943" calcext:value-type="float">
            <text:p>0.366073195943</text:p>
          </table:table-cell>
          <table:table-cell office:value-type="float" office:value="0.477116197356" calcext:value-type="float">
            <text:p>0.477116197356</text:p>
          </table:table-cell>
          <table:table-cell office:value-type="float" office:value="0.266447368421" calcext:value-type="float">
            <text:p>0.266447368421</text:p>
          </table:table-cell>
          <table:table-cell office:value-type="float" office:value="0.627314814815" calcext:value-type="float">
            <text:p>0.627314814815</text:p>
          </table:table-cell>
          <table:table-cell office:value-type="float" office:value="0.593137254902" calcext:value-type="float">
            <text:p>0.593137254902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27314814815" calcext:value-type="float">
            <text:p>0.627314814815</text:p>
          </table:table-cell>
          <table:table-cell office:value-type="float" office:value="0.593137254902" calcext:value-type="float">
            <text:p>0.593137254902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593137254902" calcext:value-type="float">
            <text:p>0.593137254902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593137254902" calcext:value-type="float">
            <text:p>0.593137254902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2" table:style-name="ta1">
        <table:shapes>
          <draw:frame draw:z-index="0" draw:style-name="gr1" draw:text-style-name="P1" svg:width="453.51pt" svg:height="255.09pt" svg:x="466.84pt" svg:y="13.83pt">
            <loext:p draw:notify-on-update-of-ranges="'Test Ratio 0.2'.C2:'Test Ratio 0.2'.G2 'Test Ratio 0.2'.B3:'Test Ratio 0.2'.B3 'Test Ratio 0.2'.C3:'Test Ratio 0.2'.G3 'Test Ratio 0.2'.B4:'Test Ratio 0.2'.B4 'Test Ratio 0.2'.C4:'Test Ratio 0.2'.G4 'Test Ratio 0.2'.B5:'Test Ratio 0.2'.B5 'Test Ratio 0.2'.C5:'Test Ratio 0.2'.G5 'Test Ratio 0.2'.B6:'Test Ratio 0.2'.B6 'Test Ratio 0.2'.C6:'Test Ratio 0.2'.G6 'Test Ratio 0.2'.B7:'Test Ratio 0.2'.B7 'Test Ratio 0.2'.C7:'Test Ratio 0.2'.G7 'Test Ratio 0.2'.B8:'Test Ratio 0.2'.B8 'Test Ratio 0.2'.C8:'Test Ratio 0.2'.G8 'Test Ratio 0.2'.B9:'Test Ratio 0.2'.B9 'Test Ratio 0.2'.C9:'Test Ratio 0.2'.G9 'Test Ratio 0.2'.B10:'Test Ratio 0.2'.B10 'Test Ratio 0.2'.C10:'Test Ratio 0.2'.G10 'Test Ratio 0.2'.B11:'Test Ratio 0.2'.B11 'Test Ratio 0.2'.C11:'Test Ratio 0.2'.G11 'Test Ratio 0.2'.B12:'Test Ratio 0.2'.B12 'Test Ratio 0.2'.C12:'Test Ratio 0.2'.G12 'Test Ratio 0.2'.B13:'Test Ratio 0.2'.B13 'Test Ratio 0.2'.C13:'Test Ratio 0.2'.G13 'Test Ratio 0.2'.B14:'Test Ratio 0.2'.B14 'Test Ratio 0.2'.C14:'Test Ratio 0.2'.G1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0492807494309" calcext:value-type="float">
            <text:p>0.0492807494309</text:p>
          </table:table-cell>
          <table:table-cell office:value-type="float" office:value="0.997149122807" calcext:value-type="float">
            <text:p>0.997149122807</text:p>
          </table:table-cell>
          <table:table-cell office:value-type="float" office:value="0.983791964829" calcext:value-type="float">
            <text:p>0.983791964829</text:p>
          </table:table-cell>
          <table:table-cell office:value-type="float" office:value="0.834032999165" calcext:value-type="float">
            <text:p>0.834032999165</text:p>
          </table:table-cell>
          <table:table-cell office:value-type="float" office:value="0.413596491228" calcext:value-type="float">
            <text:p>0.413596491228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447655029949" calcext:value-type="float">
            <text:p>0.447655029949</text:p>
          </table:table-cell>
          <table:table-cell office:value-type="float" office:value="0.803631943626" calcext:value-type="float">
            <text:p>0.803631943626</text:p>
          </table:table-cell>
          <table:table-cell office:value-type="float" office:value="0.882659662749" calcext:value-type="float">
            <text:p>0.882659662749</text:p>
          </table:table-cell>
          <table:table-cell office:value-type="float" office:value="0.844621971596" calcext:value-type="float">
            <text:p>0.844621971596</text:p>
          </table:table-cell>
          <table:table-cell office:value-type="float" office:value="0.533333333333" calcext:value-type="float">
            <text:p>0.533333333333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456080674724" calcext:value-type="float">
            <text:p>0.456080674724</text:p>
          </table:table-cell>
          <table:table-cell office:value-type="float" office:value="0.722457189489" calcext:value-type="float">
            <text:p>0.722457189489</text:p>
          </table:table-cell>
          <table:table-cell office:value-type="float" office:value="0.810170185422" calcext:value-type="float">
            <text:p>0.810170185422</text:p>
          </table:table-cell>
          <table:table-cell office:value-type="float" office:value="0.813794903926" calcext:value-type="float">
            <text:p>0.813794903926</text:p>
          </table:table-cell>
          <table:table-cell office:value-type="float" office:value="0.559649122807" calcext:value-type="float">
            <text:p>0.559649122807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27641593999" calcext:value-type="float">
            <text:p>0.627641593999</text:p>
          </table:table-cell>
          <table:table-cell office:value-type="float" office:value="0.496390930583" calcext:value-type="float">
            <text:p>0.496390930583</text:p>
          </table:table-cell>
          <table:table-cell office:value-type="float" office:value="0.625089566866" calcext:value-type="float">
            <text:p>0.625089566866</text:p>
          </table:table-cell>
          <table:table-cell office:value-type="float" office:value="0.631307435255" calcext:value-type="float">
            <text:p>0.631307435255</text:p>
          </table:table-cell>
          <table:table-cell office:value-type="float" office:value="0.578070175439" calcext:value-type="float">
            <text:p>0.57807017543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449105919948" calcext:value-type="float">
            <text:p>0.449105919948</text:p>
          </table:table-cell>
          <table:table-cell office:value-type="float" office:value="0.663620760132" calcext:value-type="float">
            <text:p>0.663620760132</text:p>
          </table:table-cell>
          <table:table-cell office:value-type="float" office:value="0.802160530818" calcext:value-type="float">
            <text:p>0.802160530818</text:p>
          </table:table-cell>
          <table:table-cell office:value-type="float" office:value="0.648078529657" calcext:value-type="float">
            <text:p>0.648078529657</text:p>
          </table:table-cell>
          <table:table-cell office:value-type="float" office:value="0.57149122807" calcext:value-type="float">
            <text:p>0.5714912280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45741692054" calcext:value-type="float">
            <text:p>0.45741692054</text:p>
          </table:table-cell>
          <table:table-cell office:value-type="float" office:value="0.576165273476" calcext:value-type="float">
            <text:p>0.576165273476</text:p>
          </table:table-cell>
          <table:table-cell office:value-type="float" office:value="0.741591221816" calcext:value-type="float">
            <text:p>0.741591221816</text:p>
          </table:table-cell>
          <table:table-cell office:value-type="float" office:value="0.704647034252" calcext:value-type="float">
            <text:p>0.704647034252</text:p>
          </table:table-cell>
          <table:table-cell office:value-type="float" office:value="0.57149122807" calcext:value-type="float">
            <text:p>0.5714912280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419204088964" calcext:value-type="float">
            <text:p>0.419204088964</text:p>
          </table:table-cell>
          <table:table-cell office:value-type="float" office:value="0.55271293268" calcext:value-type="float">
            <text:p>0.55271293268</text:p>
          </table:table-cell>
          <table:table-cell office:value-type="float" office:value="0.717736713751" calcext:value-type="float">
            <text:p>0.717736713751</text:p>
          </table:table-cell>
          <table:table-cell office:value-type="float" office:value="0.663324979114" calcext:value-type="float">
            <text:p>0.663324979114</text:p>
          </table:table-cell>
          <table:table-cell office:value-type="float" office:value="0.57149122807" calcext:value-type="float">
            <text:p>0.57149122807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505744105089" calcext:value-type="float">
            <text:p>0.505744105089</text:p>
          </table:table-cell>
          <table:table-cell office:value-type="float" office:value="0.593886498432" calcext:value-type="float">
            <text:p>0.593886498432</text:p>
          </table:table-cell>
          <table:table-cell office:value-type="float" office:value="0.738884082034" calcext:value-type="float">
            <text:p>0.738884082034</text:p>
          </table:table-cell>
          <table:table-cell office:value-type="float" office:value="0.624728487886" calcext:value-type="float">
            <text:p>0.624728487886</text:p>
          </table:table-cell>
          <table:table-cell office:value-type="float" office:value="0.553070175439" calcext:value-type="float">
            <text:p>0.553070175439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24728487886" calcext:value-type="float">
            <text:p>0.624728487886</text:p>
          </table:table-cell>
          <table:table-cell office:value-type="float" office:value="0.586842105263" calcext:value-type="float">
            <text:p>0.586842105263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586842105263" calcext:value-type="float">
            <text:p>0.586842105263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586842105263" calcext:value-type="float">
            <text:p>0.586842105263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3" table:style-name="ta1">
        <table:shapes>
          <draw:frame draw:z-index="0" draw:style-name="gr1" draw:text-style-name="P1" svg:width="453.51pt" svg:height="255.09pt" svg:x="449.46pt" svg:y="13.04pt">
            <loext:p draw:notify-on-update-of-ranges="'Test Ratio 0.3'.C2:'Test Ratio 0.3'.G2 'Test Ratio 0.3'.B3:'Test Ratio 0.3'.B3 'Test Ratio 0.3'.C3:'Test Ratio 0.3'.G3 'Test Ratio 0.3'.B4:'Test Ratio 0.3'.B4 'Test Ratio 0.3'.C4:'Test Ratio 0.3'.G4 'Test Ratio 0.3'.B5:'Test Ratio 0.3'.B5 'Test Ratio 0.3'.C5:'Test Ratio 0.3'.G5 'Test Ratio 0.3'.B6:'Test Ratio 0.3'.B6 'Test Ratio 0.3'.C6:'Test Ratio 0.3'.G6 'Test Ratio 0.3'.B7:'Test Ratio 0.3'.B7 'Test Ratio 0.3'.C7:'Test Ratio 0.3'.G7 'Test Ratio 0.3'.B8:'Test Ratio 0.3'.B8 'Test Ratio 0.3'.C8:'Test Ratio 0.3'.G8 'Test Ratio 0.3'.B9:'Test Ratio 0.3'.B9 'Test Ratio 0.3'.C9:'Test Ratio 0.3'.G9 'Test Ratio 0.3'.B10:'Test Ratio 0.3'.B10 'Test Ratio 0.3'.C10:'Test Ratio 0.3'.G10 'Test Ratio 0.3'.B11:'Test Ratio 0.3'.B11 'Test Ratio 0.3'.C11:'Test Ratio 0.3'.G11 'Test Ratio 0.3'.B12:'Test Ratio 0.3'.B12 'Test Ratio 0.3'.C12:'Test Ratio 0.3'.G12 'Test Ratio 0.3'.B13:'Test Ratio 0.3'.B13 'Test Ratio 0.3'.C13:'Test Ratio 0.3'.G13 'Test Ratio 0.3'.B14:'Test Ratio 0.3'.B14 'Test Ratio 0.3'.C14:'Test Ratio 0.3'.G1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999076638966" calcext:value-type="float">
            <text:p>0.999076638966</text:p>
          </table:table-cell>
          <table:table-cell office:value-type="float" office:value="0.983171306652" calcext:value-type="float">
            <text:p>0.983171306652</text:p>
          </table:table-cell>
          <table:table-cell office:value-type="float" office:value="0.0375045586101" calcext:value-type="float">
            <text:p>0.0375045586101</text:p>
          </table:table-cell>
          <table:table-cell office:value-type="float" office:value="0.981241163807" calcext:value-type="float">
            <text:p>0.981241163807</text:p>
          </table:table-cell>
          <table:table-cell office:value-type="float" office:value="0.423872180451" calcext:value-type="float">
            <text:p>0.42387218045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0.716891505607" calcext:value-type="float">
            <text:p>0.716891505607</text:p>
          </table:table-cell>
          <table:table-cell office:value-type="float" office:value="0.803369925727" calcext:value-type="float">
            <text:p>0.803369925727</text:p>
          </table:table-cell>
          <table:table-cell office:value-type="float" office:value="0.248607010438" calcext:value-type="float">
            <text:p>0.248607010438</text:p>
          </table:table-cell>
          <table:table-cell office:value-type="float" office:value="0.844030348307" calcext:value-type="float">
            <text:p>0.844030348307</text:p>
          </table:table-cell>
          <table:table-cell office:value-type="float" office:value="0.5835839599" calcext:value-type="float">
            <text:p>0.583583959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0.784241843964" calcext:value-type="float">
            <text:p>0.784241843964</text:p>
          </table:table-cell>
          <table:table-cell office:value-type="float" office:value="0.763202633055" calcext:value-type="float">
            <text:p>0.763202633055</text:p>
          </table:table-cell>
          <table:table-cell office:value-type="float" office:value="0.232923501856" calcext:value-type="float">
            <text:p>0.232923501856</text:p>
          </table:table-cell>
          <table:table-cell office:value-type="float" office:value="0.665160095752" calcext:value-type="float">
            <text:p>0.665160095752</text:p>
          </table:table-cell>
          <table:table-cell office:value-type="float" office:value="0.599812030075" calcext:value-type="float">
            <text:p>0.59981203007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0.506155669867" calcext:value-type="float">
            <text:p>0.506155669867</text:p>
          </table:table-cell>
          <table:table-cell office:value-type="float" office:value="0.640664564982" calcext:value-type="float">
            <text:p>0.640664564982</text:p>
          </table:table-cell>
          <table:table-cell office:value-type="float" office:value="0.352393315319" calcext:value-type="float">
            <text:p>0.352393315319</text:p>
          </table:table-cell>
          <table:table-cell office:value-type="float" office:value="0.620623272926" calcext:value-type="float">
            <text:p>0.620623272926</text:p>
          </table:table-cell>
          <table:table-cell office:value-type="float" office:value="0.609461152882" calcext:value-type="float">
            <text:p>0.60946115288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746947067892" calcext:value-type="float">
            <text:p>0.746947067892</text:p>
          </table:table-cell>
          <table:table-cell office:value-type="float" office:value="0.634940716142" calcext:value-type="float">
            <text:p>0.634940716142</text:p>
          </table:table-cell>
          <table:table-cell office:value-type="float" office:value="0.261696339781" calcext:value-type="float">
            <text:p>0.261696339781</text:p>
          </table:table-cell>
          <table:table-cell office:value-type="float" office:value="0.610504225307" calcext:value-type="float">
            <text:p>0.610504225307</text:p>
          </table:table-cell>
          <table:table-cell office:value-type="float" office:value="0.602882205514" calcext:value-type="float">
            <text:p>0.602882205514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79471227936" calcext:value-type="float">
            <text:p>0.679471227936</text:p>
          </table:table-cell>
          <table:table-cell office:value-type="float" office:value="0.613352965694" calcext:value-type="float">
            <text:p>0.613352965694</text:p>
          </table:table-cell>
          <table:table-cell office:value-type="float" office:value="0.320451674238" calcext:value-type="float">
            <text:p>0.320451674238</text:p>
          </table:table-cell>
          <table:table-cell office:value-type="float" office:value="0.620623272926" calcext:value-type="float">
            <text:p>0.620623272926</text:p>
          </table:table-cell>
          <table:table-cell office:value-type="float" office:value="0.608145363409" calcext:value-type="float">
            <text:p>0.608145363409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88285502433" calcext:value-type="float">
            <text:p>0.688285502433</text:p>
          </table:table-cell>
          <table:table-cell office:value-type="float" office:value="0.601314328224" calcext:value-type="float">
            <text:p>0.601314328224</text:p>
          </table:table-cell>
          <table:table-cell office:value-type="float" office:value="0.334036807049" calcext:value-type="float">
            <text:p>0.334036807049</text:p>
          </table:table-cell>
          <table:table-cell office:value-type="float" office:value="0.620623272926" calcext:value-type="float">
            <text:p>0.620623272926</text:p>
          </table:table-cell>
          <table:table-cell office:value-type="float" office:value="0.614724310777" calcext:value-type="float">
            <text:p>0.614724310777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703359117093" calcext:value-type="float">
            <text:p>0.703359117093</text:p>
          </table:table-cell>
          <table:table-cell office:value-type="float" office:value="0.601314328224" calcext:value-type="float">
            <text:p>0.601314328224</text:p>
          </table:table-cell>
          <table:table-cell office:value-type="float" office:value="0.305885359121" calcext:value-type="float">
            <text:p>0.305885359121</text:p>
          </table:table-cell>
          <table:table-cell office:value-type="float" office:value="0.620623272926" calcext:value-type="float">
            <text:p>0.620623272926</text:p>
          </table:table-cell>
          <table:table-cell office:value-type="float" office:value="0.602882205514" calcext:value-type="float">
            <text:p>0.602882205514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20623272926" calcext:value-type="float">
            <text:p>0.620623272926</text:p>
          </table:table-cell>
          <table:table-cell office:value-type="float" office:value="0.614724310777" calcext:value-type="float">
            <text:p>0.614724310777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14724310777" calcext:value-type="float">
            <text:p>0.614724310777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14724310777" calcext:value-type="float">
            <text:p>0.614724310777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4" table:style-name="ta1">
        <table:shapes>
          <draw:frame draw:z-index="0" draw:style-name="gr1" draw:text-style-name="P1" svg:width="453.51pt" svg:height="255.09pt" svg:x="437.67pt" svg:y="12.53pt">
            <loext:p draw:notify-on-update-of-ranges="'Test Ratio 0.4'.C2:'Test Ratio 0.4'.G2 'Test Ratio 0.4'.B3:'Test Ratio 0.4'.B3 'Test Ratio 0.4'.C3:'Test Ratio 0.4'.G3 'Test Ratio 0.4'.B4:'Test Ratio 0.4'.B4 'Test Ratio 0.4'.C4:'Test Ratio 0.4'.G4 'Test Ratio 0.4'.B5:'Test Ratio 0.4'.B5 'Test Ratio 0.4'.C5:'Test Ratio 0.4'.G5 'Test Ratio 0.4'.B6:'Test Ratio 0.4'.B6 'Test Ratio 0.4'.C6:'Test Ratio 0.4'.G6 'Test Ratio 0.4'.B7:'Test Ratio 0.4'.B7 'Test Ratio 0.4'.C7:'Test Ratio 0.4'.G7 'Test Ratio 0.4'.B8:'Test Ratio 0.4'.B8 'Test Ratio 0.4'.C8:'Test Ratio 0.4'.G8 'Test Ratio 0.4'.B9:'Test Ratio 0.4'.B9 'Test Ratio 0.4'.C9:'Test Ratio 0.4'.G9 'Test Ratio 0.4'.B10:'Test Ratio 0.4'.B10 'Test Ratio 0.4'.C10:'Test Ratio 0.4'.G10 'Test Ratio 0.4'.B11:'Test Ratio 0.4'.B11 'Test Ratio 0.4'.C11:'Test Ratio 0.4'.G11 'Test Ratio 0.4'.B12:'Test Ratio 0.4'.B12 'Test Ratio 0.4'.C12:'Test Ratio 0.4'.G12 'Test Ratio 0.4'.B13:'Test Ratio 0.4'.B13 'Test Ratio 0.4'.C13:'Test Ratio 0.4'.G13 'Test Ratio 0.4'.B14:'Test Ratio 0.4'.B14 'Test Ratio 0.4'.C14:'Test Ratio 0.4'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186268058128" calcext:value-type="float">
            <text:p>0.186268058128</text:p>
          </table:table-cell>
          <table:table-cell office:value-type="float" office:value="0.909560847044" calcext:value-type="float">
            <text:p>0.909560847044</text:p>
          </table:table-cell>
          <table:table-cell office:value-type="float" office:value="0.997072209509" calcext:value-type="float">
            <text:p>0.997072209509</text:p>
          </table:table-cell>
          <table:table-cell office:value-type="float" office:value="0.239988430043" calcext:value-type="float">
            <text:p>0.239988430043</text:p>
          </table:table-cell>
          <table:table-cell office:value-type="float" office:value="0.555116959064" calcext:value-type="float">
            <text:p>0.555116959064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389852991003" calcext:value-type="float">
            <text:p>0.389852991003</text:p>
          </table:table-cell>
          <table:table-cell office:value-type="float" office:value="0.749907247707" calcext:value-type="float">
            <text:p>0.749907247707</text:p>
          </table:table-cell>
          <table:table-cell office:value-type="float" office:value="0.859194194651" calcext:value-type="float">
            <text:p>0.859194194651</text:p>
          </table:table-cell>
          <table:table-cell office:value-type="float" office:value="0.450986663835" calcext:value-type="float">
            <text:p>0.450986663835</text:p>
          </table:table-cell>
          <table:table-cell office:value-type="float" office:value="0.603487886383" calcext:value-type="float">
            <text:p>0.603487886383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480853023244" calcext:value-type="float">
            <text:p>0.480853023244</text:p>
          </table:table-cell>
          <table:table-cell office:value-type="float" office:value="0.769180371596" calcext:value-type="float">
            <text:p>0.769180371596</text:p>
          </table:table-cell>
          <table:table-cell office:value-type="float" office:value="0.816582132514" calcext:value-type="float">
            <text:p>0.816582132514</text:p>
          </table:table-cell>
          <table:table-cell office:value-type="float" office:value="0.523823998069" calcext:value-type="float">
            <text:p>0.523823998069</text:p>
          </table:table-cell>
          <table:table-cell office:value-type="float" office:value="0.602861319967" calcext:value-type="float">
            <text:p>0.602861319967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511804512673" calcext:value-type="float">
            <text:p>0.511804512673</text:p>
          </table:table-cell>
          <table:table-cell office:value-type="float" office:value="0.652156241699" calcext:value-type="float">
            <text:p>0.652156241699</text:p>
          </table:table-cell>
          <table:table-cell office:value-type="float" office:value="0.629325296013" calcext:value-type="float">
            <text:p>0.629325296013</text:p>
          </table:table-cell>
          <table:table-cell office:value-type="float" office:value="0.591312467203" calcext:value-type="float">
            <text:p>0.591312467203</text:p>
          </table:table-cell>
          <table:table-cell office:value-type="float" office:value="0.608751044277" calcext:value-type="float">
            <text:p>0.60875104427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437345598397" calcext:value-type="float">
            <text:p>0.437345598397</text:p>
          </table:table-cell>
          <table:table-cell office:value-type="float" office:value="0.62313447398" calcext:value-type="float">
            <text:p>0.62313447398</text:p>
          </table:table-cell>
          <table:table-cell office:value-type="float" office:value="0.648936524301" calcext:value-type="float">
            <text:p>0.648936524301</text:p>
          </table:table-cell>
          <table:table-cell office:value-type="float" office:value="0.572380277102" calcext:value-type="float">
            <text:p>0.572380277102</text:p>
          </table:table-cell>
          <table:table-cell office:value-type="float" office:value="0.608751044277" calcext:value-type="float">
            <text:p>0.60875104427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13179658039" calcext:value-type="float">
            <text:p>0.513179658039</text:p>
          </table:table-cell>
          <table:table-cell office:value-type="float" office:value="0.605815283485" calcext:value-type="float">
            <text:p>0.605815283485</text:p>
          </table:table-cell>
          <table:table-cell office:value-type="float" office:value="0.837620738725" calcext:value-type="float">
            <text:p>0.837620738725</text:p>
          </table:table-cell>
          <table:table-cell office:value-type="float" office:value="0.577988995868" calcext:value-type="float">
            <text:p>0.577988995868</text:p>
          </table:table-cell>
          <table:table-cell office:value-type="float" office:value="0.608751044277" calcext:value-type="float">
            <text:p>0.60875104427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473276849954" calcext:value-type="float">
            <text:p>0.473276849954</text:p>
          </table:table-cell>
          <table:table-cell office:value-type="float" office:value="0.605815283485" calcext:value-type="float">
            <text:p>0.605815283485</text:p>
          </table:table-cell>
          <table:table-cell office:value-type="float" office:value="0.838142504274" calcext:value-type="float">
            <text:p>0.838142504274</text:p>
          </table:table-cell>
          <table:table-cell office:value-type="float" office:value="0.572126985072" calcext:value-type="float">
            <text:p>0.572126985072</text:p>
          </table:table-cell>
          <table:table-cell office:value-type="float" office:value="0.608751044277" calcext:value-type="float">
            <text:p>0.608751044277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464217056085" calcext:value-type="float">
            <text:p>0.464217056085</text:p>
          </table:table-cell>
          <table:table-cell office:value-type="float" office:value="0.58282523295" calcext:value-type="float">
            <text:p>0.58282523295</text:p>
          </table:table-cell>
          <table:table-cell office:value-type="float" office:value="0.834436711619" calcext:value-type="float">
            <text:p>0.834436711619</text:p>
          </table:table-cell>
          <table:table-cell office:value-type="float" office:value="0.576088411073" calcext:value-type="float">
            <text:p>0.576088411073</text:p>
          </table:table-cell>
          <table:table-cell office:value-type="float" office:value="0.608751044277" calcext:value-type="float">
            <text:p>0.608751044277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04935915907" calcext:value-type="float">
            <text:p>0.604935915907</text:p>
          </table:table-cell>
          <table:table-cell office:value-type="float" office:value="0.608751044277" calcext:value-type="float">
            <text:p>0.608751044277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8751044277" calcext:value-type="float">
            <text:p>0.608751044277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8751044277" calcext:value-type="float">
            <text:p>0.608751044277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5" table:style-name="ta1">
        <table:shapes>
          <draw:frame draw:z-index="0" draw:style-name="gr1" draw:text-style-name="P1" svg:width="453.51pt" svg:height="255.09pt" svg:x="448.92pt" svg:y="18.14pt">
            <loext:p draw:notify-on-update-of-ranges="'Test Ratio 0.5'.C2:'Test Ratio 0.5'.G2 'Test Ratio 0.5'.B3:'Test Ratio 0.5'.B3 'Test Ratio 0.5'.C3:'Test Ratio 0.5'.G3 'Test Ratio 0.5'.B4:'Test Ratio 0.5'.B4 'Test Ratio 0.5'.C4:'Test Ratio 0.5'.G4 'Test Ratio 0.5'.B5:'Test Ratio 0.5'.B5 'Test Ratio 0.5'.C5:'Test Ratio 0.5'.G5 'Test Ratio 0.5'.B6:'Test Ratio 0.5'.B6 'Test Ratio 0.5'.C6:'Test Ratio 0.5'.G6 'Test Ratio 0.5'.B7:'Test Ratio 0.5'.B7 'Test Ratio 0.5'.C7:'Test Ratio 0.5'.G7 'Test Ratio 0.5'.B8:'Test Ratio 0.5'.B8 'Test Ratio 0.5'.C8:'Test Ratio 0.5'.G8 'Test Ratio 0.5'.B9:'Test Ratio 0.5'.B9 'Test Ratio 0.5'.C9:'Test Ratio 0.5'.G9 'Test Ratio 0.5'.B10:'Test Ratio 0.5'.B10 'Test Ratio 0.5'.C10:'Test Ratio 0.5'.G10 'Test Ratio 0.5'.B11:'Test Ratio 0.5'.B11 'Test Ratio 0.5'.C11:'Test Ratio 0.5'.G11 'Test Ratio 0.5'.B12:'Test Ratio 0.5'.B12 'Test Ratio 0.5'.C12:'Test Ratio 0.5'.G12 'Test Ratio 0.5'.B13:'Test Ratio 0.5'.B13 'Test Ratio 0.5'.C13:'Test Ratio 0.5'.G13 'Test Ratio 0.5'.B14:'Test Ratio 0.5'.B14 'Test Ratio 0.5'.C14:'Test Ratio 0.5'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797640158213" calcext:value-type="float">
            <text:p>0.797640158213</text:p>
          </table:table-cell>
          <table:table-cell office:value-type="float" office:value="0.0100485307662" calcext:value-type="float">
            <text:p>0.0100485307662</text:p>
          </table:table-cell>
          <table:table-cell office:value-type="float" office:value="0.791018608587" calcext:value-type="float">
            <text:p>0.791018608587</text:p>
          </table:table-cell>
          <table:table-cell office:value-type="float" office:value="0.18059707903" calcext:value-type="float">
            <text:p>0.18059707903</text:p>
          </table:table-cell>
          <table:table-cell office:value-type="float" office:value="0.555389420521" calcext:value-type="float">
            <text:p>0.555389420521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24613661532" calcext:value-type="float">
            <text:p>0.724613661532</text:p>
          </table:table-cell>
          <table:table-cell office:value-type="float" office:value="0.417936151724" calcext:value-type="float">
            <text:p>0.417936151724</text:p>
          </table:table-cell>
          <table:table-cell office:value-type="float" office:value="0.848473675306" calcext:value-type="float">
            <text:p>0.848473675306</text:p>
          </table:table-cell>
          <table:table-cell office:value-type="float" office:value="0.525798754472" calcext:value-type="float">
            <text:p>0.525798754472</text:p>
          </table:table-cell>
          <table:table-cell office:value-type="float" office:value="0.602663856611" calcext:value-type="float">
            <text:p>0.602663856611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50721109032" calcext:value-type="float">
            <text:p>0.650721109032</text:p>
          </table:table-cell>
          <table:table-cell office:value-type="float" office:value="0.497117287631" calcext:value-type="float">
            <text:p>0.497117287631</text:p>
          </table:table-cell>
          <table:table-cell office:value-type="float" office:value="0.864012173956" calcext:value-type="float">
            <text:p>0.864012173956</text:p>
          </table:table-cell>
          <table:table-cell office:value-type="float" office:value="0.558114429582" calcext:value-type="float">
            <text:p>0.558114429582</text:p>
          </table:table-cell>
          <table:table-cell office:value-type="float" office:value="0.613733196628" calcext:value-type="float">
            <text:p>0.613733196628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451618298592" calcext:value-type="float">
            <text:p>0.451618298592</text:p>
          </table:table-cell>
          <table:table-cell office:value-type="float" office:value="0.611183276618" calcext:value-type="float">
            <text:p>0.611183276618</text:p>
          </table:table-cell>
          <table:table-cell office:value-type="float" office:value="0.599995306184" calcext:value-type="float">
            <text:p>0.599995306184</text:p>
          </table:table-cell>
          <table:table-cell office:value-type="float" office:value="0.5760085545" calcext:value-type="float">
            <text:p>0.5760085545</text:p>
          </table:table-cell>
          <table:table-cell office:value-type="float" office:value="0.613733196628" calcext:value-type="float">
            <text:p>0.61373319662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32463673401" calcext:value-type="float">
            <text:p>0.532463673401</text:p>
          </table:table-cell>
          <table:table-cell office:value-type="float" office:value="0.577924434436" calcext:value-type="float">
            <text:p>0.577924434436</text:p>
          </table:table-cell>
          <table:table-cell office:value-type="float" office:value="0.653884291776" calcext:value-type="float">
            <text:p>0.653884291776</text:p>
          </table:table-cell>
          <table:table-cell office:value-type="float" office:value="0.602466412139" calcext:value-type="float">
            <text:p>0.602466412139</text:p>
          </table:table-cell>
          <table:table-cell office:value-type="float" office:value="0.613733196628" calcext:value-type="float">
            <text:p>0.61373319662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523905817261" calcext:value-type="float">
            <text:p>0.523905817261</text:p>
          </table:table-cell>
          <table:table-cell office:value-type="float" office:value="0.595134600193" calcext:value-type="float">
            <text:p>0.595134600193</text:p>
          </table:table-cell>
          <table:table-cell office:value-type="float" office:value="0.78445192325" calcext:value-type="float">
            <text:p>0.78445192325</text:p>
          </table:table-cell>
          <table:table-cell office:value-type="float" office:value="0.59704891222" calcext:value-type="float">
            <text:p>0.59704891222</text:p>
          </table:table-cell>
          <table:table-cell office:value-type="float" office:value="0.613733196628" calcext:value-type="float">
            <text:p>0.613733196628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09819981457" calcext:value-type="float">
            <text:p>0.609819981457</text:p>
          </table:table-cell>
          <table:table-cell office:value-type="float" office:value="0.591019559576" calcext:value-type="float">
            <text:p>0.591019559576</text:p>
          </table:table-cell>
          <table:table-cell office:value-type="float" office:value="0.662063976532" calcext:value-type="float">
            <text:p>0.662063976532</text:p>
          </table:table-cell>
          <table:table-cell office:value-type="float" office:value="0.586089237491" calcext:value-type="float">
            <text:p>0.586089237491</text:p>
          </table:table-cell>
          <table:table-cell office:value-type="float" office:value="0.613733196628" calcext:value-type="float">
            <text:p>0.613733196628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71638435673" calcext:value-type="float">
            <text:p>0.671638435673</text:p>
          </table:table-cell>
          <table:table-cell office:value-type="float" office:value="0.604786721168" calcext:value-type="float">
            <text:p>0.604786721168</text:p>
          </table:table-cell>
          <table:table-cell office:value-type="float" office:value="0.636594378924" calcext:value-type="float">
            <text:p>0.636594378924</text:p>
          </table:table-cell>
          <table:table-cell office:value-type="float" office:value="0.597926105202" calcext:value-type="float">
            <text:p>0.597926105202</text:p>
          </table:table-cell>
          <table:table-cell office:value-type="float" office:value="0.613733196628" calcext:value-type="float">
            <text:p>0.613733196628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08237418603" calcext:value-type="float">
            <text:p>0.608237418603</text:p>
          </table:table-cell>
          <table:table-cell office:value-type="float" office:value="0.613733196628" calcext:value-type="float">
            <text:p>0.613733196628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13733196628" calcext:value-type="float">
            <text:p>0.613733196628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13733196628" calcext:value-type="float">
            <text:p>0.613733196628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6" table:style-name="ta1">
        <table:shapes>
          <draw:frame draw:z-index="0" draw:style-name="gr1" draw:text-style-name="P1" svg:width="453.51pt" svg:height="255.09pt" svg:x="476.45pt" svg:y="31.49pt">
            <loext:p draw:notify-on-update-of-ranges="'Test Ratio 0.6'.C2:'Test Ratio 0.6'.G2 'Test Ratio 0.6'.B3:'Test Ratio 0.6'.B3 'Test Ratio 0.6'.C3:'Test Ratio 0.6'.G3 'Test Ratio 0.6'.B4:'Test Ratio 0.6'.B4 'Test Ratio 0.6'.C4:'Test Ratio 0.6'.G4 'Test Ratio 0.6'.B5:'Test Ratio 0.6'.B5 'Test Ratio 0.6'.C5:'Test Ratio 0.6'.G5 'Test Ratio 0.6'.B6:'Test Ratio 0.6'.B6 'Test Ratio 0.6'.C6:'Test Ratio 0.6'.G6 'Test Ratio 0.6'.B7:'Test Ratio 0.6'.B7 'Test Ratio 0.6'.C7:'Test Ratio 0.6'.G7 'Test Ratio 0.6'.B8:'Test Ratio 0.6'.B8 'Test Ratio 0.6'.C8:'Test Ratio 0.6'.G8 'Test Ratio 0.6'.B9:'Test Ratio 0.6'.B9 'Test Ratio 0.6'.C9:'Test Ratio 0.6'.G9 'Test Ratio 0.6'.B10:'Test Ratio 0.6'.B10 'Test Ratio 0.6'.C10:'Test Ratio 0.6'.G10 'Test Ratio 0.6'.B11:'Test Ratio 0.6'.B11 'Test Ratio 0.6'.C11:'Test Ratio 0.6'.G11 'Test Ratio 0.6'.B12:'Test Ratio 0.6'.B12 'Test Ratio 0.6'.C12:'Test Ratio 0.6'.G12 'Test Ratio 0.6'.B13:'Test Ratio 0.6'.B13 'Test Ratio 0.6'.C13:'Test Ratio 0.6'.G13 'Test Ratio 0.6'.B14:'Test Ratio 0.6'.B14 'Test Ratio 0.6'.C14:'Test Ratio 0.6'.G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791720699471" calcext:value-type="float">
            <text:p>0.791720699471</text:p>
          </table:table-cell>
          <table:table-cell office:value-type="float" office:value="0.932820410326" calcext:value-type="float">
            <text:p>0.932820410326</text:p>
          </table:table-cell>
          <table:table-cell office:value-type="float" office:value="0.246222342" calcext:value-type="float">
            <text:p>0.246222342</text:p>
          </table:table-cell>
          <table:table-cell office:value-type="float" office:value="0.968937741694" calcext:value-type="float">
            <text:p>0.968937741694</text:p>
          </table:table-cell>
          <table:table-cell office:value-type="float" office:value="0.615644224197" calcext:value-type="float">
            <text:p>0.615644224197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84927618031" calcext:value-type="float">
            <text:p>0.784927618031</text:p>
          </table:table-cell>
          <table:table-cell office:value-type="float" office:value="0.809955538155" calcext:value-type="float">
            <text:p>0.809955538155</text:p>
          </table:table-cell>
          <table:table-cell office:value-type="float" office:value="0.331104359019" calcext:value-type="float">
            <text:p>0.331104359019</text:p>
          </table:table-cell>
          <table:table-cell office:value-type="float" office:value="0.613136883433" calcext:value-type="float">
            <text:p>0.613136883433</text:p>
          </table:table-cell>
          <table:table-cell office:value-type="float" office:value="0.615644224197" calcext:value-type="float">
            <text:p>0.615644224197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76303901038" calcext:value-type="float">
            <text:p>0.676303901038</text:p>
          </table:table-cell>
          <table:table-cell office:value-type="float" office:value="0.591735038418" calcext:value-type="float">
            <text:p>0.591735038418</text:p>
          </table:table-cell>
          <table:table-cell office:value-type="float" office:value="0.446528841639" calcext:value-type="float">
            <text:p>0.446528841639</text:p>
          </table:table-cell>
          <table:table-cell office:value-type="float" office:value="0.613136883433" calcext:value-type="float">
            <text:p>0.613136883433</text:p>
          </table:table-cell>
          <table:table-cell office:value-type="float" office:value="0.615644224197" calcext:value-type="float">
            <text:p>0.615644224197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584781004238" calcext:value-type="float">
            <text:p>0.584781004238</text:p>
          </table:table-cell>
          <table:table-cell office:value-type="float" office:value="0.605886586058" calcext:value-type="float">
            <text:p>0.605886586058</text:p>
          </table:table-cell>
          <table:table-cell office:value-type="float" office:value="0.501587787968" calcext:value-type="float">
            <text:p>0.501587787968</text:p>
          </table:table-cell>
          <table:table-cell office:value-type="float" office:value="0.613136883433" calcext:value-type="float">
            <text:p>0.613136883433</text:p>
          </table:table-cell>
          <table:table-cell office:value-type="float" office:value="0.615644224197" calcext:value-type="float">
            <text:p>0.61564422419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594968047082" calcext:value-type="float">
            <text:p>0.594968047082</text:p>
          </table:table-cell>
          <table:table-cell office:value-type="float" office:value="0.605886586058" calcext:value-type="float">
            <text:p>0.605886586058</text:p>
          </table:table-cell>
          <table:table-cell office:value-type="float" office:value="0.495610634443" calcext:value-type="float">
            <text:p>0.495610634443</text:p>
          </table:table-cell>
          <table:table-cell office:value-type="float" office:value="0.613136883433" calcext:value-type="float">
            <text:p>0.613136883433</text:p>
          </table:table-cell>
          <table:table-cell office:value-type="float" office:value="0.615644224197" calcext:value-type="float">
            <text:p>0.61564422419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14047194715" calcext:value-type="float">
            <text:p>0.614047194715</text:p>
          </table:table-cell>
          <table:table-cell office:value-type="float" office:value="0.605886586058" calcext:value-type="float">
            <text:p>0.605886586058</text:p>
          </table:table-cell>
          <table:table-cell office:value-type="float" office:value="0.484781707064" calcext:value-type="float">
            <text:p>0.484781707064</text:p>
          </table:table-cell>
          <table:table-cell office:value-type="float" office:value="0.613136883433" calcext:value-type="float">
            <text:p>0.613136883433</text:p>
          </table:table-cell>
          <table:table-cell office:value-type="float" office:value="0.615644224197" calcext:value-type="float">
            <text:p>0.61564422419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578201836495" calcext:value-type="float">
            <text:p>0.578201836495</text:p>
          </table:table-cell>
          <table:table-cell office:value-type="float" office:value="0.605886586058" calcext:value-type="float">
            <text:p>0.605886586058</text:p>
          </table:table-cell>
          <table:table-cell office:value-type="float" office:value="0.515031794125" calcext:value-type="float">
            <text:p>0.515031794125</text:p>
          </table:table-cell>
          <table:table-cell office:value-type="float" office:value="0.613136883433" calcext:value-type="float">
            <text:p>0.613136883433</text:p>
          </table:table-cell>
          <table:table-cell office:value-type="float" office:value="0.615644224197" calcext:value-type="float">
            <text:p>0.615644224197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01855186347" calcext:value-type="float">
            <text:p>0.601855186347</text:p>
          </table:table-cell>
          <table:table-cell office:value-type="float" office:value="0.605886586058" calcext:value-type="float">
            <text:p>0.605886586058</text:p>
          </table:table-cell>
          <table:table-cell office:value-type="float" office:value="0.528259726982" calcext:value-type="float">
            <text:p>0.528259726982</text:p>
          </table:table-cell>
          <table:table-cell office:value-type="float" office:value="0.613136883433" calcext:value-type="float">
            <text:p>0.613136883433</text:p>
          </table:table-cell>
          <table:table-cell office:value-type="float" office:value="0.615644224197" calcext:value-type="float">
            <text:p>0.615644224197</text:p>
          </table:table-cell>
        </table:table-row>
        <table:table-row-group>
          <table:table-row table:style-name="ro1">
            <table:covered-table-cell/>
            <table:table-cell office:value-type="float" office:value="300" calcext:value-type="float">
              <text:p>300</text:p>
            </table:table-cell>
            <table:table-cell table:number-columns-repeated="3" table:style-name="ce2" office:value-type="string" calcext:value-type="string">
              <text:p>-</text:p>
            </table:table-cell>
            <table:table-cell office:value-type="float" office:value="0.613136883433" calcext:value-type="float">
              <text:p>0.613136883433</text:p>
            </table:table-cell>
            <table:table-cell office:value-type="float" office:value="0.615644224197" calcext:value-type="float">
              <text:p>0.615644224197</text:p>
            </table:table-cell>
          </table:table-row>
          <table:table-row table:style-name="ro1">
            <table:covered-table-cell/>
            <table:table-cell office:value-type="float" office:value="600" calcext:value-type="float">
              <text:p>6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615644224197" calcext:value-type="float">
              <text:p>0.615644224197</text:p>
            </table:table-cell>
          </table:table-row>
          <table:table-row table:style-name="ro1">
            <table:covered-table-cell/>
            <table:table-cell office:value-type="float" office:value="900" calcext:value-type="float">
              <text:p>900</text:p>
            </table:table-cell>
            <table:table-cell table:number-columns-repeated="4" table:style-name="ce2" office:value-type="string" calcext:value-type="string">
              <text:p>-</text:p>
            </table:table-cell>
            <table:table-cell office:value-type="float" office:value="0.615644224197" calcext:value-type="float">
              <text:p>0.615644224197</text:p>
            </table:table-cell>
          </table:table-row>
          <table:table-row table:style-name="ro1">
            <table:covered-table-cell/>
            <table:table-cell office:value-type="float" office:value="1800" calcext:value-type="float">
              <text:p>1800</text:p>
            </table:table-cell>
            <table:table-cell table:number-columns-repeated="5" table:style-name="ce2" office:value-type="string" calcext:value-type="string">
              <text:p>-</text:p>
            </table:table-cell>
          </table:table-row>
        </table:table-row-group>
      </table:table>
      <table:table table:name="Test Ratio 0.7" table:style-name="ta1">
        <table:shapes>
          <draw:frame draw:z-index="0" draw:style-name="gr1" draw:text-style-name="P1" svg:width="453.51pt" svg:height="255.09pt" svg:x="450.85pt" svg:y="15.62pt">
            <loext:p draw:notify-on-update-of-ranges="'Test Ratio 0.7'.C2:'Test Ratio 0.7'.G2 'Test Ratio 0.7'.B3:'Test Ratio 0.7'.B3 'Test Ratio 0.7'.C3:'Test Ratio 0.7'.G3 'Test Ratio 0.7'.B4:'Test Ratio 0.7'.B4 'Test Ratio 0.7'.C4:'Test Ratio 0.7'.G4 'Test Ratio 0.7'.B5:'Test Ratio 0.7'.B5 'Test Ratio 0.7'.C5:'Test Ratio 0.7'.G5 'Test Ratio 0.7'.B6:'Test Ratio 0.7'.B6 'Test Ratio 0.7'.C6:'Test Ratio 0.7'.G6 'Test Ratio 0.7'.B7:'Test Ratio 0.7'.B7 'Test Ratio 0.7'.C7:'Test Ratio 0.7'.G7 'Test Ratio 0.7'.B8:'Test Ratio 0.7'.B8 'Test Ratio 0.7'.C8:'Test Ratio 0.7'.G8 'Test Ratio 0.7'.B9:'Test Ratio 0.7'.B9 'Test Ratio 0.7'.C9:'Test Ratio 0.7'.G9 'Test Ratio 0.7'.B10:'Test Ratio 0.7'.B10 'Test Ratio 0.7'.C10:'Test Ratio 0.7'.G10 'Test Ratio 0.7'.B11:'Test Ratio 0.7'.B11 'Test Ratio 0.7'.C11:'Test Ratio 0.7'.G11 'Test Ratio 0.7'.B12:'Test Ratio 0.7'.B12 'Test Ratio 0.7'.C12:'Test Ratio 0.7'.G12 'Test Ratio 0.7'.B13:'Test Ratio 0.7'.B13 'Test Ratio 0.7'.C13:'Test Ratio 0.7'.G13 'Test Ratio 0.7'.B14:'Test Ratio 0.7'.B14 'Test Ratio 0.7'.C14:'Test Ratio 0.7'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7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676623535723" calcext:value-type="float">
            <text:p>0.676623535723</text:p>
          </table:table-cell>
          <table:table-cell office:value-type="float" office:value="0.205772294318" calcext:value-type="float">
            <text:p>0.205772294318</text:p>
          </table:table-cell>
          <table:table-cell office:value-type="float" office:value="0.117508636535" calcext:value-type="float">
            <text:p>0.117508636535</text:p>
          </table:table-cell>
          <table:table-cell office:value-type="float" office:value="0.606927440771" calcext:value-type="float">
            <text:p>0.606927440771</text:p>
          </table:table-cell>
          <table:table-cell office:value-type="float" office:value="0.606334674098" calcext:value-type="float">
            <text:p>0.606334674098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794418228577" calcext:value-type="float">
            <text:p>0.794418228577</text:p>
          </table:table-cell>
          <table:table-cell office:value-type="float" office:value="0.605712368455" calcext:value-type="float">
            <text:p>0.605712368455</text:p>
          </table:table-cell>
          <table:table-cell office:value-type="float" office:value="0.491659350853" calcext:value-type="float">
            <text:p>0.491659350853</text:p>
          </table:table-cell>
          <table:table-cell office:value-type="float" office:value="0.606927440771" calcext:value-type="float">
            <text:p>0.606927440771</text:p>
          </table:table-cell>
          <table:table-cell office:value-type="float" office:value="0.606334674098" calcext:value-type="float">
            <text:p>0.606334674098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33493486246" calcext:value-type="float">
            <text:p>0.633493486246</text:p>
          </table:table-cell>
          <table:table-cell office:value-type="float" office:value="0.589797712486" calcext:value-type="float">
            <text:p>0.589797712486</text:p>
          </table:table-cell>
          <table:table-cell office:value-type="float" office:value="0.524450210362" calcext:value-type="float">
            <text:p>0.524450210362</text:p>
          </table:table-cell>
          <table:table-cell office:value-type="float" office:value="0.606927440771" calcext:value-type="float">
            <text:p>0.606927440771</text:p>
          </table:table-cell>
          <table:table-cell office:value-type="float" office:value="0.606334674098" calcext:value-type="float">
            <text:p>0.606334674098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06614297524" calcext:value-type="float">
            <text:p>0.606614297524</text:p>
          </table:table-cell>
          <table:table-cell office:value-type="float" office:value="0.606493166604" calcext:value-type="float">
            <text:p>0.606493166604</text:p>
          </table:table-cell>
          <table:table-cell office:value-type="float" office:value="0.572134486244" calcext:value-type="float">
            <text:p>0.572134486244</text:p>
          </table:table-cell>
          <table:table-cell office:value-type="float" office:value="0.606927440771" calcext:value-type="float">
            <text:p>0.606927440771</text:p>
          </table:table-cell>
          <table:table-cell office:value-type="float" office:value="0.606334674098" calcext:value-type="float">
            <text:p>0.60633467409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06614297524" calcext:value-type="float">
            <text:p>0.606614297524</text:p>
          </table:table-cell>
          <table:table-cell office:value-type="float" office:value="0.606493166604" calcext:value-type="float">
            <text:p>0.606493166604</text:p>
          </table:table-cell>
          <table:table-cell office:value-type="float" office:value="0.564121297396" calcext:value-type="float">
            <text:p>0.564121297396</text:p>
          </table:table-cell>
          <table:table-cell office:value-type="float" office:value="0.606927440771" calcext:value-type="float">
            <text:p>0.606927440771</text:p>
          </table:table-cell>
          <table:table-cell office:value-type="float" office:value="0.606334674098" calcext:value-type="float">
            <text:p>0.60633467409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06614297524" calcext:value-type="float">
            <text:p>0.606614297524</text:p>
          </table:table-cell>
          <table:table-cell office:value-type="float" office:value="0.606493166604" calcext:value-type="float">
            <text:p>0.606493166604</text:p>
          </table:table-cell>
          <table:table-cell office:value-type="float" office:value="0.547160534765" calcext:value-type="float">
            <text:p>0.547160534765</text:p>
          </table:table-cell>
          <table:table-cell office:value-type="float" office:value="0.606927440771" calcext:value-type="float">
            <text:p>0.606927440771</text:p>
          </table:table-cell>
          <table:table-cell office:value-type="float" office:value="0.606334674098" calcext:value-type="float">
            <text:p>0.606334674098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596524424932" calcext:value-type="float">
            <text:p>0.596524424932</text:p>
          </table:table-cell>
          <table:table-cell office:value-type="float" office:value="0.606493166604" calcext:value-type="float">
            <text:p>0.606493166604</text:p>
          </table:table-cell>
          <table:table-cell office:value-type="float" office:value="0.564863702209" calcext:value-type="float">
            <text:p>0.564863702209</text:p>
          </table:table-cell>
          <table:table-cell office:value-type="float" office:value="0.606927440771" calcext:value-type="float">
            <text:p>0.606927440771</text:p>
          </table:table-cell>
          <table:table-cell office:value-type="float" office:value="0.606334674098" calcext:value-type="float">
            <text:p>0.606334674098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06614297524" calcext:value-type="float">
            <text:p>0.606614297524</text:p>
          </table:table-cell>
          <table:table-cell office:value-type="float" office:value="0.606493166604" calcext:value-type="float">
            <text:p>0.606493166604</text:p>
          </table:table-cell>
          <table:table-cell office:value-type="float" office:value="0.571644133413" calcext:value-type="float">
            <text:p>0.571644133413</text:p>
          </table:table-cell>
          <table:table-cell office:value-type="float" office:value="0.606927440771" calcext:value-type="float">
            <text:p>0.606927440771</text:p>
          </table:table-cell>
          <table:table-cell office:value-type="float" office:value="0.606334674098" calcext:value-type="float">
            <text:p>0.606334674098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06927440771" calcext:value-type="float">
            <text:p>0.606927440771</text:p>
          </table:table-cell>
          <table:table-cell office:value-type="float" office:value="0.606334674098" calcext:value-type="float">
            <text:p>0.606334674098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6334674098" calcext:value-type="float">
            <text:p>0.606334674098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6334674098" calcext:value-type="float">
            <text:p>0.606334674098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8" table:style-name="ta1">
        <table:shapes>
          <draw:frame draw:z-index="0" draw:style-name="gr1" draw:text-style-name="P1" svg:width="453.12pt" svg:height="254.98pt" svg:x="484.36pt" svg:y="47.65pt">
            <loext:p draw:notify-on-update-of-ranges="'Test Ratio 0.8'.C2:'Test Ratio 0.8'.G2 'Test Ratio 0.8'.B3:'Test Ratio 0.8'.B3 'Test Ratio 0.8'.C3:'Test Ratio 0.8'.G3 'Test Ratio 0.8'.B4:'Test Ratio 0.8'.B4 'Test Ratio 0.8'.C4:'Test Ratio 0.8'.G4 'Test Ratio 0.8'.B5:'Test Ratio 0.8'.B5 'Test Ratio 0.8'.C5:'Test Ratio 0.8'.G5 'Test Ratio 0.8'.B6:'Test Ratio 0.8'.B6 'Test Ratio 0.8'.C6:'Test Ratio 0.8'.G6 'Test Ratio 0.8'.B7:'Test Ratio 0.8'.B7 'Test Ratio 0.8'.C7:'Test Ratio 0.8'.G7 'Test Ratio 0.8'.B8:'Test Ratio 0.8'.B8 'Test Ratio 0.8'.C8:'Test Ratio 0.8'.G8 'Test Ratio 0.8'.B9:'Test Ratio 0.8'.B9 'Test Ratio 0.8'.C9:'Test Ratio 0.8'.G9 'Test Ratio 0.8'.B10:'Test Ratio 0.8'.B10 'Test Ratio 0.8'.C10:'Test Ratio 0.8'.G10 'Test Ratio 0.8'.B11:'Test Ratio 0.8'.B11 'Test Ratio 0.8'.C11:'Test Ratio 0.8'.G11 'Test Ratio 0.8'.B12:'Test Ratio 0.8'.B12 'Test Ratio 0.8'.C12:'Test Ratio 0.8'.G12 'Test Ratio 0.8'.B13:'Test Ratio 0.8'.B13 'Test Ratio 0.8'.C13:'Test Ratio 0.8'.G13 'Test Ratio 0.8'.B14:'Test Ratio 0.8'.B14 'Test Ratio 0.8'.C14:'Test Ratio 0.8'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24971992622" calcext:value-type="float">
            <text:p>0.24971992622</text:p>
          </table:table-cell>
          <table:table-cell office:value-type="float" office:value="0.876684066418" calcext:value-type="float">
            <text:p>0.876684066418</text:p>
          </table:table-cell>
          <table:table-cell office:value-type="float" office:value="0.284116773779" calcext:value-type="float">
            <text:p>0.284116773779</text:p>
          </table:table-cell>
          <table:table-cell office:value-type="float" office:value="0.608071135577" calcext:value-type="float">
            <text:p>0.608071135577</text:p>
          </table:table-cell>
          <table:table-cell office:value-type="float" office:value="0.601486671224" calcext:value-type="float">
            <text:p>0.601486671224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572938700134" calcext:value-type="float">
            <text:p>0.572938700134</text:p>
          </table:table-cell>
          <table:table-cell office:value-type="float" office:value="0.607420544257" calcext:value-type="float">
            <text:p>0.607420544257</text:p>
          </table:table-cell>
          <table:table-cell office:value-type="float" office:value="0.593532136157" calcext:value-type="float">
            <text:p>0.593532136157</text:p>
          </table:table-cell>
          <table:table-cell office:value-type="float" office:value="0.608071135577" calcext:value-type="float">
            <text:p>0.608071135577</text:p>
          </table:table-cell>
          <table:table-cell office:value-type="float" office:value="0.601486671224" calcext:value-type="float">
            <text:p>0.601486671224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05647009562" calcext:value-type="float">
            <text:p>0.605647009562</text:p>
          </table:table-cell>
          <table:table-cell office:value-type="float" office:value="0.607420544257" calcext:value-type="float">
            <text:p>0.607420544257</text:p>
          </table:table-cell>
          <table:table-cell office:value-type="float" office:value="0.591993009076" calcext:value-type="float">
            <text:p>0.591993009076</text:p>
          </table:table-cell>
          <table:table-cell office:value-type="float" office:value="0.608071135577" calcext:value-type="float">
            <text:p>0.608071135577</text:p>
          </table:table-cell>
          <table:table-cell office:value-type="float" office:value="0.601486671224" calcext:value-type="float">
            <text:p>0.601486671224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03390101569" calcext:value-type="float">
            <text:p>0.603390101569</text:p>
          </table:table-cell>
          <table:table-cell office:value-type="float" office:value="0.607420544257" calcext:value-type="float">
            <text:p>0.607420544257</text:p>
          </table:table-cell>
          <table:table-cell office:value-type="float" office:value="0.597439966529" calcext:value-type="float">
            <text:p>0.597439966529</text:p>
          </table:table-cell>
          <table:table-cell office:value-type="float" office:value="0.608071135577" calcext:value-type="float">
            <text:p>0.608071135577</text:p>
          </table:table-cell>
          <table:table-cell office:value-type="float" office:value="0.601486671224" calcext:value-type="float">
            <text:p>0.60148667122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05647009562" calcext:value-type="float">
            <text:p>0.605647009562</text:p>
          </table:table-cell>
          <table:table-cell office:value-type="float" office:value="0.607420544257" calcext:value-type="float">
            <text:p>0.607420544257</text:p>
          </table:table-cell>
          <table:table-cell office:value-type="float" office:value="0.597439966529" calcext:value-type="float">
            <text:p>0.597439966529</text:p>
          </table:table-cell>
          <table:table-cell office:value-type="float" office:value="0.608071135577" calcext:value-type="float">
            <text:p>0.608071135577</text:p>
          </table:table-cell>
          <table:table-cell office:value-type="float" office:value="0.601486671224" calcext:value-type="float">
            <text:p>0.601486671224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05647009562" calcext:value-type="float">
            <text:p>0.605647009562</text:p>
          </table:table-cell>
          <table:table-cell office:value-type="float" office:value="0.607420544257" calcext:value-type="float">
            <text:p>0.607420544257</text:p>
          </table:table-cell>
          <table:table-cell office:value-type="float" office:value="0.597439966529" calcext:value-type="float">
            <text:p>0.597439966529</text:p>
          </table:table-cell>
          <table:table-cell office:value-type="float" office:value="0.608071135577" calcext:value-type="float">
            <text:p>0.608071135577</text:p>
          </table:table-cell>
          <table:table-cell office:value-type="float" office:value="0.601486671224" calcext:value-type="float">
            <text:p>0.601486671224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05647009562" calcext:value-type="float">
            <text:p>0.605647009562</text:p>
          </table:table-cell>
          <table:table-cell office:value-type="float" office:value="0.607420544257" calcext:value-type="float">
            <text:p>0.607420544257</text:p>
          </table:table-cell>
          <table:table-cell office:value-type="float" office:value="0.597439966529" calcext:value-type="float">
            <text:p>0.597439966529</text:p>
          </table:table-cell>
          <table:table-cell office:value-type="float" office:value="0.608071135577" calcext:value-type="float">
            <text:p>0.608071135577</text:p>
          </table:table-cell>
          <table:table-cell office:value-type="float" office:value="0.601486671224" calcext:value-type="float">
            <text:p>0.601486671224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05647009562" calcext:value-type="float">
            <text:p>0.605647009562</text:p>
          </table:table-cell>
          <table:table-cell office:value-type="float" office:value="0.607420544257" calcext:value-type="float">
            <text:p>0.607420544257</text:p>
          </table:table-cell>
          <table:table-cell office:value-type="float" office:value="0.597439966529" calcext:value-type="float">
            <text:p>0.597439966529</text:p>
          </table:table-cell>
          <table:table-cell office:value-type="float" office:value="0.608071135577" calcext:value-type="float">
            <text:p>0.608071135577</text:p>
          </table:table-cell>
          <table:table-cell office:value-type="float" office:value="0.601486671224" calcext:value-type="float">
            <text:p>0.601486671224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08071135577" calcext:value-type="float">
            <text:p>0.608071135577</text:p>
          </table:table-cell>
          <table:table-cell office:value-type="float" office:value="0.601486671224" calcext:value-type="float">
            <text:p>0.601486671224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1486671224" calcext:value-type="float">
            <text:p>0.601486671224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1486671224" calcext:value-type="float">
            <text:p>0.601486671224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table table:name="Test Ratio 0.9" table:style-name="ta1">
        <table:shapes>
          <draw:frame draw:z-index="0" draw:style-name="gr1" draw:text-style-name="P1" svg:width="453.12pt" svg:height="254.98pt" svg:x="453.63pt" svg:y="29.74pt">
            <loext:p draw:notify-on-update-of-ranges="'Test Ratio 0.9'.C2:'Test Ratio 0.9'.G2 'Test Ratio 0.9'.B3:'Test Ratio 0.9'.B3 'Test Ratio 0.9'.C3:'Test Ratio 0.9'.G3 'Test Ratio 0.9'.B4:'Test Ratio 0.9'.B4 'Test Ratio 0.9'.C4:'Test Ratio 0.9'.G4 'Test Ratio 0.9'.B5:'Test Ratio 0.9'.B5 'Test Ratio 0.9'.C5:'Test Ratio 0.9'.G5 'Test Ratio 0.9'.B6:'Test Ratio 0.9'.B6 'Test Ratio 0.9'.C6:'Test Ratio 0.9'.G6 'Test Ratio 0.9'.B7:'Test Ratio 0.9'.B7 'Test Ratio 0.9'.C7:'Test Ratio 0.9'.G7 'Test Ratio 0.9'.B8:'Test Ratio 0.9'.B8 'Test Ratio 0.9'.C8:'Test Ratio 0.9'.G8 'Test Ratio 0.9'.B9:'Test Ratio 0.9'.B9 'Test Ratio 0.9'.C9:'Test Ratio 0.9'.G9 'Test Ratio 0.9'.B10:'Test Ratio 0.9'.B10 'Test Ratio 0.9'.C10:'Test Ratio 0.9'.G10 'Test Ratio 0.9'.B11:'Test Ratio 0.9'.B11 'Test Ratio 0.9'.C11:'Test Ratio 0.9'.G11 'Test Ratio 0.9'.B12:'Test Ratio 0.9'.B12 'Test Ratio 0.9'.C12:'Test Ratio 0.9'.G12 'Test Ratio 0.9'.B13:'Test Ratio 0.9'.B13 'Test Ratio 0.9'.C13:'Test Ratio 0.9'.G13 'Test Ratio 0.9'.B14:'Test Ratio 0.9'.B14 'Test Ratio 0.9'.C14:'Test Ratio 0.9'.G1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 table:number-columns-spanned="5" table:number-rows-spanned="1">
            <text:p>feature length / prediction period (in second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2">
            <text:p>sampling rate </text:p>
            <text:p>(in seconds)</text:p>
          </table:table-cell>
          <table:table-cell office:value-type="float" office:value="1" calcext:value-type="float">
            <text:p>1</text:p>
          </table:table-cell>
          <table:table-cell office:value-type="float" office:value="0.354287862577" calcext:value-type="float">
            <text:p>0.354287862577</text:p>
          </table:table-cell>
          <table:table-cell office:value-type="float" office:value="0.606131322338" calcext:value-type="float">
            <text:p>0.606131322338</text:p>
          </table:table-cell>
          <table:table-cell office:value-type="float" office:value="0.599667693134" calcext:value-type="float">
            <text:p>0.599667693134</text:p>
          </table:table-cell>
          <table:table-cell office:value-type="float" office:value="0.611617295291" calcext:value-type="float">
            <text:p>0.611617295291</text:p>
          </table:table-cell>
          <table:table-cell office:value-type="float" office:value="0.603787112011" calcext:value-type="float">
            <text:p>0.603787112011</text:p>
          </table:table-cell>
        </table:table-row>
        <table:table-row table:style-name="ro1">
          <table:covered-table-cell table:style-name="ce1"/>
          <table:table-cell office:value-type="float" office:value="2" calcext:value-type="float">
            <text:p>2</text:p>
          </table:table-cell>
          <table:table-cell office:value-type="float" office:value="0.603960045784" calcext:value-type="float">
            <text:p>0.603960045784</text:p>
          </table:table-cell>
          <table:table-cell office:value-type="float" office:value="0.606131322338" calcext:value-type="float">
            <text:p>0.606131322338</text:p>
          </table:table-cell>
          <table:table-cell office:value-type="float" office:value="0.601952485524" calcext:value-type="float">
            <text:p>0.601952485524</text:p>
          </table:table-cell>
          <table:table-cell office:value-type="float" office:value="0.611617295291" calcext:value-type="float">
            <text:p>0.611617295291</text:p>
          </table:table-cell>
          <table:table-cell office:value-type="float" office:value="0.603787112011" calcext:value-type="float">
            <text:p>0.603787112011</text:p>
          </table:table-cell>
        </table:table-row>
        <table:table-row table:style-name="ro1">
          <table:covered-table-cell table:style-name="ce1"/>
          <table:table-cell office:value-type="float" office:value="3" calcext:value-type="float">
            <text:p>3</text:p>
          </table:table-cell>
          <table:table-cell office:value-type="float" office:value="0.603960045784" calcext:value-type="float">
            <text:p>0.603960045784</text:p>
          </table:table-cell>
          <table:table-cell office:value-type="float" office:value="0.606131322338" calcext:value-type="float">
            <text:p>0.606131322338</text:p>
          </table:table-cell>
          <table:table-cell office:value-type="float" office:value="0.601952485524" calcext:value-type="float">
            <text:p>0.601952485524</text:p>
          </table:table-cell>
          <table:table-cell office:value-type="float" office:value="0.611617295291" calcext:value-type="float">
            <text:p>0.611617295291</text:p>
          </table:table-cell>
          <table:table-cell office:value-type="float" office:value="0.603787112011" calcext:value-type="float">
            <text:p>0.603787112011</text:p>
          </table:table-cell>
        </table:table-row>
        <table:table-row table:style-name="ro1">
          <table:covered-table-cell table:style-name="ce1"/>
          <table:table-cell office:value-type="float" office:value="4" calcext:value-type="float">
            <text:p>4</text:p>
          </table:table-cell>
          <table:table-cell office:value-type="float" office:value="0.603960045784" calcext:value-type="float">
            <text:p>0.603960045784</text:p>
          </table:table-cell>
          <table:table-cell office:value-type="float" office:value="0.606131322338" calcext:value-type="float">
            <text:p>0.606131322338</text:p>
          </table:table-cell>
          <table:table-cell office:value-type="float" office:value="0.601952485524" calcext:value-type="float">
            <text:p>0.601952485524</text:p>
          </table:table-cell>
          <table:table-cell office:value-type="float" office:value="0.611617295291" calcext:value-type="float">
            <text:p>0.611617295291</text:p>
          </table:table-cell>
          <table:table-cell office:value-type="float" office:value="0.603787112011" calcext:value-type="float">
            <text:p>0.60378711201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0.603960045784" calcext:value-type="float">
            <text:p>0.603960045784</text:p>
          </table:table-cell>
          <table:table-cell office:value-type="float" office:value="0.606131322338" calcext:value-type="float">
            <text:p>0.606131322338</text:p>
          </table:table-cell>
          <table:table-cell office:value-type="float" office:value="0.601952485524" calcext:value-type="float">
            <text:p>0.601952485524</text:p>
          </table:table-cell>
          <table:table-cell office:value-type="float" office:value="0.611617295291" calcext:value-type="float">
            <text:p>0.611617295291</text:p>
          </table:table-cell>
          <table:table-cell office:value-type="float" office:value="0.603787112011" calcext:value-type="float">
            <text:p>0.60378711201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0.603960045784" calcext:value-type="float">
            <text:p>0.603960045784</text:p>
          </table:table-cell>
          <table:table-cell office:value-type="float" office:value="0.606131322338" calcext:value-type="float">
            <text:p>0.606131322338</text:p>
          </table:table-cell>
          <table:table-cell office:value-type="float" office:value="0.601952485524" calcext:value-type="float">
            <text:p>0.601952485524</text:p>
          </table:table-cell>
          <table:table-cell office:value-type="float" office:value="0.611617295291" calcext:value-type="float">
            <text:p>0.611617295291</text:p>
          </table:table-cell>
          <table:table-cell office:value-type="float" office:value="0.603787112011" calcext:value-type="float">
            <text:p>0.603787112011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0.603960045784" calcext:value-type="float">
            <text:p>0.603960045784</text:p>
          </table:table-cell>
          <table:table-cell office:value-type="float" office:value="0.606131322338" calcext:value-type="float">
            <text:p>0.606131322338</text:p>
          </table:table-cell>
          <table:table-cell office:value-type="float" office:value="0.601952485524" calcext:value-type="float">
            <text:p>0.601952485524</text:p>
          </table:table-cell>
          <table:table-cell office:value-type="float" office:value="0.611617295291" calcext:value-type="float">
            <text:p>0.611617295291</text:p>
          </table:table-cell>
          <table:table-cell office:value-type="float" office:value="0.603787112011" calcext:value-type="float">
            <text:p>0.603787112011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603960045784" calcext:value-type="float">
            <text:p>0.603960045784</text:p>
          </table:table-cell>
          <table:table-cell office:value-type="float" office:value="0.606131322338" calcext:value-type="float">
            <text:p>0.606131322338</text:p>
          </table:table-cell>
          <table:table-cell office:value-type="float" office:value="0.601952485524" calcext:value-type="float">
            <text:p>0.601952485524</text:p>
          </table:table-cell>
          <table:table-cell office:value-type="float" office:value="0.611617295291" calcext:value-type="float">
            <text:p>0.611617295291</text:p>
          </table:table-cell>
          <table:table-cell office:value-type="float" office:value="0.603787112011" calcext:value-type="float">
            <text:p>0.603787112011</text:p>
          </table:table-cell>
        </table:table-row>
        <table:table-row table:style-name="ro1">
          <table:covered-table-cell/>
          <table:table-cell office:value-type="float" office:value="300" calcext:value-type="float">
            <text:p>300</text:p>
          </table:table-cell>
          <table:table-cell table:number-columns-repeated="3" table:style-name="ce2" office:value-type="string" calcext:value-type="string">
            <text:p>-</text:p>
          </table:table-cell>
          <table:table-cell office:value-type="float" office:value="0.611617295291" calcext:value-type="float">
            <text:p>0.611617295291</text:p>
          </table:table-cell>
          <table:table-cell office:value-type="float" office:value="0.603787112011" calcext:value-type="float">
            <text:p>0.603787112011</text:p>
          </table:table-cell>
        </table:table-row>
        <table:table-row table:style-name="ro1">
          <table:covered-table-cell/>
          <table:table-cell office:value-type="float" office:value="600" calcext:value-type="float">
            <text:p>6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3787112011" calcext:value-type="float">
            <text:p>0.603787112011</text:p>
          </table:table-cell>
        </table:table-row>
        <table:table-row table:style-name="ro1">
          <table:covered-table-cell/>
          <table:table-cell office:value-type="float" office:value="900" calcext:value-type="float">
            <text:p>900</text:p>
          </table:table-cell>
          <table:table-cell table:number-columns-repeated="4" table:style-name="ce2" office:value-type="string" calcext:value-type="string">
            <text:p>-</text:p>
          </table:table-cell>
          <table:table-cell office:value-type="float" office:value="0.603787112011" calcext:value-type="float">
            <text:p>0.603787112011</text:p>
          </table:table-cell>
        </table:table-row>
        <table:table-row table:style-name="ro1">
          <table:covered-table-cell/>
          <table:table-cell office:value-type="float" office:value="1800" calcext:value-type="float">
            <text:p>1800</text:p>
          </table:table-cell>
          <table:table-cell table:number-columns-repeated="5" table:style-name="ce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1:09:17.7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5:13:37.928000000</meta:creation-date>
    <dc:date>2016-09-13T11:19:29.902000000</dc:date>
    <meta:editing-duration>P1DT5H8M9S</meta:editing-duration>
    <meta:editing-cycles>46</meta:editing-cycles>
    <meta:generator>LibreOffice/5.2.0.4$Windows_x86 LibreOffice_project/066b007f5ebcc236395c7d282ba488bca6720265</meta:generator>
    <meta:document-statistic meta:table-count="9" meta:cell-count="71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5</text:p>
        </chart:subtitle>
        <chart:legend chart:legend-position="end" svg:x="14.469cm" svg:y="1.51cm" style:legend-expansion="high" chart:style-name="ch4"/>
        <chart:plot-area chart:style-name="ch5" table:cell-range-address="'Test Ratio 0.5'.B2:'Test Ratio 0.5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5'.C2:'Test Ratio 0.5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5'.C3:'Test Ratio 0.5'.G3" chart:label-cell-address="'Test Ratio 0.5'.B3:'Test Ratio 0.5'.B3" chart:class="chart:bar">
            <chart:data-point chart:repeated="5"/>
          </chart:series>
          <chart:series chart:style-name="ch12" chart:values-cell-range-address="'Test Ratio 0.5'.C4:'Test Ratio 0.5'.G4" chart:label-cell-address="'Test Ratio 0.5'.B4:'Test Ratio 0.5'.B4" chart:class="chart:bar">
            <chart:data-point chart:repeated="5"/>
          </chart:series>
          <chart:series chart:style-name="ch13" chart:values-cell-range-address="'Test Ratio 0.5'.C5:'Test Ratio 0.5'.G5" chart:label-cell-address="'Test Ratio 0.5'.B5:'Test Ratio 0.5'.B5" chart:class="chart:bar">
            <chart:data-point chart:repeated="5"/>
          </chart:series>
          <chart:series chart:style-name="ch14" chart:values-cell-range-address="'Test Ratio 0.5'.C6:'Test Ratio 0.5'.G6" chart:label-cell-address="'Test Ratio 0.5'.B6:'Test Ratio 0.5'.B6" chart:class="chart:bar">
            <chart:data-point chart:repeated="5"/>
          </chart:series>
          <chart:series chart:style-name="ch15" chart:values-cell-range-address="'Test Ratio 0.5'.C7:'Test Ratio 0.5'.G7" chart:label-cell-address="'Test Ratio 0.5'.B7:'Test Ratio 0.5'.B7" chart:class="chart:bar">
            <chart:data-point chart:repeated="5"/>
          </chart:series>
          <chart:series chart:style-name="ch16" chart:values-cell-range-address="'Test Ratio 0.5'.C8:'Test Ratio 0.5'.G8" chart:label-cell-address="'Test Ratio 0.5'.B8:'Test Ratio 0.5'.B8" chart:class="chart:bar">
            <chart:data-point chart:repeated="5"/>
          </chart:series>
          <chart:series chart:style-name="ch17" chart:values-cell-range-address="'Test Ratio 0.5'.C9:'Test Ratio 0.5'.G9" chart:label-cell-address="'Test Ratio 0.5'.B9:'Test Ratio 0.5'.B9" chart:class="chart:bar">
            <chart:data-point chart:repeated="5"/>
          </chart:series>
          <chart:series chart:style-name="ch18" chart:values-cell-range-address="'Test Ratio 0.5'.C10:'Test Ratio 0.5'.G10" chart:label-cell-address="'Test Ratio 0.5'.B10:'Test Ratio 0.5'.B10" chart:class="chart:bar">
            <chart:data-point chart:repeated="5"/>
          </chart:series>
          <chart:series chart:style-name="ch19" chart:values-cell-range-address="'Test Ratio 0.5'.C11:'Test Ratio 0.5'.G11" chart:label-cell-address="'Test Ratio 0.5'.B11:'Test Ratio 0.5'.B11" chart:class="chart:bar">
            <chart:data-point chart:repeated="5"/>
          </chart:series>
          <chart:series chart:style-name="ch20" chart:values-cell-range-address="'Test Ratio 0.5'.C12:'Test Ratio 0.5'.G12" chart:label-cell-address="'Test Ratio 0.5'.B12:'Test Ratio 0.5'.B12" chart:class="chart:bar">
            <chart:data-point chart:repeated="5"/>
          </chart:series>
          <chart:series chart:style-name="ch21" chart:values-cell-range-address="'Test Ratio 0.5'.C13:'Test Ratio 0.5'.G13" chart:label-cell-address="'Test Ratio 0.5'.B13:'Test Ratio 0.5'.B13" chart:class="chart:bar">
            <chart:data-point chart:repeated="5"/>
          </chart:series>
          <chart:series chart:style-name="ch22" chart:values-cell-range-address="'Test Ratio 0.5'.C14:'Test Ratio 0.5'.G14" chart:label-cell-address="'Test Ratio 0.5'.B14:'Test Ratio 0.5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5'.C2:'Test Ratio 0.5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5'.B3:'Test Ratio 0.5'.B3</svg:desc>
                </draw:g>
              </table:table-cell>
              <table:table-cell office:value-type="float" office:value="0.797640158213">
                <text:p>0.797640158213</text:p>
                <draw:g>
                  <svg:desc>'Test Ratio 0.5'.C3:'Test Ratio 0.5'.G3</svg:desc>
                </draw:g>
              </table:table-cell>
              <table:table-cell office:value-type="float" office:value="0.0100485307662">
                <text:p>0.0100485307662</text:p>
              </table:table-cell>
              <table:table-cell office:value-type="float" office:value="0.791018608587">
                <text:p>0.791018608587</text:p>
              </table:table-cell>
              <table:table-cell office:value-type="float" office:value="0.18059707903">
                <text:p>0.18059707903</text:p>
              </table:table-cell>
              <table:table-cell office:value-type="float" office:value="0.555389420521">
                <text:p>0.555389420521</text:p>
              </table:table-cell>
            </table:table-row>
            <table:table-row>
              <table:table-cell office:value-type="string">
                <text:p>2</text:p>
                <draw:g>
                  <svg:desc>'Test Ratio 0.5'.B4:'Test Ratio 0.5'.B4</svg:desc>
                </draw:g>
              </table:table-cell>
              <table:table-cell office:value-type="float" office:value="0.724613661532">
                <text:p>0.724613661532</text:p>
                <draw:g>
                  <svg:desc>'Test Ratio 0.5'.C4:'Test Ratio 0.5'.G4</svg:desc>
                </draw:g>
              </table:table-cell>
              <table:table-cell office:value-type="float" office:value="0.417936151724">
                <text:p>0.417936151724</text:p>
              </table:table-cell>
              <table:table-cell office:value-type="float" office:value="0.848473675306">
                <text:p>0.848473675306</text:p>
              </table:table-cell>
              <table:table-cell office:value-type="float" office:value="0.525798754472">
                <text:p>0.525798754472</text:p>
              </table:table-cell>
              <table:table-cell office:value-type="float" office:value="0.602663856611">
                <text:p>0.602663856611</text:p>
              </table:table-cell>
            </table:table-row>
            <table:table-row>
              <table:table-cell office:value-type="string">
                <text:p>3</text:p>
                <draw:g>
                  <svg:desc>'Test Ratio 0.5'.B5:'Test Ratio 0.5'.B5</svg:desc>
                </draw:g>
              </table:table-cell>
              <table:table-cell office:value-type="float" office:value="0.650721109032">
                <text:p>0.650721109032</text:p>
                <draw:g>
                  <svg:desc>'Test Ratio 0.5'.C5:'Test Ratio 0.5'.G5</svg:desc>
                </draw:g>
              </table:table-cell>
              <table:table-cell office:value-type="float" office:value="0.497117287631">
                <text:p>0.497117287631</text:p>
              </table:table-cell>
              <table:table-cell office:value-type="float" office:value="0.864012173956">
                <text:p>0.864012173956</text:p>
              </table:table-cell>
              <table:table-cell office:value-type="float" office:value="0.558114429582">
                <text:p>0.558114429582</text:p>
              </table:table-cell>
              <table:table-cell office:value-type="float" office:value="0.613733196628">
                <text:p>0.613733196628</text:p>
              </table:table-cell>
            </table:table-row>
            <table:table-row>
              <table:table-cell office:value-type="string">
                <text:p>4</text:p>
                <draw:g>
                  <svg:desc>'Test Ratio 0.5'.B6:'Test Ratio 0.5'.B6</svg:desc>
                </draw:g>
              </table:table-cell>
              <table:table-cell office:value-type="float" office:value="0.451618298592">
                <text:p>0.451618298592</text:p>
                <draw:g>
                  <svg:desc>'Test Ratio 0.5'.C6:'Test Ratio 0.5'.G6</svg:desc>
                </draw:g>
              </table:table-cell>
              <table:table-cell office:value-type="float" office:value="0.611183276618">
                <text:p>0.611183276618</text:p>
              </table:table-cell>
              <table:table-cell office:value-type="float" office:value="0.599995306184">
                <text:p>0.599995306184</text:p>
              </table:table-cell>
              <table:table-cell office:value-type="float" office:value="0.5760085545">
                <text:p>0.5760085545</text:p>
              </table:table-cell>
              <table:table-cell office:value-type="float" office:value="0.613733196628">
                <text:p>0.613733196628</text:p>
              </table:table-cell>
            </table:table-row>
            <table:table-row>
              <table:table-cell office:value-type="string">
                <text:p>5</text:p>
                <draw:g>
                  <svg:desc>'Test Ratio 0.5'.B7:'Test Ratio 0.5'.B7</svg:desc>
                </draw:g>
              </table:table-cell>
              <table:table-cell office:value-type="float" office:value="0.532463673401">
                <text:p>0.532463673401</text:p>
                <draw:g>
                  <svg:desc>'Test Ratio 0.5'.C7:'Test Ratio 0.5'.G7</svg:desc>
                </draw:g>
              </table:table-cell>
              <table:table-cell office:value-type="float" office:value="0.577924434436">
                <text:p>0.577924434436</text:p>
              </table:table-cell>
              <table:table-cell office:value-type="float" office:value="0.653884291776">
                <text:p>0.653884291776</text:p>
              </table:table-cell>
              <table:table-cell office:value-type="float" office:value="0.602466412139">
                <text:p>0.602466412139</text:p>
              </table:table-cell>
              <table:table-cell office:value-type="float" office:value="0.613733196628">
                <text:p>0.613733196628</text:p>
              </table:table-cell>
            </table:table-row>
            <table:table-row>
              <table:table-cell office:value-type="string">
                <text:p>10</text:p>
                <draw:g>
                  <svg:desc>'Test Ratio 0.5'.B8:'Test Ratio 0.5'.B8</svg:desc>
                </draw:g>
              </table:table-cell>
              <table:table-cell office:value-type="float" office:value="0.523905817261">
                <text:p>0.523905817261</text:p>
                <draw:g>
                  <svg:desc>'Test Ratio 0.5'.C8:'Test Ratio 0.5'.G8</svg:desc>
                </draw:g>
              </table:table-cell>
              <table:table-cell office:value-type="float" office:value="0.595134600193">
                <text:p>0.595134600193</text:p>
              </table:table-cell>
              <table:table-cell office:value-type="float" office:value="0.78445192325">
                <text:p>0.78445192325</text:p>
              </table:table-cell>
              <table:table-cell office:value-type="float" office:value="0.59704891222">
                <text:p>0.59704891222</text:p>
              </table:table-cell>
              <table:table-cell office:value-type="float" office:value="0.613733196628">
                <text:p>0.613733196628</text:p>
              </table:table-cell>
            </table:table-row>
            <table:table-row>
              <table:table-cell office:value-type="string">
                <text:p>30</text:p>
                <draw:g>
                  <svg:desc>'Test Ratio 0.5'.B9:'Test Ratio 0.5'.B9</svg:desc>
                </draw:g>
              </table:table-cell>
              <table:table-cell office:value-type="float" office:value="0.609819981457">
                <text:p>0.609819981457</text:p>
                <draw:g>
                  <svg:desc>'Test Ratio 0.5'.C9:'Test Ratio 0.5'.G9</svg:desc>
                </draw:g>
              </table:table-cell>
              <table:table-cell office:value-type="float" office:value="0.591019559576">
                <text:p>0.591019559576</text:p>
              </table:table-cell>
              <table:table-cell office:value-type="float" office:value="0.662063976532">
                <text:p>0.662063976532</text:p>
              </table:table-cell>
              <table:table-cell office:value-type="float" office:value="0.586089237491">
                <text:p>0.586089237491</text:p>
              </table:table-cell>
              <table:table-cell office:value-type="float" office:value="0.613733196628">
                <text:p>0.613733196628</text:p>
              </table:table-cell>
            </table:table-row>
            <table:table-row>
              <table:table-cell office:value-type="string">
                <text:p>60</text:p>
                <draw:g>
                  <svg:desc>'Test Ratio 0.5'.B10:'Test Ratio 0.5'.B10</svg:desc>
                </draw:g>
              </table:table-cell>
              <table:table-cell office:value-type="float" office:value="0.671638435673">
                <text:p>0.671638435673</text:p>
                <draw:g>
                  <svg:desc>'Test Ratio 0.5'.C10:'Test Ratio 0.5'.G10</svg:desc>
                </draw:g>
              </table:table-cell>
              <table:table-cell office:value-type="float" office:value="0.604786721168">
                <text:p>0.604786721168</text:p>
              </table:table-cell>
              <table:table-cell office:value-type="float" office:value="0.636594378924">
                <text:p>0.636594378924</text:p>
              </table:table-cell>
              <table:table-cell office:value-type="float" office:value="0.597926105202">
                <text:p>0.597926105202</text:p>
              </table:table-cell>
              <table:table-cell office:value-type="float" office:value="0.613733196628">
                <text:p>0.613733196628</text:p>
              </table:table-cell>
            </table:table-row>
            <table:table-row>
              <table:table-cell office:value-type="string">
                <text:p>300</text:p>
                <draw:g>
                  <svg:desc>'Test Ratio 0.5'.B11:'Test Ratio 0.5'.B11</svg:desc>
                </draw:g>
              </table:table-cell>
              <table:table-cell office:value-type="float" office:value="NaN">
                <text:p>NaN</text:p>
                <draw:g>
                  <svg:desc>'Test Ratio 0.5'.C11:'Test Ratio 0.5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237418603">
                <text:p>0.608237418603</text:p>
              </table:table-cell>
              <table:table-cell office:value-type="float" office:value="0.613733196628">
                <text:p>0.613733196628</text:p>
              </table:table-cell>
            </table:table-row>
            <table:table-row>
              <table:table-cell office:value-type="string">
                <text:p>600</text:p>
                <draw:g>
                  <svg:desc>'Test Ratio 0.5'.B12:'Test Ratio 0.5'.B12</svg:desc>
                </draw:g>
              </table:table-cell>
              <table:table-cell office:value-type="float" office:value="NaN">
                <text:p>NaN</text:p>
                <draw:g>
                  <svg:desc>'Test Ratio 0.5'.C12:'Test Ratio 0.5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733196628">
                <text:p>0.613733196628</text:p>
              </table:table-cell>
            </table:table-row>
            <table:table-row>
              <table:table-cell office:value-type="string">
                <text:p>900</text:p>
                <draw:g>
                  <svg:desc>'Test Ratio 0.5'.B13:'Test Ratio 0.5'.B13</svg:desc>
                </draw:g>
              </table:table-cell>
              <table:table-cell office:value-type="float" office:value="NaN">
                <text:p>NaN</text:p>
                <draw:g>
                  <svg:desc>'Test Ratio 0.5'.C13:'Test Ratio 0.5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733196628">
                <text:p>0.613733196628</text:p>
              </table:table-cell>
            </table:table-row>
            <table:table-row>
              <table:table-cell office:value-type="string">
                <text:p>1800</text:p>
                <draw:g>
                  <svg:desc>'Test Ratio 0.5'.B14:'Test Ratio 0.5'.B14</svg:desc>
                </draw:g>
              </table:table-cell>
              <table:table-cell office:value-type="float" office:value="NaN">
                <text:p>NaN</text:p>
                <draw:g>
                  <svg:desc>'Test Ratio 0.5'.C14:'Test Ratio 0.5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6</text:p>
        </chart:subtitle>
        <chart:legend chart:legend-position="end" svg:x="14.469cm" svg:y="1.51cm" style:legend-expansion="high" chart:style-name="ch4"/>
        <chart:plot-area chart:style-name="ch5" table:cell-range-address="'Test Ratio 0.6'.B2:'Test Ratio 0.6'.G14" chart:data-source-has-labels="both" svg:x="1.667cm" svg:y="2.155cm" svg:width="12.482cm" svg:height="5.701cm">
          <chartooo:coordinate-region svg:x="2.412cm" svg:y="2.351cm" svg:width="11.737cm" svg:height="4.866cm"/>
          <chart:axis chart:dimension="x" chart:name="primary-x" chart:style-name="ch6" chartooo:axis-type="auto">
            <chartooo:date-scale/>
            <chart:title svg:x="5.664cm" svg:y="8.037cm" chart:style-name="ch7">
              <text:p>Labeling period / feature length</text:p>
            </chart:title>
            <chart:categories table:cell-range-address="'Test Ratio 0.6'.C2:'Test Ratio 0.6'.G2"/>
          </chart:axis>
          <chart:axis chart:dimension="y" chart:name="primary-y" chart:style-name="ch8">
            <chart:title svg:x="0.451cm" svg:y="5.706cm" chart:style-name="ch9">
              <text:p>Accuracy
</text:p>
            </chart:title>
            <chart:grid chart:style-name="ch10" chart:class="major"/>
          </chart:axis>
          <chart:series chart:style-name="ch11" chart:values-cell-range-address="'Test Ratio 0.6'.C3:'Test Ratio 0.6'.G3" chart:label-cell-address="'Test Ratio 0.6'.B3:'Test Ratio 0.6'.B3" chart:class="chart:bar">
            <chart:data-point chart:repeated="5"/>
          </chart:series>
          <chart:series chart:style-name="ch12" chart:values-cell-range-address="'Test Ratio 0.6'.C4:'Test Ratio 0.6'.G4" chart:label-cell-address="'Test Ratio 0.6'.B4:'Test Ratio 0.6'.B4" chart:class="chart:bar">
            <chart:data-point chart:repeated="5"/>
          </chart:series>
          <chart:series chart:style-name="ch13" chart:values-cell-range-address="'Test Ratio 0.6'.C5:'Test Ratio 0.6'.G5" chart:label-cell-address="'Test Ratio 0.6'.B5:'Test Ratio 0.6'.B5" chart:class="chart:bar">
            <chart:data-point chart:repeated="5"/>
          </chart:series>
          <chart:series chart:style-name="ch14" chart:values-cell-range-address="'Test Ratio 0.6'.C6:'Test Ratio 0.6'.G6" chart:label-cell-address="'Test Ratio 0.6'.B6:'Test Ratio 0.6'.B6" chart:class="chart:bar">
            <chart:data-point chart:repeated="5"/>
          </chart:series>
          <chart:series chart:style-name="ch15" chart:values-cell-range-address="'Test Ratio 0.6'.C7:'Test Ratio 0.6'.G7" chart:label-cell-address="'Test Ratio 0.6'.B7:'Test Ratio 0.6'.B7" chart:class="chart:bar">
            <chart:data-point chart:repeated="5"/>
          </chart:series>
          <chart:series chart:style-name="ch16" chart:values-cell-range-address="'Test Ratio 0.6'.C8:'Test Ratio 0.6'.G8" chart:label-cell-address="'Test Ratio 0.6'.B8:'Test Ratio 0.6'.B8" chart:class="chart:bar">
            <chart:data-point chart:repeated="5"/>
          </chart:series>
          <chart:series chart:style-name="ch17" chart:values-cell-range-address="'Test Ratio 0.6'.C9:'Test Ratio 0.6'.G9" chart:label-cell-address="'Test Ratio 0.6'.B9:'Test Ratio 0.6'.B9" chart:class="chart:bar">
            <chart:data-point chart:repeated="5"/>
          </chart:series>
          <chart:series chart:style-name="ch18" chart:values-cell-range-address="'Test Ratio 0.6'.C10:'Test Ratio 0.6'.G10" chart:label-cell-address="'Test Ratio 0.6'.B10:'Test Ratio 0.6'.B10" chart:class="chart:bar">
            <chart:data-point chart:repeated="5"/>
          </chart:series>
          <chart:series chart:style-name="ch19" chart:values-cell-range-address="'Test Ratio 0.6'.C11:'Test Ratio 0.6'.G11" chart:label-cell-address="'Test Ratio 0.6'.B11:'Test Ratio 0.6'.B11" chart:class="chart:bar">
            <chart:data-point chart:repeated="5"/>
          </chart:series>
          <chart:series chart:style-name="ch20" chart:values-cell-range-address="'Test Ratio 0.6'.C12:'Test Ratio 0.6'.G12" chart:label-cell-address="'Test Ratio 0.6'.B12:'Test Ratio 0.6'.B12" chart:class="chart:bar">
            <chart:data-point chart:repeated="5"/>
          </chart:series>
          <chart:series chart:style-name="ch21" chart:values-cell-range-address="'Test Ratio 0.6'.C13:'Test Ratio 0.6'.G13" chart:label-cell-address="'Test Ratio 0.6'.B13:'Test Ratio 0.6'.B13" chart:class="chart:bar">
            <chart:data-point chart:repeated="5"/>
          </chart:series>
          <chart:series chart:style-name="ch22" chart:values-cell-range-address="'Test Ratio 0.6'.C14:'Test Ratio 0.6'.G14" chart:label-cell-address="'Test Ratio 0.6'.B14:'Test Ratio 0.6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6'.C2:'Test Ratio 0.6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6'.B3:'Test Ratio 0.6'.B3</svg:desc>
                </draw:g>
              </table:table-cell>
              <table:table-cell office:value-type="float" office:value="0.791720699471">
                <text:p>0.791720699471</text:p>
                <draw:g>
                  <svg:desc>'Test Ratio 0.6'.C3:'Test Ratio 0.6'.G3</svg:desc>
                </draw:g>
              </table:table-cell>
              <table:table-cell office:value-type="float" office:value="0.932820410326">
                <text:p>0.932820410326</text:p>
              </table:table-cell>
              <table:table-cell office:value-type="float" office:value="0.246222342">
                <text:p>0.246222342</text:p>
              </table:table-cell>
              <table:table-cell office:value-type="float" office:value="0.968937741694">
                <text:p>0.968937741694</text:p>
              </table:table-cell>
              <table:table-cell office:value-type="float" office:value="0.615644224197">
                <text:p>0.615644224197</text:p>
              </table:table-cell>
            </table:table-row>
            <table:table-row>
              <table:table-cell office:value-type="string">
                <text:p>2</text:p>
                <draw:g>
                  <svg:desc>'Test Ratio 0.6'.B4:'Test Ratio 0.6'.B4</svg:desc>
                </draw:g>
              </table:table-cell>
              <table:table-cell office:value-type="float" office:value="0.784927618031">
                <text:p>0.784927618031</text:p>
                <draw:g>
                  <svg:desc>'Test Ratio 0.6'.C4:'Test Ratio 0.6'.G4</svg:desc>
                </draw:g>
              </table:table-cell>
              <table:table-cell office:value-type="float" office:value="0.809955538155">
                <text:p>0.809955538155</text:p>
              </table:table-cell>
              <table:table-cell office:value-type="float" office:value="0.331104359019">
                <text:p>0.331104359019</text:p>
              </table:table-cell>
              <table:table-cell office:value-type="float" office:value="0.613136883433">
                <text:p>0.613136883433</text:p>
              </table:table-cell>
              <table:table-cell office:value-type="float" office:value="0.615644224197">
                <text:p>0.615644224197</text:p>
              </table:table-cell>
            </table:table-row>
            <table:table-row>
              <table:table-cell office:value-type="string">
                <text:p>3</text:p>
                <draw:g>
                  <svg:desc>'Test Ratio 0.6'.B5:'Test Ratio 0.6'.B5</svg:desc>
                </draw:g>
              </table:table-cell>
              <table:table-cell office:value-type="float" office:value="0.676303901038">
                <text:p>0.676303901038</text:p>
                <draw:g>
                  <svg:desc>'Test Ratio 0.6'.C5:'Test Ratio 0.6'.G5</svg:desc>
                </draw:g>
              </table:table-cell>
              <table:table-cell office:value-type="float" office:value="0.591735038418">
                <text:p>0.591735038418</text:p>
              </table:table-cell>
              <table:table-cell office:value-type="float" office:value="0.446528841639">
                <text:p>0.446528841639</text:p>
              </table:table-cell>
              <table:table-cell office:value-type="float" office:value="0.613136883433">
                <text:p>0.613136883433</text:p>
              </table:table-cell>
              <table:table-cell office:value-type="float" office:value="0.615644224197">
                <text:p>0.615644224197</text:p>
              </table:table-cell>
            </table:table-row>
            <table:table-row>
              <table:table-cell office:value-type="string">
                <text:p>4</text:p>
                <draw:g>
                  <svg:desc>'Test Ratio 0.6'.B6:'Test Ratio 0.6'.B6</svg:desc>
                </draw:g>
              </table:table-cell>
              <table:table-cell office:value-type="float" office:value="0.584781004238">
                <text:p>0.584781004238</text:p>
                <draw:g>
                  <svg:desc>'Test Ratio 0.6'.C6:'Test Ratio 0.6'.G6</svg:desc>
                </draw:g>
              </table:table-cell>
              <table:table-cell office:value-type="float" office:value="0.605886586058">
                <text:p>0.605886586058</text:p>
              </table:table-cell>
              <table:table-cell office:value-type="float" office:value="0.501587787968">
                <text:p>0.501587787968</text:p>
              </table:table-cell>
              <table:table-cell office:value-type="float" office:value="0.613136883433">
                <text:p>0.613136883433</text:p>
              </table:table-cell>
              <table:table-cell office:value-type="float" office:value="0.615644224197">
                <text:p>0.615644224197</text:p>
              </table:table-cell>
            </table:table-row>
            <table:table-row>
              <table:table-cell office:value-type="string">
                <text:p>5</text:p>
                <draw:g>
                  <svg:desc>'Test Ratio 0.6'.B7:'Test Ratio 0.6'.B7</svg:desc>
                </draw:g>
              </table:table-cell>
              <table:table-cell office:value-type="float" office:value="0.594968047082">
                <text:p>0.594968047082</text:p>
                <draw:g>
                  <svg:desc>'Test Ratio 0.6'.C7:'Test Ratio 0.6'.G7</svg:desc>
                </draw:g>
              </table:table-cell>
              <table:table-cell office:value-type="float" office:value="0.605886586058">
                <text:p>0.605886586058</text:p>
              </table:table-cell>
              <table:table-cell office:value-type="float" office:value="0.495610634443">
                <text:p>0.495610634443</text:p>
              </table:table-cell>
              <table:table-cell office:value-type="float" office:value="0.613136883433">
                <text:p>0.613136883433</text:p>
              </table:table-cell>
              <table:table-cell office:value-type="float" office:value="0.615644224197">
                <text:p>0.615644224197</text:p>
              </table:table-cell>
            </table:table-row>
            <table:table-row>
              <table:table-cell office:value-type="string">
                <text:p>10</text:p>
                <draw:g>
                  <svg:desc>'Test Ratio 0.6'.B8:'Test Ratio 0.6'.B8</svg:desc>
                </draw:g>
              </table:table-cell>
              <table:table-cell office:value-type="float" office:value="0.614047194715">
                <text:p>0.614047194715</text:p>
                <draw:g>
                  <svg:desc>'Test Ratio 0.6'.C8:'Test Ratio 0.6'.G8</svg:desc>
                </draw:g>
              </table:table-cell>
              <table:table-cell office:value-type="float" office:value="0.605886586058">
                <text:p>0.605886586058</text:p>
              </table:table-cell>
              <table:table-cell office:value-type="float" office:value="0.484781707064">
                <text:p>0.484781707064</text:p>
              </table:table-cell>
              <table:table-cell office:value-type="float" office:value="0.613136883433">
                <text:p>0.613136883433</text:p>
              </table:table-cell>
              <table:table-cell office:value-type="float" office:value="0.615644224197">
                <text:p>0.615644224197</text:p>
              </table:table-cell>
            </table:table-row>
            <table:table-row>
              <table:table-cell office:value-type="string">
                <text:p>30</text:p>
                <draw:g>
                  <svg:desc>'Test Ratio 0.6'.B9:'Test Ratio 0.6'.B9</svg:desc>
                </draw:g>
              </table:table-cell>
              <table:table-cell office:value-type="float" office:value="0.578201836495">
                <text:p>0.578201836495</text:p>
                <draw:g>
                  <svg:desc>'Test Ratio 0.6'.C9:'Test Ratio 0.6'.G9</svg:desc>
                </draw:g>
              </table:table-cell>
              <table:table-cell office:value-type="float" office:value="0.605886586058">
                <text:p>0.605886586058</text:p>
              </table:table-cell>
              <table:table-cell office:value-type="float" office:value="0.515031794125">
                <text:p>0.515031794125</text:p>
              </table:table-cell>
              <table:table-cell office:value-type="float" office:value="0.613136883433">
                <text:p>0.613136883433</text:p>
              </table:table-cell>
              <table:table-cell office:value-type="float" office:value="0.615644224197">
                <text:p>0.615644224197</text:p>
              </table:table-cell>
            </table:table-row>
            <table:table-row>
              <table:table-cell office:value-type="string">
                <text:p>60</text:p>
                <draw:g>
                  <svg:desc>'Test Ratio 0.6'.B10:'Test Ratio 0.6'.B10</svg:desc>
                </draw:g>
              </table:table-cell>
              <table:table-cell office:value-type="float" office:value="0.601855186347">
                <text:p>0.601855186347</text:p>
                <draw:g>
                  <svg:desc>'Test Ratio 0.6'.C10:'Test Ratio 0.6'.G10</svg:desc>
                </draw:g>
              </table:table-cell>
              <table:table-cell office:value-type="float" office:value="0.605886586058">
                <text:p>0.605886586058</text:p>
              </table:table-cell>
              <table:table-cell office:value-type="float" office:value="0.528259726982">
                <text:p>0.528259726982</text:p>
              </table:table-cell>
              <table:table-cell office:value-type="float" office:value="0.613136883433">
                <text:p>0.613136883433</text:p>
              </table:table-cell>
              <table:table-cell office:value-type="float" office:value="0.615644224197">
                <text:p>0.615644224197</text:p>
              </table:table-cell>
            </table:table-row>
            <table:table-row>
              <table:table-cell office:value-type="string">
                <text:p>300</text:p>
                <draw:g>
                  <svg:desc>'Test Ratio 0.6'.B11:'Test Ratio 0.6'.B11</svg:desc>
                </draw:g>
              </table:table-cell>
              <table:table-cell office:value-type="float" office:value="NaN">
                <text:p>NaN</text:p>
                <draw:g>
                  <svg:desc>'Test Ratio 0.6'.C11:'Test Ratio 0.6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136883433">
                <text:p>0.613136883433</text:p>
              </table:table-cell>
              <table:table-cell office:value-type="float" office:value="0.615644224197">
                <text:p>0.615644224197</text:p>
              </table:table-cell>
            </table:table-row>
            <table:table-row>
              <table:table-cell office:value-type="string">
                <text:p>600</text:p>
                <draw:g>
                  <svg:desc>'Test Ratio 0.6'.B12:'Test Ratio 0.6'.B12</svg:desc>
                </draw:g>
              </table:table-cell>
              <table:table-cell office:value-type="float" office:value="NaN">
                <text:p>NaN</text:p>
                <draw:g>
                  <svg:desc>'Test Ratio 0.6'.C12:'Test Ratio 0.6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644224197">
                <text:p>0.615644224197</text:p>
              </table:table-cell>
            </table:table-row>
            <table:table-row>
              <table:table-cell office:value-type="string">
                <text:p>900</text:p>
                <draw:g>
                  <svg:desc>'Test Ratio 0.6'.B13:'Test Ratio 0.6'.B13</svg:desc>
                </draw:g>
              </table:table-cell>
              <table:table-cell office:value-type="float" office:value="NaN">
                <text:p>NaN</text:p>
                <draw:g>
                  <svg:desc>'Test Ratio 0.6'.C13:'Test Ratio 0.6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644224197">
                <text:p>0.615644224197</text:p>
              </table:table-cell>
            </table:table-row>
            <table:table-row>
              <table:table-cell office:value-type="string">
                <text:p>1800</text:p>
                <draw:g>
                  <svg:desc>'Test Ratio 0.6'.B14:'Test Ratio 0.6'.B14</svg:desc>
                </draw:g>
              </table:table-cell>
              <table:table-cell office:value-type="float" office:value="NaN">
                <text:p>NaN</text:p>
                <draw:g>
                  <svg:desc>'Test Ratio 0.6'.C14:'Test Ratio 0.6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7</text:p>
        </chart:subtitle>
        <chart:legend chart:legend-position="end" svg:x="14.469cm" svg:y="1.51cm" style:legend-expansion="high" chart:style-name="ch4"/>
        <chart:plot-area chart:style-name="ch5" table:cell-range-address="'Test Ratio 0.7'.B2:'Test Ratio 0.7'.G14" chart:data-source-has-labels="both" svg:x="1.314cm" svg:y="2.155cm" svg:width="12.835cm" svg:height="5.701cm">
          <chartooo:coordinate-region svg:x="2.059cm" svg:y="2.35cm" svg:width="12.09cm" svg:height="4.867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7'.C2:'Test Ratio 0.7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7'.C3:'Test Ratio 0.7'.G3" chart:label-cell-address="'Test Ratio 0.7'.B3:'Test Ratio 0.7'.B3" chart:class="chart:bar">
            <chart:data-point chart:repeated="5"/>
          </chart:series>
          <chart:series chart:style-name="ch12" chart:values-cell-range-address="'Test Ratio 0.7'.C4:'Test Ratio 0.7'.G4" chart:label-cell-address="'Test Ratio 0.7'.B4:'Test Ratio 0.7'.B4" chart:class="chart:bar">
            <chart:data-point chart:repeated="5"/>
          </chart:series>
          <chart:series chart:style-name="ch13" chart:values-cell-range-address="'Test Ratio 0.7'.C5:'Test Ratio 0.7'.G5" chart:label-cell-address="'Test Ratio 0.7'.B5:'Test Ratio 0.7'.B5" chart:class="chart:bar">
            <chart:data-point chart:repeated="5"/>
          </chart:series>
          <chart:series chart:style-name="ch14" chart:values-cell-range-address="'Test Ratio 0.7'.C6:'Test Ratio 0.7'.G6" chart:label-cell-address="'Test Ratio 0.7'.B6:'Test Ratio 0.7'.B6" chart:class="chart:bar">
            <chart:data-point chart:repeated="5"/>
          </chart:series>
          <chart:series chart:style-name="ch15" chart:values-cell-range-address="'Test Ratio 0.7'.C7:'Test Ratio 0.7'.G7" chart:label-cell-address="'Test Ratio 0.7'.B7:'Test Ratio 0.7'.B7" chart:class="chart:bar">
            <chart:data-point chart:repeated="5"/>
          </chart:series>
          <chart:series chart:style-name="ch16" chart:values-cell-range-address="'Test Ratio 0.7'.C8:'Test Ratio 0.7'.G8" chart:label-cell-address="'Test Ratio 0.7'.B8:'Test Ratio 0.7'.B8" chart:class="chart:bar">
            <chart:data-point chart:repeated="5"/>
          </chart:series>
          <chart:series chart:style-name="ch17" chart:values-cell-range-address="'Test Ratio 0.7'.C9:'Test Ratio 0.7'.G9" chart:label-cell-address="'Test Ratio 0.7'.B9:'Test Ratio 0.7'.B9" chart:class="chart:bar">
            <chart:data-point chart:repeated="5"/>
          </chart:series>
          <chart:series chart:style-name="ch18" chart:values-cell-range-address="'Test Ratio 0.7'.C10:'Test Ratio 0.7'.G10" chart:label-cell-address="'Test Ratio 0.7'.B10:'Test Ratio 0.7'.B10" chart:class="chart:bar">
            <chart:data-point chart:repeated="5"/>
          </chart:series>
          <chart:series chart:style-name="ch19" chart:values-cell-range-address="'Test Ratio 0.7'.C11:'Test Ratio 0.7'.G11" chart:label-cell-address="'Test Ratio 0.7'.B11:'Test Ratio 0.7'.B11" chart:class="chart:bar">
            <chart:data-point chart:repeated="5"/>
          </chart:series>
          <chart:series chart:style-name="ch20" chart:values-cell-range-address="'Test Ratio 0.7'.C12:'Test Ratio 0.7'.G12" chart:label-cell-address="'Test Ratio 0.7'.B12:'Test Ratio 0.7'.B12" chart:class="chart:bar">
            <chart:data-point chart:repeated="5"/>
          </chart:series>
          <chart:series chart:style-name="ch21" chart:values-cell-range-address="'Test Ratio 0.7'.C13:'Test Ratio 0.7'.G13" chart:label-cell-address="'Test Ratio 0.7'.B13:'Test Ratio 0.7'.B13" chart:class="chart:bar">
            <chart:data-point chart:repeated="5"/>
          </chart:series>
          <chart:series chart:style-name="ch22" chart:values-cell-range-address="'Test Ratio 0.7'.C14:'Test Ratio 0.7'.G14" chart:label-cell-address="'Test Ratio 0.7'.B14:'Test Ratio 0.7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7'.C2:'Test Ratio 0.7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7'.B3:'Test Ratio 0.7'.B3</svg:desc>
                </draw:g>
              </table:table-cell>
              <table:table-cell office:value-type="float" office:value="0.676623535723">
                <text:p>0.676623535723</text:p>
                <draw:g>
                  <svg:desc>'Test Ratio 0.7'.C3:'Test Ratio 0.7'.G3</svg:desc>
                </draw:g>
              </table:table-cell>
              <table:table-cell office:value-type="float" office:value="0.205772294318">
                <text:p>0.205772294318</text:p>
              </table:table-cell>
              <table:table-cell office:value-type="float" office:value="0.117508636535">
                <text:p>0.117508636535</text:p>
              </table:table-cell>
              <table:table-cell office:value-type="float" office:value="0.606927440771">
                <text:p>0.606927440771</text:p>
              </table:table-cell>
              <table:table-cell office:value-type="float" office:value="0.606334674098">
                <text:p>0.606334674098</text:p>
              </table:table-cell>
            </table:table-row>
            <table:table-row>
              <table:table-cell office:value-type="string">
                <text:p>2</text:p>
                <draw:g>
                  <svg:desc>'Test Ratio 0.7'.B4:'Test Ratio 0.7'.B4</svg:desc>
                </draw:g>
              </table:table-cell>
              <table:table-cell office:value-type="float" office:value="0.794418228577">
                <text:p>0.794418228577</text:p>
                <draw:g>
                  <svg:desc>'Test Ratio 0.7'.C4:'Test Ratio 0.7'.G4</svg:desc>
                </draw:g>
              </table:table-cell>
              <table:table-cell office:value-type="float" office:value="0.605712368455">
                <text:p>0.605712368455</text:p>
              </table:table-cell>
              <table:table-cell office:value-type="float" office:value="0.491659350853">
                <text:p>0.491659350853</text:p>
              </table:table-cell>
              <table:table-cell office:value-type="float" office:value="0.606927440771">
                <text:p>0.606927440771</text:p>
              </table:table-cell>
              <table:table-cell office:value-type="float" office:value="0.606334674098">
                <text:p>0.606334674098</text:p>
              </table:table-cell>
            </table:table-row>
            <table:table-row>
              <table:table-cell office:value-type="string">
                <text:p>3</text:p>
                <draw:g>
                  <svg:desc>'Test Ratio 0.7'.B5:'Test Ratio 0.7'.B5</svg:desc>
                </draw:g>
              </table:table-cell>
              <table:table-cell office:value-type="float" office:value="0.633493486246">
                <text:p>0.633493486246</text:p>
                <draw:g>
                  <svg:desc>'Test Ratio 0.7'.C5:'Test Ratio 0.7'.G5</svg:desc>
                </draw:g>
              </table:table-cell>
              <table:table-cell office:value-type="float" office:value="0.589797712486">
                <text:p>0.589797712486</text:p>
              </table:table-cell>
              <table:table-cell office:value-type="float" office:value="0.524450210362">
                <text:p>0.524450210362</text:p>
              </table:table-cell>
              <table:table-cell office:value-type="float" office:value="0.606927440771">
                <text:p>0.606927440771</text:p>
              </table:table-cell>
              <table:table-cell office:value-type="float" office:value="0.606334674098">
                <text:p>0.606334674098</text:p>
              </table:table-cell>
            </table:table-row>
            <table:table-row>
              <table:table-cell office:value-type="string">
                <text:p>4</text:p>
                <draw:g>
                  <svg:desc>'Test Ratio 0.7'.B6:'Test Ratio 0.7'.B6</svg:desc>
                </draw:g>
              </table:table-cell>
              <table:table-cell office:value-type="float" office:value="0.606614297524">
                <text:p>0.606614297524</text:p>
                <draw:g>
                  <svg:desc>'Test Ratio 0.7'.C6:'Test Ratio 0.7'.G6</svg:desc>
                </draw:g>
              </table:table-cell>
              <table:table-cell office:value-type="float" office:value="0.606493166604">
                <text:p>0.606493166604</text:p>
              </table:table-cell>
              <table:table-cell office:value-type="float" office:value="0.572134486244">
                <text:p>0.572134486244</text:p>
              </table:table-cell>
              <table:table-cell office:value-type="float" office:value="0.606927440771">
                <text:p>0.606927440771</text:p>
              </table:table-cell>
              <table:table-cell office:value-type="float" office:value="0.606334674098">
                <text:p>0.606334674098</text:p>
              </table:table-cell>
            </table:table-row>
            <table:table-row>
              <table:table-cell office:value-type="string">
                <text:p>5</text:p>
                <draw:g>
                  <svg:desc>'Test Ratio 0.7'.B7:'Test Ratio 0.7'.B7</svg:desc>
                </draw:g>
              </table:table-cell>
              <table:table-cell office:value-type="float" office:value="0.606614297524">
                <text:p>0.606614297524</text:p>
                <draw:g>
                  <svg:desc>'Test Ratio 0.7'.C7:'Test Ratio 0.7'.G7</svg:desc>
                </draw:g>
              </table:table-cell>
              <table:table-cell office:value-type="float" office:value="0.606493166604">
                <text:p>0.606493166604</text:p>
              </table:table-cell>
              <table:table-cell office:value-type="float" office:value="0.564121297396">
                <text:p>0.564121297396</text:p>
              </table:table-cell>
              <table:table-cell office:value-type="float" office:value="0.606927440771">
                <text:p>0.606927440771</text:p>
              </table:table-cell>
              <table:table-cell office:value-type="float" office:value="0.606334674098">
                <text:p>0.606334674098</text:p>
              </table:table-cell>
            </table:table-row>
            <table:table-row>
              <table:table-cell office:value-type="string">
                <text:p>10</text:p>
                <draw:g>
                  <svg:desc>'Test Ratio 0.7'.B8:'Test Ratio 0.7'.B8</svg:desc>
                </draw:g>
              </table:table-cell>
              <table:table-cell office:value-type="float" office:value="0.606614297524">
                <text:p>0.606614297524</text:p>
                <draw:g>
                  <svg:desc>'Test Ratio 0.7'.C8:'Test Ratio 0.7'.G8</svg:desc>
                </draw:g>
              </table:table-cell>
              <table:table-cell office:value-type="float" office:value="0.606493166604">
                <text:p>0.606493166604</text:p>
              </table:table-cell>
              <table:table-cell office:value-type="float" office:value="0.547160534765">
                <text:p>0.547160534765</text:p>
              </table:table-cell>
              <table:table-cell office:value-type="float" office:value="0.606927440771">
                <text:p>0.606927440771</text:p>
              </table:table-cell>
              <table:table-cell office:value-type="float" office:value="0.606334674098">
                <text:p>0.606334674098</text:p>
              </table:table-cell>
            </table:table-row>
            <table:table-row>
              <table:table-cell office:value-type="string">
                <text:p>30</text:p>
                <draw:g>
                  <svg:desc>'Test Ratio 0.7'.B9:'Test Ratio 0.7'.B9</svg:desc>
                </draw:g>
              </table:table-cell>
              <table:table-cell office:value-type="float" office:value="0.596524424932">
                <text:p>0.596524424932</text:p>
                <draw:g>
                  <svg:desc>'Test Ratio 0.7'.C9:'Test Ratio 0.7'.G9</svg:desc>
                </draw:g>
              </table:table-cell>
              <table:table-cell office:value-type="float" office:value="0.606493166604">
                <text:p>0.606493166604</text:p>
              </table:table-cell>
              <table:table-cell office:value-type="float" office:value="0.564863702209">
                <text:p>0.564863702209</text:p>
              </table:table-cell>
              <table:table-cell office:value-type="float" office:value="0.606927440771">
                <text:p>0.606927440771</text:p>
              </table:table-cell>
              <table:table-cell office:value-type="float" office:value="0.606334674098">
                <text:p>0.606334674098</text:p>
              </table:table-cell>
            </table:table-row>
            <table:table-row>
              <table:table-cell office:value-type="string">
                <text:p>60</text:p>
                <draw:g>
                  <svg:desc>'Test Ratio 0.7'.B10:'Test Ratio 0.7'.B10</svg:desc>
                </draw:g>
              </table:table-cell>
              <table:table-cell office:value-type="float" office:value="0.606614297524">
                <text:p>0.606614297524</text:p>
                <draw:g>
                  <svg:desc>'Test Ratio 0.7'.C10:'Test Ratio 0.7'.G10</svg:desc>
                </draw:g>
              </table:table-cell>
              <table:table-cell office:value-type="float" office:value="0.606493166604">
                <text:p>0.606493166604</text:p>
              </table:table-cell>
              <table:table-cell office:value-type="float" office:value="0.571644133413">
                <text:p>0.571644133413</text:p>
              </table:table-cell>
              <table:table-cell office:value-type="float" office:value="0.606927440771">
                <text:p>0.606927440771</text:p>
              </table:table-cell>
              <table:table-cell office:value-type="float" office:value="0.606334674098">
                <text:p>0.606334674098</text:p>
              </table:table-cell>
            </table:table-row>
            <table:table-row>
              <table:table-cell office:value-type="string">
                <text:p>300</text:p>
                <draw:g>
                  <svg:desc>'Test Ratio 0.7'.B11:'Test Ratio 0.7'.B11</svg:desc>
                </draw:g>
              </table:table-cell>
              <table:table-cell office:value-type="float" office:value="NaN">
                <text:p>NaN</text:p>
                <draw:g>
                  <svg:desc>'Test Ratio 0.7'.C11:'Test Ratio 0.7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927440771">
                <text:p>0.606927440771</text:p>
              </table:table-cell>
              <table:table-cell office:value-type="float" office:value="0.606334674098">
                <text:p>0.606334674098</text:p>
              </table:table-cell>
            </table:table-row>
            <table:table-row>
              <table:table-cell office:value-type="string">
                <text:p>600</text:p>
                <draw:g>
                  <svg:desc>'Test Ratio 0.7'.B12:'Test Ratio 0.7'.B12</svg:desc>
                </draw:g>
              </table:table-cell>
              <table:table-cell office:value-type="float" office:value="NaN">
                <text:p>NaN</text:p>
                <draw:g>
                  <svg:desc>'Test Ratio 0.7'.C12:'Test Ratio 0.7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334674098">
                <text:p>0.606334674098</text:p>
              </table:table-cell>
            </table:table-row>
            <table:table-row>
              <table:table-cell office:value-type="string">
                <text:p>900</text:p>
                <draw:g>
                  <svg:desc>'Test Ratio 0.7'.B13:'Test Ratio 0.7'.B13</svg:desc>
                </draw:g>
              </table:table-cell>
              <table:table-cell office:value-type="float" office:value="NaN">
                <text:p>NaN</text:p>
                <draw:g>
                  <svg:desc>'Test Ratio 0.7'.C13:'Test Ratio 0.7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334674098">
                <text:p>0.606334674098</text:p>
              </table:table-cell>
            </table:table-row>
            <table:table-row>
              <table:table-cell office:value-type="string">
                <text:p>1800</text:p>
                <draw:g>
                  <svg:desc>'Test Ratio 0.7'.B14:'Test Ratio 0.7'.B14</svg:desc>
                </draw:g>
              </table:table-cell>
              <table:table-cell office:value-type="float" office:value="NaN">
                <text:p>NaN</text:p>
                <draw:g>
                  <svg:desc>'Test Ratio 0.7'.C14:'Test Ratio 0.7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62cm" svg:y="0.318cm" chart:style-name="ch2">
          <text:p>Occupancy Sensing Accuracy vs Labeling Period</text:p>
        </chart:title>
        <chart:subtitle svg:x="6.492cm" svg:y="1.302cm" chart:style-name="ch3">
          <text:p>with test ratio 0.4</text:p>
        </chart:subtitle>
        <chart:legend chart:legend-position="end" svg:x="14.469cm" svg:y="1.51cm" style:legend-expansion="high" chart:style-name="ch4"/>
        <chart:plot-area chart:style-name="ch5" table:cell-range-address="'Test Ratio 0.4'.B2:'Test Ratio 0.4'.G14" chart:data-source-has-labels="both" svg:x="1.314cm" svg:y="2.155cm" svg:width="12.835cm" svg:height="5.701cm">
          <chartooo:coordinate-region svg:x="2.059cm" svg:y="2.351cm" svg:width="12.09cm" svg:height="4.866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4'.C2:'Test Ratio 0.4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4'.C3:'Test Ratio 0.4'.G3" chart:label-cell-address="'Test Ratio 0.4'.B3:'Test Ratio 0.4'.B3" chart:class="chart:bar">
            <chart:data-point chart:repeated="5"/>
          </chart:series>
          <chart:series chart:style-name="ch12" chart:values-cell-range-address="'Test Ratio 0.4'.C4:'Test Ratio 0.4'.G4" chart:label-cell-address="'Test Ratio 0.4'.B4:'Test Ratio 0.4'.B4" chart:class="chart:bar">
            <chart:data-point chart:repeated="5"/>
          </chart:series>
          <chart:series chart:style-name="ch13" chart:values-cell-range-address="'Test Ratio 0.4'.C5:'Test Ratio 0.4'.G5" chart:label-cell-address="'Test Ratio 0.4'.B5:'Test Ratio 0.4'.B5" chart:class="chart:bar">
            <chart:data-point chart:repeated="5"/>
          </chart:series>
          <chart:series chart:style-name="ch14" chart:values-cell-range-address="'Test Ratio 0.4'.C6:'Test Ratio 0.4'.G6" chart:label-cell-address="'Test Ratio 0.4'.B6:'Test Ratio 0.4'.B6" chart:class="chart:bar">
            <chart:data-point chart:repeated="5"/>
          </chart:series>
          <chart:series chart:style-name="ch15" chart:values-cell-range-address="'Test Ratio 0.4'.C7:'Test Ratio 0.4'.G7" chart:label-cell-address="'Test Ratio 0.4'.B7:'Test Ratio 0.4'.B7" chart:class="chart:bar">
            <chart:data-point chart:repeated="5"/>
          </chart:series>
          <chart:series chart:style-name="ch16" chart:values-cell-range-address="'Test Ratio 0.4'.C8:'Test Ratio 0.4'.G8" chart:label-cell-address="'Test Ratio 0.4'.B8:'Test Ratio 0.4'.B8" chart:class="chart:bar">
            <chart:data-point chart:repeated="5"/>
          </chart:series>
          <chart:series chart:style-name="ch17" chart:values-cell-range-address="'Test Ratio 0.4'.C9:'Test Ratio 0.4'.G9" chart:label-cell-address="'Test Ratio 0.4'.B9:'Test Ratio 0.4'.B9" chart:class="chart:bar">
            <chart:data-point chart:repeated="5"/>
          </chart:series>
          <chart:series chart:style-name="ch18" chart:values-cell-range-address="'Test Ratio 0.4'.C10:'Test Ratio 0.4'.G10" chart:label-cell-address="'Test Ratio 0.4'.B10:'Test Ratio 0.4'.B10" chart:class="chart:bar">
            <chart:data-point chart:repeated="5"/>
          </chart:series>
          <chart:series chart:style-name="ch19" chart:values-cell-range-address="'Test Ratio 0.4'.C11:'Test Ratio 0.4'.G11" chart:label-cell-address="'Test Ratio 0.4'.B11:'Test Ratio 0.4'.B11" chart:class="chart:bar">
            <chart:data-point chart:repeated="5"/>
          </chart:series>
          <chart:series chart:style-name="ch20" chart:values-cell-range-address="'Test Ratio 0.4'.C12:'Test Ratio 0.4'.G12" chart:label-cell-address="'Test Ratio 0.4'.B12:'Test Ratio 0.4'.B12" chart:class="chart:bar">
            <chart:data-point chart:repeated="5"/>
          </chart:series>
          <chart:series chart:style-name="ch21" chart:values-cell-range-address="'Test Ratio 0.4'.C13:'Test Ratio 0.4'.G13" chart:label-cell-address="'Test Ratio 0.4'.B13:'Test Ratio 0.4'.B13" chart:class="chart:bar">
            <chart:data-point chart:repeated="5"/>
          </chart:series>
          <chart:series chart:style-name="ch22" chart:values-cell-range-address="'Test Ratio 0.4'.C14:'Test Ratio 0.4'.G14" chart:label-cell-address="'Test Ratio 0.4'.B14:'Test Ratio 0.4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4'.C2:'Test Ratio 0.4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4'.B3:'Test Ratio 0.4'.B3</svg:desc>
                </draw:g>
              </table:table-cell>
              <table:table-cell office:value-type="float" office:value="0.186268058128">
                <text:p>0.186268058128</text:p>
                <draw:g>
                  <svg:desc>'Test Ratio 0.4'.C3:'Test Ratio 0.4'.G3</svg:desc>
                </draw:g>
              </table:table-cell>
              <table:table-cell office:value-type="float" office:value="0.909560847044">
                <text:p>0.909560847044</text:p>
              </table:table-cell>
              <table:table-cell office:value-type="float" office:value="0.997072209509">
                <text:p>0.997072209509</text:p>
              </table:table-cell>
              <table:table-cell office:value-type="float" office:value="0.239988430043">
                <text:p>0.239988430043</text:p>
              </table:table-cell>
              <table:table-cell office:value-type="float" office:value="0.555116959064">
                <text:p>0.555116959064</text:p>
              </table:table-cell>
            </table:table-row>
            <table:table-row>
              <table:table-cell office:value-type="string">
                <text:p>2</text:p>
                <draw:g>
                  <svg:desc>'Test Ratio 0.4'.B4:'Test Ratio 0.4'.B4</svg:desc>
                </draw:g>
              </table:table-cell>
              <table:table-cell office:value-type="float" office:value="0.389852991003">
                <text:p>0.389852991003</text:p>
                <draw:g>
                  <svg:desc>'Test Ratio 0.4'.C4:'Test Ratio 0.4'.G4</svg:desc>
                </draw:g>
              </table:table-cell>
              <table:table-cell office:value-type="float" office:value="0.749907247707">
                <text:p>0.749907247707</text:p>
              </table:table-cell>
              <table:table-cell office:value-type="float" office:value="0.859194194651">
                <text:p>0.859194194651</text:p>
              </table:table-cell>
              <table:table-cell office:value-type="float" office:value="0.450986663835">
                <text:p>0.450986663835</text:p>
              </table:table-cell>
              <table:table-cell office:value-type="float" office:value="0.603487886383">
                <text:p>0.603487886383</text:p>
              </table:table-cell>
            </table:table-row>
            <table:table-row>
              <table:table-cell office:value-type="string">
                <text:p>3</text:p>
                <draw:g>
                  <svg:desc>'Test Ratio 0.4'.B5:'Test Ratio 0.4'.B5</svg:desc>
                </draw:g>
              </table:table-cell>
              <table:table-cell office:value-type="float" office:value="0.480853023244">
                <text:p>0.480853023244</text:p>
                <draw:g>
                  <svg:desc>'Test Ratio 0.4'.C5:'Test Ratio 0.4'.G5</svg:desc>
                </draw:g>
              </table:table-cell>
              <table:table-cell office:value-type="float" office:value="0.769180371596">
                <text:p>0.769180371596</text:p>
              </table:table-cell>
              <table:table-cell office:value-type="float" office:value="0.816582132514">
                <text:p>0.816582132514</text:p>
              </table:table-cell>
              <table:table-cell office:value-type="float" office:value="0.523823998069">
                <text:p>0.523823998069</text:p>
              </table:table-cell>
              <table:table-cell office:value-type="float" office:value="0.602861319967">
                <text:p>0.602861319967</text:p>
              </table:table-cell>
            </table:table-row>
            <table:table-row>
              <table:table-cell office:value-type="string">
                <text:p>4</text:p>
                <draw:g>
                  <svg:desc>'Test Ratio 0.4'.B6:'Test Ratio 0.4'.B6</svg:desc>
                </draw:g>
              </table:table-cell>
              <table:table-cell office:value-type="float" office:value="0.511804512673">
                <text:p>0.511804512673</text:p>
                <draw:g>
                  <svg:desc>'Test Ratio 0.4'.C6:'Test Ratio 0.4'.G6</svg:desc>
                </draw:g>
              </table:table-cell>
              <table:table-cell office:value-type="float" office:value="0.652156241699">
                <text:p>0.652156241699</text:p>
              </table:table-cell>
              <table:table-cell office:value-type="float" office:value="0.629325296013">
                <text:p>0.629325296013</text:p>
              </table:table-cell>
              <table:table-cell office:value-type="float" office:value="0.591312467203">
                <text:p>0.591312467203</text:p>
              </table:table-cell>
              <table:table-cell office:value-type="float" office:value="0.608751044277">
                <text:p>0.608751044277</text:p>
              </table:table-cell>
            </table:table-row>
            <table:table-row>
              <table:table-cell office:value-type="string">
                <text:p>5</text:p>
                <draw:g>
                  <svg:desc>'Test Ratio 0.4'.B7:'Test Ratio 0.4'.B7</svg:desc>
                </draw:g>
              </table:table-cell>
              <table:table-cell office:value-type="float" office:value="0.437345598397">
                <text:p>0.437345598397</text:p>
                <draw:g>
                  <svg:desc>'Test Ratio 0.4'.C7:'Test Ratio 0.4'.G7</svg:desc>
                </draw:g>
              </table:table-cell>
              <table:table-cell office:value-type="float" office:value="0.62313447398">
                <text:p>0.62313447398</text:p>
              </table:table-cell>
              <table:table-cell office:value-type="float" office:value="0.648936524301">
                <text:p>0.648936524301</text:p>
              </table:table-cell>
              <table:table-cell office:value-type="float" office:value="0.572380277102">
                <text:p>0.572380277102</text:p>
              </table:table-cell>
              <table:table-cell office:value-type="float" office:value="0.608751044277">
                <text:p>0.608751044277</text:p>
              </table:table-cell>
            </table:table-row>
            <table:table-row>
              <table:table-cell office:value-type="string">
                <text:p>10</text:p>
                <draw:g>
                  <svg:desc>'Test Ratio 0.4'.B8:'Test Ratio 0.4'.B8</svg:desc>
                </draw:g>
              </table:table-cell>
              <table:table-cell office:value-type="float" office:value="0.513179658039">
                <text:p>0.513179658039</text:p>
                <draw:g>
                  <svg:desc>'Test Ratio 0.4'.C8:'Test Ratio 0.4'.G8</svg:desc>
                </draw:g>
              </table:table-cell>
              <table:table-cell office:value-type="float" office:value="0.605815283485">
                <text:p>0.605815283485</text:p>
              </table:table-cell>
              <table:table-cell office:value-type="float" office:value="0.837620738725">
                <text:p>0.837620738725</text:p>
              </table:table-cell>
              <table:table-cell office:value-type="float" office:value="0.577988995868">
                <text:p>0.577988995868</text:p>
              </table:table-cell>
              <table:table-cell office:value-type="float" office:value="0.608751044277">
                <text:p>0.608751044277</text:p>
              </table:table-cell>
            </table:table-row>
            <table:table-row>
              <table:table-cell office:value-type="string">
                <text:p>30</text:p>
                <draw:g>
                  <svg:desc>'Test Ratio 0.4'.B9:'Test Ratio 0.4'.B9</svg:desc>
                </draw:g>
              </table:table-cell>
              <table:table-cell office:value-type="float" office:value="0.473276849954">
                <text:p>0.473276849954</text:p>
                <draw:g>
                  <svg:desc>'Test Ratio 0.4'.C9:'Test Ratio 0.4'.G9</svg:desc>
                </draw:g>
              </table:table-cell>
              <table:table-cell office:value-type="float" office:value="0.605815283485">
                <text:p>0.605815283485</text:p>
              </table:table-cell>
              <table:table-cell office:value-type="float" office:value="0.838142504274">
                <text:p>0.838142504274</text:p>
              </table:table-cell>
              <table:table-cell office:value-type="float" office:value="0.572126985072">
                <text:p>0.572126985072</text:p>
              </table:table-cell>
              <table:table-cell office:value-type="float" office:value="0.608751044277">
                <text:p>0.608751044277</text:p>
              </table:table-cell>
            </table:table-row>
            <table:table-row>
              <table:table-cell office:value-type="string">
                <text:p>60</text:p>
                <draw:g>
                  <svg:desc>'Test Ratio 0.4'.B10:'Test Ratio 0.4'.B10</svg:desc>
                </draw:g>
              </table:table-cell>
              <table:table-cell office:value-type="float" office:value="0.464217056085">
                <text:p>0.464217056085</text:p>
                <draw:g>
                  <svg:desc>'Test Ratio 0.4'.C10:'Test Ratio 0.4'.G10</svg:desc>
                </draw:g>
              </table:table-cell>
              <table:table-cell office:value-type="float" office:value="0.58282523295">
                <text:p>0.58282523295</text:p>
              </table:table-cell>
              <table:table-cell office:value-type="float" office:value="0.834436711619">
                <text:p>0.834436711619</text:p>
              </table:table-cell>
              <table:table-cell office:value-type="float" office:value="0.576088411073">
                <text:p>0.576088411073</text:p>
              </table:table-cell>
              <table:table-cell office:value-type="float" office:value="0.608751044277">
                <text:p>0.608751044277</text:p>
              </table:table-cell>
            </table:table-row>
            <table:table-row>
              <table:table-cell office:value-type="string">
                <text:p>300</text:p>
                <draw:g>
                  <svg:desc>'Test Ratio 0.4'.B11:'Test Ratio 0.4'.B11</svg:desc>
                </draw:g>
              </table:table-cell>
              <table:table-cell office:value-type="float" office:value="NaN">
                <text:p>NaN</text:p>
                <draw:g>
                  <svg:desc>'Test Ratio 0.4'.C11:'Test Ratio 0.4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935915907">
                <text:p>0.604935915907</text:p>
              </table:table-cell>
              <table:table-cell office:value-type="float" office:value="0.608751044277">
                <text:p>0.608751044277</text:p>
              </table:table-cell>
            </table:table-row>
            <table:table-row>
              <table:table-cell office:value-type="string">
                <text:p>600</text:p>
                <draw:g>
                  <svg:desc>'Test Ratio 0.4'.B12:'Test Ratio 0.4'.B12</svg:desc>
                </draw:g>
              </table:table-cell>
              <table:table-cell office:value-type="float" office:value="NaN">
                <text:p>NaN</text:p>
                <draw:g>
                  <svg:desc>'Test Ratio 0.4'.C12:'Test Ratio 0.4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751044277">
                <text:p>0.608751044277</text:p>
              </table:table-cell>
            </table:table-row>
            <table:table-row>
              <table:table-cell office:value-type="string">
                <text:p>900</text:p>
                <draw:g>
                  <svg:desc>'Test Ratio 0.4'.B13:'Test Ratio 0.4'.B13</svg:desc>
                </draw:g>
              </table:table-cell>
              <table:table-cell office:value-type="float" office:value="NaN">
                <text:p>NaN</text:p>
                <draw:g>
                  <svg:desc>'Test Ratio 0.4'.C13:'Test Ratio 0.4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751044277">
                <text:p>0.608751044277</text:p>
              </table:table-cell>
            </table:table-row>
            <table:table-row>
              <table:table-cell office:value-type="string">
                <text:p>1800</text:p>
                <draw:g>
                  <svg:desc>'Test Ratio 0.4'.B14:'Test Ratio 0.4'.B14</svg:desc>
                </draw:g>
              </table:table-cell>
              <table:table-cell office:value-type="float" office:value="NaN">
                <text:p>NaN</text:p>
                <draw:g>
                  <svg:desc>'Test Ratio 0.4'.C14:'Test Ratio 0.4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121cm" svg:y="0.315cm" chart:style-name="ch2">
          <text:p>Occupancy sensing accuracy vs labeling period</text:p>
        </chart:title>
        <chart:subtitle svg:x="6.485cm" svg:y="1.3cm" chart:style-name="ch3">
          <text:p>with test ratio 0.8</text:p>
        </chart:subtitle>
        <chart:legend chart:legend-position="end" svg:x="14.455cm" svg:y="1.508cm" style:legend-expansion="high" chart:style-name="ch4"/>
        <chart:plot-area chart:style-name="ch5" table:cell-range-address="'Test Ratio 0.8'.B2:'Test Ratio 0.8'.G14" chart:data-source-has-labels="both" svg:x="1.313cm" svg:y="2.152cm" svg:width="12.823cm" svg:height="5.701cm">
          <chartooo:coordinate-region svg:x="2.058cm" svg:y="2.347cm" svg:width="12.078cm" svg:height="4.867cm"/>
          <chart:axis chart:dimension="x" chart:name="primary-x" chart:style-name="ch6" chartooo:axis-type="auto">
            <chartooo:date-scale/>
            <chart:title svg:x="5.48cm" svg:y="8.033cm" chart:style-name="ch7">
              <text:p>Labeling period / feature length</text:p>
            </chart:title>
            <chart:categories table:cell-range-address="'Test Ratio 0.8'.C2:'Test Ratio 0.8'.G2"/>
          </chart:axis>
          <chart:axis chart:dimension="y" chart:name="primary-y" chart:style-name="ch8">
            <chart:title svg:x="0.451cm" svg:y="5.703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8'.C3:'Test Ratio 0.8'.G3" chart:label-cell-address="'Test Ratio 0.8'.B3:'Test Ratio 0.8'.B3" chart:class="chart:bar">
            <chart:data-point chart:repeated="5"/>
          </chart:series>
          <chart:series chart:style-name="ch12" chart:values-cell-range-address="'Test Ratio 0.8'.C4:'Test Ratio 0.8'.G4" chart:label-cell-address="'Test Ratio 0.8'.B4:'Test Ratio 0.8'.B4" chart:class="chart:bar">
            <chart:data-point chart:repeated="5"/>
          </chart:series>
          <chart:series chart:style-name="ch13" chart:values-cell-range-address="'Test Ratio 0.8'.C5:'Test Ratio 0.8'.G5" chart:label-cell-address="'Test Ratio 0.8'.B5:'Test Ratio 0.8'.B5" chart:class="chart:bar">
            <chart:data-point chart:repeated="5"/>
          </chart:series>
          <chart:series chart:style-name="ch14" chart:values-cell-range-address="'Test Ratio 0.8'.C6:'Test Ratio 0.8'.G6" chart:label-cell-address="'Test Ratio 0.8'.B6:'Test Ratio 0.8'.B6" chart:class="chart:bar">
            <chart:data-point chart:repeated="5"/>
          </chart:series>
          <chart:series chart:style-name="ch15" chart:values-cell-range-address="'Test Ratio 0.8'.C7:'Test Ratio 0.8'.G7" chart:label-cell-address="'Test Ratio 0.8'.B7:'Test Ratio 0.8'.B7" chart:class="chart:bar">
            <chart:data-point chart:repeated="5"/>
          </chart:series>
          <chart:series chart:style-name="ch16" chart:values-cell-range-address="'Test Ratio 0.8'.C8:'Test Ratio 0.8'.G8" chart:label-cell-address="'Test Ratio 0.8'.B8:'Test Ratio 0.8'.B8" chart:class="chart:bar">
            <chart:data-point chart:repeated="5"/>
          </chart:series>
          <chart:series chart:style-name="ch17" chart:values-cell-range-address="'Test Ratio 0.8'.C9:'Test Ratio 0.8'.G9" chart:label-cell-address="'Test Ratio 0.8'.B9:'Test Ratio 0.8'.B9" chart:class="chart:bar">
            <chart:data-point chart:repeated="5"/>
          </chart:series>
          <chart:series chart:style-name="ch18" chart:values-cell-range-address="'Test Ratio 0.8'.C10:'Test Ratio 0.8'.G10" chart:label-cell-address="'Test Ratio 0.8'.B10:'Test Ratio 0.8'.B10" chart:class="chart:bar">
            <chart:data-point chart:repeated="5"/>
          </chart:series>
          <chart:series chart:style-name="ch19" chart:values-cell-range-address="'Test Ratio 0.8'.C11:'Test Ratio 0.8'.G11" chart:label-cell-address="'Test Ratio 0.8'.B11:'Test Ratio 0.8'.B11" chart:class="chart:bar">
            <chart:data-point chart:repeated="5"/>
          </chart:series>
          <chart:series chart:style-name="ch20" chart:values-cell-range-address="'Test Ratio 0.8'.C12:'Test Ratio 0.8'.G12" chart:label-cell-address="'Test Ratio 0.8'.B12:'Test Ratio 0.8'.B12" chart:class="chart:bar">
            <chart:data-point chart:repeated="5"/>
          </chart:series>
          <chart:series chart:style-name="ch21" chart:values-cell-range-address="'Test Ratio 0.8'.C13:'Test Ratio 0.8'.G13" chart:label-cell-address="'Test Ratio 0.8'.B13:'Test Ratio 0.8'.B13" chart:class="chart:bar">
            <chart:data-point chart:repeated="5"/>
          </chart:series>
          <chart:series chart:style-name="ch22" chart:values-cell-range-address="'Test Ratio 0.8'.C14:'Test Ratio 0.8'.G14" chart:label-cell-address="'Test Ratio 0.8'.B14:'Test Ratio 0.8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8'.C2:'Test Ratio 0.8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8'.B3:'Test Ratio 0.8'.B3</svg:desc>
                </draw:g>
              </table:table-cell>
              <table:table-cell office:value-type="float" office:value="0.24971992622">
                <text:p>0.24971992622</text:p>
                <draw:g>
                  <svg:desc>'Test Ratio 0.8'.C3:'Test Ratio 0.8'.G3</svg:desc>
                </draw:g>
              </table:table-cell>
              <table:table-cell office:value-type="float" office:value="0.876684066418">
                <text:p>0.876684066418</text:p>
              </table:table-cell>
              <table:table-cell office:value-type="float" office:value="0.284116773779">
                <text:p>0.284116773779</text:p>
              </table:table-cell>
              <table:table-cell office:value-type="float" office:value="0.608071135577">
                <text:p>0.608071135577</text:p>
              </table:table-cell>
              <table:table-cell office:value-type="float" office:value="0.601486671224">
                <text:p>0.601486671224</text:p>
              </table:table-cell>
            </table:table-row>
            <table:table-row>
              <table:table-cell office:value-type="string">
                <text:p>2</text:p>
                <draw:g>
                  <svg:desc>'Test Ratio 0.8'.B4:'Test Ratio 0.8'.B4</svg:desc>
                </draw:g>
              </table:table-cell>
              <table:table-cell office:value-type="float" office:value="0.572938700134">
                <text:p>0.572938700134</text:p>
                <draw:g>
                  <svg:desc>'Test Ratio 0.8'.C4:'Test Ratio 0.8'.G4</svg:desc>
                </draw:g>
              </table:table-cell>
              <table:table-cell office:value-type="float" office:value="0.607420544257">
                <text:p>0.607420544257</text:p>
              </table:table-cell>
              <table:table-cell office:value-type="float" office:value="0.593532136157">
                <text:p>0.593532136157</text:p>
              </table:table-cell>
              <table:table-cell office:value-type="float" office:value="0.608071135577">
                <text:p>0.608071135577</text:p>
              </table:table-cell>
              <table:table-cell office:value-type="float" office:value="0.601486671224">
                <text:p>0.601486671224</text:p>
              </table:table-cell>
            </table:table-row>
            <table:table-row>
              <table:table-cell office:value-type="string">
                <text:p>3</text:p>
                <draw:g>
                  <svg:desc>'Test Ratio 0.8'.B5:'Test Ratio 0.8'.B5</svg:desc>
                </draw:g>
              </table:table-cell>
              <table:table-cell office:value-type="float" office:value="0.605647009562">
                <text:p>0.605647009562</text:p>
                <draw:g>
                  <svg:desc>'Test Ratio 0.8'.C5:'Test Ratio 0.8'.G5</svg:desc>
                </draw:g>
              </table:table-cell>
              <table:table-cell office:value-type="float" office:value="0.607420544257">
                <text:p>0.607420544257</text:p>
              </table:table-cell>
              <table:table-cell office:value-type="float" office:value="0.591993009076">
                <text:p>0.591993009076</text:p>
              </table:table-cell>
              <table:table-cell office:value-type="float" office:value="0.608071135577">
                <text:p>0.608071135577</text:p>
              </table:table-cell>
              <table:table-cell office:value-type="float" office:value="0.601486671224">
                <text:p>0.601486671224</text:p>
              </table:table-cell>
            </table:table-row>
            <table:table-row>
              <table:table-cell office:value-type="string">
                <text:p>4</text:p>
                <draw:g>
                  <svg:desc>'Test Ratio 0.8'.B6:'Test Ratio 0.8'.B6</svg:desc>
                </draw:g>
              </table:table-cell>
              <table:table-cell office:value-type="float" office:value="0.603390101569">
                <text:p>0.603390101569</text:p>
                <draw:g>
                  <svg:desc>'Test Ratio 0.8'.C6:'Test Ratio 0.8'.G6</svg:desc>
                </draw:g>
              </table:table-cell>
              <table:table-cell office:value-type="float" office:value="0.607420544257">
                <text:p>0.607420544257</text:p>
              </table:table-cell>
              <table:table-cell office:value-type="float" office:value="0.597439966529">
                <text:p>0.597439966529</text:p>
              </table:table-cell>
              <table:table-cell office:value-type="float" office:value="0.608071135577">
                <text:p>0.608071135577</text:p>
              </table:table-cell>
              <table:table-cell office:value-type="float" office:value="0.601486671224">
                <text:p>0.601486671224</text:p>
              </table:table-cell>
            </table:table-row>
            <table:table-row>
              <table:table-cell office:value-type="string">
                <text:p>5</text:p>
                <draw:g>
                  <svg:desc>'Test Ratio 0.8'.B7:'Test Ratio 0.8'.B7</svg:desc>
                </draw:g>
              </table:table-cell>
              <table:table-cell office:value-type="float" office:value="0.605647009562">
                <text:p>0.605647009562</text:p>
                <draw:g>
                  <svg:desc>'Test Ratio 0.8'.C7:'Test Ratio 0.8'.G7</svg:desc>
                </draw:g>
              </table:table-cell>
              <table:table-cell office:value-type="float" office:value="0.607420544257">
                <text:p>0.607420544257</text:p>
              </table:table-cell>
              <table:table-cell office:value-type="float" office:value="0.597439966529">
                <text:p>0.597439966529</text:p>
              </table:table-cell>
              <table:table-cell office:value-type="float" office:value="0.608071135577">
                <text:p>0.608071135577</text:p>
              </table:table-cell>
              <table:table-cell office:value-type="float" office:value="0.601486671224">
                <text:p>0.601486671224</text:p>
              </table:table-cell>
            </table:table-row>
            <table:table-row>
              <table:table-cell office:value-type="string">
                <text:p>10</text:p>
                <draw:g>
                  <svg:desc>'Test Ratio 0.8'.B8:'Test Ratio 0.8'.B8</svg:desc>
                </draw:g>
              </table:table-cell>
              <table:table-cell office:value-type="float" office:value="0.605647009562">
                <text:p>0.605647009562</text:p>
                <draw:g>
                  <svg:desc>'Test Ratio 0.8'.C8:'Test Ratio 0.8'.G8</svg:desc>
                </draw:g>
              </table:table-cell>
              <table:table-cell office:value-type="float" office:value="0.607420544257">
                <text:p>0.607420544257</text:p>
              </table:table-cell>
              <table:table-cell office:value-type="float" office:value="0.597439966529">
                <text:p>0.597439966529</text:p>
              </table:table-cell>
              <table:table-cell office:value-type="float" office:value="0.608071135577">
                <text:p>0.608071135577</text:p>
              </table:table-cell>
              <table:table-cell office:value-type="float" office:value="0.601486671224">
                <text:p>0.601486671224</text:p>
              </table:table-cell>
            </table:table-row>
            <table:table-row>
              <table:table-cell office:value-type="string">
                <text:p>30</text:p>
                <draw:g>
                  <svg:desc>'Test Ratio 0.8'.B9:'Test Ratio 0.8'.B9</svg:desc>
                </draw:g>
              </table:table-cell>
              <table:table-cell office:value-type="float" office:value="0.605647009562">
                <text:p>0.605647009562</text:p>
                <draw:g>
                  <svg:desc>'Test Ratio 0.8'.C9:'Test Ratio 0.8'.G9</svg:desc>
                </draw:g>
              </table:table-cell>
              <table:table-cell office:value-type="float" office:value="0.607420544257">
                <text:p>0.607420544257</text:p>
              </table:table-cell>
              <table:table-cell office:value-type="float" office:value="0.597439966529">
                <text:p>0.597439966529</text:p>
              </table:table-cell>
              <table:table-cell office:value-type="float" office:value="0.608071135577">
                <text:p>0.608071135577</text:p>
              </table:table-cell>
              <table:table-cell office:value-type="float" office:value="0.601486671224">
                <text:p>0.601486671224</text:p>
              </table:table-cell>
            </table:table-row>
            <table:table-row>
              <table:table-cell office:value-type="string">
                <text:p>60</text:p>
                <draw:g>
                  <svg:desc>'Test Ratio 0.8'.B10:'Test Ratio 0.8'.B10</svg:desc>
                </draw:g>
              </table:table-cell>
              <table:table-cell office:value-type="float" office:value="0.605647009562">
                <text:p>0.605647009562</text:p>
                <draw:g>
                  <svg:desc>'Test Ratio 0.8'.C10:'Test Ratio 0.8'.G10</svg:desc>
                </draw:g>
              </table:table-cell>
              <table:table-cell office:value-type="float" office:value="0.607420544257">
                <text:p>0.607420544257</text:p>
              </table:table-cell>
              <table:table-cell office:value-type="float" office:value="0.597439966529">
                <text:p>0.597439966529</text:p>
              </table:table-cell>
              <table:table-cell office:value-type="float" office:value="0.608071135577">
                <text:p>0.608071135577</text:p>
              </table:table-cell>
              <table:table-cell office:value-type="float" office:value="0.601486671224">
                <text:p>0.601486671224</text:p>
              </table:table-cell>
            </table:table-row>
            <table:table-row>
              <table:table-cell office:value-type="string">
                <text:p>300</text:p>
                <draw:g>
                  <svg:desc>'Test Ratio 0.8'.B11:'Test Ratio 0.8'.B11</svg:desc>
                </draw:g>
              </table:table-cell>
              <table:table-cell office:value-type="float" office:value="NaN">
                <text:p>NaN</text:p>
                <draw:g>
                  <svg:desc>'Test Ratio 0.8'.C11:'Test Ratio 0.8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071135577">
                <text:p>0.608071135577</text:p>
              </table:table-cell>
              <table:table-cell office:value-type="float" office:value="0.601486671224">
                <text:p>0.601486671224</text:p>
              </table:table-cell>
            </table:table-row>
            <table:table-row>
              <table:table-cell office:value-type="string">
                <text:p>600</text:p>
                <draw:g>
                  <svg:desc>'Test Ratio 0.8'.B12:'Test Ratio 0.8'.B12</svg:desc>
                </draw:g>
              </table:table-cell>
              <table:table-cell office:value-type="float" office:value="NaN">
                <text:p>NaN</text:p>
                <draw:g>
                  <svg:desc>'Test Ratio 0.8'.C12:'Test Ratio 0.8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486671224">
                <text:p>0.601486671224</text:p>
              </table:table-cell>
            </table:table-row>
            <table:table-row>
              <table:table-cell office:value-type="string">
                <text:p>900</text:p>
                <draw:g>
                  <svg:desc>'Test Ratio 0.8'.B13:'Test Ratio 0.8'.B13</svg:desc>
                </draw:g>
              </table:table-cell>
              <table:table-cell office:value-type="float" office:value="NaN">
                <text:p>NaN</text:p>
                <draw:g>
                  <svg:desc>'Test Ratio 0.8'.C13:'Test Ratio 0.8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486671224">
                <text:p>0.601486671224</text:p>
              </table:table-cell>
            </table:table-row>
            <table:table-row>
              <table:table-cell office:value-type="string">
                <text:p>1800</text:p>
                <draw:g>
                  <svg:desc>'Test Ratio 0.8'.B14:'Test Ratio 0.8'.B14</svg:desc>
                </draw:g>
              </table:table-cell>
              <table:table-cell office:value-type="float" office:value="NaN">
                <text:p>NaN</text:p>
                <draw:g>
                  <svg:desc>'Test Ratio 0.8'.C14:'Test Ratio 0.8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1</text:p>
        </chart:subtitle>
        <chart:legend chart:legend-position="end" svg:x="14.469cm" svg:y="1.51cm" style:legend-expansion="high" chart:style-name="ch4"/>
        <chart:plot-area chart:style-name="ch5" table:cell-range-address="'Test Ratio 0.1'.B2:'Test Ratio 0.1'.G14" chart:data-source-has-labels="both" svg:x="1.314cm" svg:y="2.155cm" svg:width="12.835cm" svg:height="5.701cm">
          <chartooo:coordinate-region svg:x="2.059cm" svg:y="2.351cm" svg:width="12.09cm" svg:height="4.866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1'.C2:'Test Ratio 0.1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1'.C3:'Test Ratio 0.1'.G3" chart:label-cell-address="'Test Ratio 0.1'.B3:'Test Ratio 0.1'.B3" chart:class="chart:bar">
            <chart:data-point chart:repeated="5"/>
          </chart:series>
          <chart:series chart:style-name="ch12" chart:values-cell-range-address="'Test Ratio 0.1'.C4:'Test Ratio 0.1'.G4" chart:label-cell-address="'Test Ratio 0.1'.B4:'Test Ratio 0.1'.B4" chart:class="chart:bar">
            <chart:data-point chart:repeated="5"/>
          </chart:series>
          <chart:series chart:style-name="ch13" chart:values-cell-range-address="'Test Ratio 0.1'.C5:'Test Ratio 0.1'.G5" chart:label-cell-address="'Test Ratio 0.1'.B5:'Test Ratio 0.1'.B5" chart:class="chart:bar">
            <chart:data-point chart:repeated="5"/>
          </chart:series>
          <chart:series chart:style-name="ch14" chart:values-cell-range-address="'Test Ratio 0.1'.C6:'Test Ratio 0.1'.G6" chart:label-cell-address="'Test Ratio 0.1'.B6:'Test Ratio 0.1'.B6" chart:class="chart:bar">
            <chart:data-point chart:repeated="5"/>
          </chart:series>
          <chart:series chart:style-name="ch15" chart:values-cell-range-address="'Test Ratio 0.1'.C7:'Test Ratio 0.1'.G7" chart:label-cell-address="'Test Ratio 0.1'.B7:'Test Ratio 0.1'.B7" chart:class="chart:bar">
            <chart:data-point chart:repeated="5"/>
          </chart:series>
          <chart:series chart:style-name="ch16" chart:values-cell-range-address="'Test Ratio 0.1'.C8:'Test Ratio 0.1'.G8" chart:label-cell-address="'Test Ratio 0.1'.B8:'Test Ratio 0.1'.B8" chart:class="chart:bar">
            <chart:data-point chart:repeated="5"/>
          </chart:series>
          <chart:series chart:style-name="ch17" chart:values-cell-range-address="'Test Ratio 0.1'.C9:'Test Ratio 0.1'.G9" chart:label-cell-address="'Test Ratio 0.1'.B9:'Test Ratio 0.1'.B9" chart:class="chart:bar">
            <chart:data-point chart:repeated="5"/>
          </chart:series>
          <chart:series chart:style-name="ch18" chart:values-cell-range-address="'Test Ratio 0.1'.C10:'Test Ratio 0.1'.G10" chart:label-cell-address="'Test Ratio 0.1'.B10:'Test Ratio 0.1'.B10" chart:class="chart:bar">
            <chart:data-point chart:repeated="5"/>
          </chart:series>
          <chart:series chart:style-name="ch19" chart:values-cell-range-address="'Test Ratio 0.1'.C11:'Test Ratio 0.1'.G11" chart:label-cell-address="'Test Ratio 0.1'.B11:'Test Ratio 0.1'.B11" chart:class="chart:bar">
            <chart:data-point chart:repeated="5"/>
          </chart:series>
          <chart:series chart:style-name="ch20" chart:values-cell-range-address="'Test Ratio 0.1'.C12:'Test Ratio 0.1'.G12" chart:label-cell-address="'Test Ratio 0.1'.B12:'Test Ratio 0.1'.B12" chart:class="chart:bar">
            <chart:data-point chart:repeated="5"/>
          </chart:series>
          <chart:series chart:style-name="ch21" chart:values-cell-range-address="'Test Ratio 0.1'.C13:'Test Ratio 0.1'.G13" chart:label-cell-address="'Test Ratio 0.1'.B13:'Test Ratio 0.1'.B13" chart:class="chart:bar">
            <chart:data-point chart:repeated="5"/>
          </chart:series>
          <chart:series chart:style-name="ch22" chart:values-cell-range-address="'Test Ratio 0.1'.C14:'Test Ratio 0.1'.G14" chart:label-cell-address="'Test Ratio 0.1'.B14:'Test Ratio 0.1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1'.C2:'Test Ratio 0.1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1'.B3:'Test Ratio 0.1'.B3</svg:desc>
                </draw:g>
              </table:table-cell>
              <table:table-cell office:value-type="float" office:value="0.196394196815">
                <text:p>0.196394196815</text:p>
                <draw:g>
                  <svg:desc>'Test Ratio 0.1'.C3:'Test Ratio 0.1'.G3</svg:desc>
                </draw:g>
              </table:table-cell>
              <table:table-cell office:value-type="float" office:value="0.969239218814">
                <text:p>0.969239218814</text:p>
              </table:table-cell>
              <table:table-cell office:value-type="float" office:value="0.231067251462">
                <text:p>0.231067251462</text:p>
              </table:table-cell>
              <table:table-cell office:value-type="float" office:value="0.827777777778">
                <text:p>0.827777777778</text:p>
              </table:table-cell>
              <table:table-cell office:value-type="float" office:value="0.941176470588">
                <text:p>0.941176470588</text:p>
              </table:table-cell>
            </table:table-row>
            <table:table-row>
              <table:table-cell office:value-type="string">
                <text:p>2</text:p>
                <draw:g>
                  <svg:desc>'Test Ratio 0.1'.B4:'Test Ratio 0.1'.B4</svg:desc>
                </draw:g>
              </table:table-cell>
              <table:table-cell office:value-type="float" office:value="0.359193518429">
                <text:p>0.359193518429</text:p>
                <draw:g>
                  <svg:desc>'Test Ratio 0.1'.C4:'Test Ratio 0.1'.G4</svg:desc>
                </draw:g>
              </table:table-cell>
              <table:table-cell office:value-type="float" office:value="0.778301123541">
                <text:p>0.778301123541</text:p>
              </table:table-cell>
              <table:table-cell office:value-type="float" office:value="0.248109857978">
                <text:p>0.248109857978</text:p>
              </table:table-cell>
              <table:table-cell office:value-type="float" office:value="0.809722222222">
                <text:p>0.809722222222</text:p>
              </table:table-cell>
              <table:table-cell office:value-type="float" office:value="0.642156862745">
                <text:p>0.642156862745</text:p>
              </table:table-cell>
            </table:table-row>
            <table:table-row>
              <table:table-cell office:value-type="string">
                <text:p>3</text:p>
                <draw:g>
                  <svg:desc>'Test Ratio 0.1'.B5:'Test Ratio 0.1'.B5</svg:desc>
                </draw:g>
              </table:table-cell>
              <table:table-cell office:value-type="float" office:value="0.409982509036">
                <text:p>0.409982509036</text:p>
                <draw:g>
                  <svg:desc>'Test Ratio 0.1'.C5:'Test Ratio 0.1'.G5</svg:desc>
                </draw:g>
              </table:table-cell>
              <table:table-cell office:value-type="float" office:value="0.772305510967">
                <text:p>0.772305510967</text:p>
              </table:table-cell>
              <table:table-cell office:value-type="float" office:value="0.26980994152">
                <text:p>0.26980994152</text:p>
              </table:table-cell>
              <table:table-cell office:value-type="float" office:value="0.897685185185">
                <text:p>0.897685185185</text:p>
              </table:table-cell>
              <table:table-cell office:value-type="float" office:value="0.602941176471">
                <text:p>0.602941176471</text:p>
              </table:table-cell>
            </table:table-row>
            <table:table-row>
              <table:table-cell office:value-type="string">
                <text:p>4</text:p>
                <draw:g>
                  <svg:desc>'Test Ratio 0.1'.B6:'Test Ratio 0.1'.B6</svg:desc>
                </draw:g>
              </table:table-cell>
              <table:table-cell office:value-type="float" office:value="0.577098470978">
                <text:p>0.577098470978</text:p>
                <draw:g>
                  <svg:desc>'Test Ratio 0.1'.C6:'Test Ratio 0.1'.G6</svg:desc>
                </draw:g>
              </table:table-cell>
              <table:table-cell office:value-type="float" office:value="0.497144406161">
                <text:p>0.497144406161</text:p>
              </table:table-cell>
              <table:table-cell office:value-type="float" office:value="0.34582289056">
                <text:p>0.34582289056</text:p>
              </table:table-cell>
              <table:table-cell office:value-type="float" office:value="0.818055555556">
                <text:p>0.818055555556</text:p>
              </table:table-cell>
              <table:table-cell office:value-type="float" office:value="0.593137254902">
                <text:p>0.593137254902</text:p>
              </table:table-cell>
            </table:table-row>
            <table:table-row>
              <table:table-cell office:value-type="string">
                <text:p>5</text:p>
                <draw:g>
                  <svg:desc>'Test Ratio 0.1'.B7:'Test Ratio 0.1'.B7</svg:desc>
                </draw:g>
              </table:table-cell>
              <table:table-cell office:value-type="float" office:value="0.440995678648">
                <text:p>0.440995678648</text:p>
                <draw:g>
                  <svg:desc>'Test Ratio 0.1'.C7:'Test Ratio 0.1'.G7</svg:desc>
                </draw:g>
              </table:table-cell>
              <table:table-cell office:value-type="float" office:value="0.708651668249">
                <text:p>0.708651668249</text:p>
              </table:table-cell>
              <table:table-cell office:value-type="float" office:value="0.502025898079">
                <text:p>0.502025898079</text:p>
              </table:table-cell>
              <table:table-cell office:value-type="float" office:value="0.718518518519">
                <text:p>0.718518518519</text:p>
              </table:table-cell>
              <table:table-cell office:value-type="float" office:value="0.593137254902">
                <text:p>0.593137254902</text:p>
              </table:table-cell>
            </table:table-row>
            <table:table-row>
              <table:table-cell office:value-type="string">
                <text:p>10</text:p>
                <draw:g>
                  <svg:desc>'Test Ratio 0.1'.B8:'Test Ratio 0.1'.B8</svg:desc>
                </draw:g>
              </table:table-cell>
              <table:table-cell office:value-type="float" office:value="0.50877492317">
                <text:p>0.50877492317</text:p>
                <draw:g>
                  <svg:desc>'Test Ratio 0.1'.C8:'Test Ratio 0.1'.G8</svg:desc>
                </draw:g>
              </table:table-cell>
              <table:table-cell office:value-type="float" office:value="0.510738955747">
                <text:p>0.510738955747</text:p>
              </table:table-cell>
              <table:table-cell office:value-type="float" office:value="0.281171679198">
                <text:p>0.281171679198</text:p>
              </table:table-cell>
              <table:table-cell office:value-type="float" office:value="0.648148148148">
                <text:p>0.648148148148</text:p>
              </table:table-cell>
              <table:table-cell office:value-type="float" office:value="0.593137254902">
                <text:p>0.593137254902</text:p>
              </table:table-cell>
            </table:table-row>
            <table:table-row>
              <table:table-cell office:value-type="string">
                <text:p>30</text:p>
                <draw:g>
                  <svg:desc>'Test Ratio 0.1'.B9:'Test Ratio 0.1'.B9</svg:desc>
                </draw:g>
              </table:table-cell>
              <table:table-cell office:value-type="float" office:value="0.38656895865">
                <text:p>0.38656895865</text:p>
                <draw:g>
                  <svg:desc>'Test Ratio 0.1'.C9:'Test Ratio 0.1'.G9</svg:desc>
                </draw:g>
              </table:table-cell>
              <table:table-cell office:value-type="float" office:value="0.609547942597">
                <text:p>0.609547942597</text:p>
              </table:table-cell>
              <table:table-cell office:value-type="float" office:value="0.329093567251">
                <text:p>0.329093567251</text:p>
              </table:table-cell>
              <table:table-cell office:value-type="float" office:value="0.638888888889">
                <text:p>0.638888888889</text:p>
              </table:table-cell>
              <table:table-cell office:value-type="float" office:value="0.593137254902">
                <text:p>0.593137254902</text:p>
              </table:table-cell>
            </table:table-row>
            <table:table-row>
              <table:table-cell office:value-type="string">
                <text:p>60</text:p>
                <draw:g>
                  <svg:desc>'Test Ratio 0.1'.B10:'Test Ratio 0.1'.B10</svg:desc>
                </draw:g>
              </table:table-cell>
              <table:table-cell office:value-type="float" office:value="0.366073195943">
                <text:p>0.366073195943</text:p>
                <draw:g>
                  <svg:desc>'Test Ratio 0.1'.C10:'Test Ratio 0.1'.G10</svg:desc>
                </draw:g>
              </table:table-cell>
              <table:table-cell office:value-type="float" office:value="0.477116197356">
                <text:p>0.477116197356</text:p>
              </table:table-cell>
              <table:table-cell office:value-type="float" office:value="0.266447368421">
                <text:p>0.266447368421</text:p>
              </table:table-cell>
              <table:table-cell office:value-type="float" office:value="0.627314814815">
                <text:p>0.627314814815</text:p>
              </table:table-cell>
              <table:table-cell office:value-type="float" office:value="0.593137254902">
                <text:p>0.593137254902</text:p>
              </table:table-cell>
            </table:table-row>
            <table:table-row>
              <table:table-cell office:value-type="string">
                <text:p>300</text:p>
                <draw:g>
                  <svg:desc>'Test Ratio 0.1'.B11:'Test Ratio 0.1'.B11</svg:desc>
                </draw:g>
              </table:table-cell>
              <table:table-cell office:value-type="float" office:value="NaN">
                <text:p>NaN</text:p>
                <draw:g>
                  <svg:desc>'Test Ratio 0.1'.C11:'Test Ratio 0.1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314814815">
                <text:p>0.627314814815</text:p>
              </table:table-cell>
              <table:table-cell office:value-type="float" office:value="0.593137254902">
                <text:p>0.593137254902</text:p>
              </table:table-cell>
            </table:table-row>
            <table:table-row>
              <table:table-cell office:value-type="string">
                <text:p>600</text:p>
                <draw:g>
                  <svg:desc>'Test Ratio 0.1'.B12:'Test Ratio 0.1'.B12</svg:desc>
                </draw:g>
              </table:table-cell>
              <table:table-cell office:value-type="float" office:value="NaN">
                <text:p>NaN</text:p>
                <draw:g>
                  <svg:desc>'Test Ratio 0.1'.C12:'Test Ratio 0.1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137254902">
                <text:p>0.593137254902</text:p>
              </table:table-cell>
            </table:table-row>
            <table:table-row>
              <table:table-cell office:value-type="string">
                <text:p>900</text:p>
                <draw:g>
                  <svg:desc>'Test Ratio 0.1'.B13:'Test Ratio 0.1'.B13</svg:desc>
                </draw:g>
              </table:table-cell>
              <table:table-cell office:value-type="float" office:value="NaN">
                <text:p>NaN</text:p>
                <draw:g>
                  <svg:desc>'Test Ratio 0.1'.C13:'Test Ratio 0.1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137254902">
                <text:p>0.593137254902</text:p>
              </table:table-cell>
            </table:table-row>
            <table:table-row>
              <table:table-cell office:value-type="string">
                <text:p>1800</text:p>
                <draw:g>
                  <svg:desc>'Test Ratio 0.1'.B14:'Test Ratio 0.1'.B14</svg:desc>
                </draw:g>
              </table:table-cell>
              <table:table-cell office:value-type="float" office:value="NaN">
                <text:p>NaN</text:p>
                <draw:g>
                  <svg:desc>'Test Ratio 0.1'.C14:'Test Ratio 0.1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2</text:p>
        </chart:subtitle>
        <chart:legend chart:legend-position="end" svg:x="14.469cm" svg:y="1.51cm" style:legend-expansion="high" chart:style-name="ch4"/>
        <chart:plot-area chart:style-name="ch5" table:cell-range-address="'Test Ratio 0.2'.B2:'Test Ratio 0.2'.G14" chart:data-source-has-labels="both" svg:x="1.314cm" svg:y="2.155cm" svg:width="12.835cm" svg:height="5.701cm">
          <chartooo:coordinate-region svg:x="2.059cm" svg:y="2.351cm" svg:width="12.09cm" svg:height="4.866cm"/>
          <chart:axis chart:dimension="x" chart:name="primary-x" chart:style-name="ch6" chartooo:axis-type="text">
            <chart:title svg:x="5.487cm" svg:y="8.037cm" chart:style-name="ch7">
              <text:p>Labeling period / feature length</text:p>
            </chart:title>
            <chart:categories table:cell-range-address="'Test Ratio 0.2'.C2:'Test Ratio 0.2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2'.C3:'Test Ratio 0.2'.G3" chart:label-cell-address="'Test Ratio 0.2'.B3:'Test Ratio 0.2'.B3" chart:class="chart:bar">
            <chart:data-point chart:repeated="5"/>
          </chart:series>
          <chart:series chart:style-name="ch12" chart:values-cell-range-address="'Test Ratio 0.2'.C4:'Test Ratio 0.2'.G4" chart:label-cell-address="'Test Ratio 0.2'.B4:'Test Ratio 0.2'.B4" chart:class="chart:bar">
            <chart:data-point chart:repeated="5"/>
          </chart:series>
          <chart:series chart:style-name="ch13" chart:values-cell-range-address="'Test Ratio 0.2'.C5:'Test Ratio 0.2'.G5" chart:label-cell-address="'Test Ratio 0.2'.B5:'Test Ratio 0.2'.B5" chart:class="chart:bar">
            <chart:data-point chart:repeated="5"/>
          </chart:series>
          <chart:series chart:style-name="ch14" chart:values-cell-range-address="'Test Ratio 0.2'.C6:'Test Ratio 0.2'.G6" chart:label-cell-address="'Test Ratio 0.2'.B6:'Test Ratio 0.2'.B6" chart:class="chart:bar">
            <chart:data-point chart:repeated="5"/>
          </chart:series>
          <chart:series chart:style-name="ch15" chart:values-cell-range-address="'Test Ratio 0.2'.C7:'Test Ratio 0.2'.G7" chart:label-cell-address="'Test Ratio 0.2'.B7:'Test Ratio 0.2'.B7" chart:class="chart:bar">
            <chart:data-point chart:repeated="5"/>
          </chart:series>
          <chart:series chart:style-name="ch16" chart:values-cell-range-address="'Test Ratio 0.2'.C8:'Test Ratio 0.2'.G8" chart:label-cell-address="'Test Ratio 0.2'.B8:'Test Ratio 0.2'.B8" chart:class="chart:bar">
            <chart:data-point chart:repeated="5"/>
          </chart:series>
          <chart:series chart:style-name="ch17" chart:values-cell-range-address="'Test Ratio 0.2'.C9:'Test Ratio 0.2'.G9" chart:label-cell-address="'Test Ratio 0.2'.B9:'Test Ratio 0.2'.B9" chart:class="chart:bar">
            <chart:data-point chart:repeated="5"/>
          </chart:series>
          <chart:series chart:style-name="ch18" chart:values-cell-range-address="'Test Ratio 0.2'.C10:'Test Ratio 0.2'.G10" chart:label-cell-address="'Test Ratio 0.2'.B10:'Test Ratio 0.2'.B10" chart:class="chart:bar">
            <chart:data-point chart:repeated="5"/>
          </chart:series>
          <chart:series chart:style-name="ch19" chart:values-cell-range-address="'Test Ratio 0.2'.C11:'Test Ratio 0.2'.G11" chart:label-cell-address="'Test Ratio 0.2'.B11:'Test Ratio 0.2'.B11" chart:class="chart:bar">
            <chart:data-point chart:repeated="5"/>
          </chart:series>
          <chart:series chart:style-name="ch20" chart:values-cell-range-address="'Test Ratio 0.2'.C12:'Test Ratio 0.2'.G12" chart:label-cell-address="'Test Ratio 0.2'.B12:'Test Ratio 0.2'.B12" chart:class="chart:bar">
            <chart:data-point chart:repeated="5"/>
          </chart:series>
          <chart:series chart:style-name="ch21" chart:values-cell-range-address="'Test Ratio 0.2'.C13:'Test Ratio 0.2'.G13" chart:label-cell-address="'Test Ratio 0.2'.B13:'Test Ratio 0.2'.B13" chart:class="chart:bar">
            <chart:data-point chart:repeated="5"/>
          </chart:series>
          <chart:series chart:style-name="ch22" chart:values-cell-range-address="'Test Ratio 0.2'.C14:'Test Ratio 0.2'.G14" chart:label-cell-address="'Test Ratio 0.2'.B14:'Test Ratio 0.2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2'.C2:'Test Ratio 0.2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2'.B3:'Test Ratio 0.2'.B3</svg:desc>
                </draw:g>
              </table:table-cell>
              <table:table-cell office:value-type="float" office:value="0.0492807494309">
                <text:p>0.0492807494309</text:p>
                <draw:g>
                  <svg:desc>'Test Ratio 0.2'.C3:'Test Ratio 0.2'.G3</svg:desc>
                </draw:g>
              </table:table-cell>
              <table:table-cell office:value-type="float" office:value="0.997149122807">
                <text:p>0.997149122807</text:p>
              </table:table-cell>
              <table:table-cell office:value-type="float" office:value="0.983791964829">
                <text:p>0.983791964829</text:p>
              </table:table-cell>
              <table:table-cell office:value-type="float" office:value="0.834032999165">
                <text:p>0.834032999165</text:p>
              </table:table-cell>
              <table:table-cell office:value-type="float" office:value="0.413596491228">
                <text:p>0.413596491228</text:p>
              </table:table-cell>
            </table:table-row>
            <table:table-row>
              <table:table-cell office:value-type="string">
                <text:p>2</text:p>
                <draw:g>
                  <svg:desc>'Test Ratio 0.2'.B4:'Test Ratio 0.2'.B4</svg:desc>
                </draw:g>
              </table:table-cell>
              <table:table-cell office:value-type="float" office:value="0.447655029949">
                <text:p>0.447655029949</text:p>
                <draw:g>
                  <svg:desc>'Test Ratio 0.2'.C4:'Test Ratio 0.2'.G4</svg:desc>
                </draw:g>
              </table:table-cell>
              <table:table-cell office:value-type="float" office:value="0.803631943626">
                <text:p>0.803631943626</text:p>
              </table:table-cell>
              <table:table-cell office:value-type="float" office:value="0.882659662749">
                <text:p>0.882659662749</text:p>
              </table:table-cell>
              <table:table-cell office:value-type="float" office:value="0.844621971596">
                <text:p>0.844621971596</text:p>
              </table:table-cell>
              <table:table-cell office:value-type="float" office:value="0.533333333333">
                <text:p>0.533333333333</text:p>
              </table:table-cell>
            </table:table-row>
            <table:table-row>
              <table:table-cell office:value-type="string">
                <text:p>3</text:p>
                <draw:g>
                  <svg:desc>'Test Ratio 0.2'.B5:'Test Ratio 0.2'.B5</svg:desc>
                </draw:g>
              </table:table-cell>
              <table:table-cell office:value-type="float" office:value="0.456080674724">
                <text:p>0.456080674724</text:p>
                <draw:g>
                  <svg:desc>'Test Ratio 0.2'.C5:'Test Ratio 0.2'.G5</svg:desc>
                </draw:g>
              </table:table-cell>
              <table:table-cell office:value-type="float" office:value="0.722457189489">
                <text:p>0.722457189489</text:p>
              </table:table-cell>
              <table:table-cell office:value-type="float" office:value="0.810170185422">
                <text:p>0.810170185422</text:p>
              </table:table-cell>
              <table:table-cell office:value-type="float" office:value="0.813794903926">
                <text:p>0.813794903926</text:p>
              </table:table-cell>
              <table:table-cell office:value-type="float" office:value="0.559649122807">
                <text:p>0.559649122807</text:p>
              </table:table-cell>
            </table:table-row>
            <table:table-row>
              <table:table-cell office:value-type="string">
                <text:p>4</text:p>
                <draw:g>
                  <svg:desc>'Test Ratio 0.2'.B6:'Test Ratio 0.2'.B6</svg:desc>
                </draw:g>
              </table:table-cell>
              <table:table-cell office:value-type="float" office:value="0.627641593999">
                <text:p>0.627641593999</text:p>
                <draw:g>
                  <svg:desc>'Test Ratio 0.2'.C6:'Test Ratio 0.2'.G6</svg:desc>
                </draw:g>
              </table:table-cell>
              <table:table-cell office:value-type="float" office:value="0.496390930583">
                <text:p>0.496390930583</text:p>
              </table:table-cell>
              <table:table-cell office:value-type="float" office:value="0.625089566866">
                <text:p>0.625089566866</text:p>
              </table:table-cell>
              <table:table-cell office:value-type="float" office:value="0.631307435255">
                <text:p>0.631307435255</text:p>
              </table:table-cell>
              <table:table-cell office:value-type="float" office:value="0.578070175439">
                <text:p>0.578070175439</text:p>
              </table:table-cell>
            </table:table-row>
            <table:table-row>
              <table:table-cell office:value-type="string">
                <text:p>5</text:p>
                <draw:g>
                  <svg:desc>'Test Ratio 0.2'.B7:'Test Ratio 0.2'.B7</svg:desc>
                </draw:g>
              </table:table-cell>
              <table:table-cell office:value-type="float" office:value="0.449105919948">
                <text:p>0.449105919948</text:p>
                <draw:g>
                  <svg:desc>'Test Ratio 0.2'.C7:'Test Ratio 0.2'.G7</svg:desc>
                </draw:g>
              </table:table-cell>
              <table:table-cell office:value-type="float" office:value="0.663620760132">
                <text:p>0.663620760132</text:p>
              </table:table-cell>
              <table:table-cell office:value-type="float" office:value="0.802160530818">
                <text:p>0.802160530818</text:p>
              </table:table-cell>
              <table:table-cell office:value-type="float" office:value="0.648078529657">
                <text:p>0.648078529657</text:p>
              </table:table-cell>
              <table:table-cell office:value-type="float" office:value="0.57149122807">
                <text:p>0.57149122807</text:p>
              </table:table-cell>
            </table:table-row>
            <table:table-row>
              <table:table-cell office:value-type="string">
                <text:p>10</text:p>
                <draw:g>
                  <svg:desc>'Test Ratio 0.2'.B8:'Test Ratio 0.2'.B8</svg:desc>
                </draw:g>
              </table:table-cell>
              <table:table-cell office:value-type="float" office:value="0.45741692054">
                <text:p>0.45741692054</text:p>
                <draw:g>
                  <svg:desc>'Test Ratio 0.2'.C8:'Test Ratio 0.2'.G8</svg:desc>
                </draw:g>
              </table:table-cell>
              <table:table-cell office:value-type="float" office:value="0.576165273476">
                <text:p>0.576165273476</text:p>
              </table:table-cell>
              <table:table-cell office:value-type="float" office:value="0.741591221816">
                <text:p>0.741591221816</text:p>
              </table:table-cell>
              <table:table-cell office:value-type="float" office:value="0.704647034252">
                <text:p>0.704647034252</text:p>
              </table:table-cell>
              <table:table-cell office:value-type="float" office:value="0.57149122807">
                <text:p>0.57149122807</text:p>
              </table:table-cell>
            </table:table-row>
            <table:table-row>
              <table:table-cell office:value-type="string">
                <text:p>30</text:p>
                <draw:g>
                  <svg:desc>'Test Ratio 0.2'.B9:'Test Ratio 0.2'.B9</svg:desc>
                </draw:g>
              </table:table-cell>
              <table:table-cell office:value-type="float" office:value="0.419204088964">
                <text:p>0.419204088964</text:p>
                <draw:g>
                  <svg:desc>'Test Ratio 0.2'.C9:'Test Ratio 0.2'.G9</svg:desc>
                </draw:g>
              </table:table-cell>
              <table:table-cell office:value-type="float" office:value="0.55271293268">
                <text:p>0.55271293268</text:p>
              </table:table-cell>
              <table:table-cell office:value-type="float" office:value="0.717736713751">
                <text:p>0.717736713751</text:p>
              </table:table-cell>
              <table:table-cell office:value-type="float" office:value="0.663324979114">
                <text:p>0.663324979114</text:p>
              </table:table-cell>
              <table:table-cell office:value-type="float" office:value="0.57149122807">
                <text:p>0.57149122807</text:p>
              </table:table-cell>
            </table:table-row>
            <table:table-row>
              <table:table-cell office:value-type="string">
                <text:p>60</text:p>
                <draw:g>
                  <svg:desc>'Test Ratio 0.2'.B10:'Test Ratio 0.2'.B10</svg:desc>
                </draw:g>
              </table:table-cell>
              <table:table-cell office:value-type="float" office:value="0.505744105089">
                <text:p>0.505744105089</text:p>
                <draw:g>
                  <svg:desc>'Test Ratio 0.2'.C10:'Test Ratio 0.2'.G10</svg:desc>
                </draw:g>
              </table:table-cell>
              <table:table-cell office:value-type="float" office:value="0.593886498432">
                <text:p>0.593886498432</text:p>
              </table:table-cell>
              <table:table-cell office:value-type="float" office:value="0.738884082034">
                <text:p>0.738884082034</text:p>
              </table:table-cell>
              <table:table-cell office:value-type="float" office:value="0.624728487886">
                <text:p>0.624728487886</text:p>
              </table:table-cell>
              <table:table-cell office:value-type="float" office:value="0.553070175439">
                <text:p>0.553070175439</text:p>
              </table:table-cell>
            </table:table-row>
            <table:table-row>
              <table:table-cell office:value-type="string">
                <text:p>300</text:p>
                <draw:g>
                  <svg:desc>'Test Ratio 0.2'.B11:'Test Ratio 0.2'.B11</svg:desc>
                </draw:g>
              </table:table-cell>
              <table:table-cell office:value-type="float" office:value="NaN">
                <text:p>NaN</text:p>
                <draw:g>
                  <svg:desc>'Test Ratio 0.2'.C11:'Test Ratio 0.2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4728487886">
                <text:p>0.624728487886</text:p>
              </table:table-cell>
              <table:table-cell office:value-type="float" office:value="0.586842105263">
                <text:p>0.586842105263</text:p>
              </table:table-cell>
            </table:table-row>
            <table:table-row>
              <table:table-cell office:value-type="string">
                <text:p>600</text:p>
                <draw:g>
                  <svg:desc>'Test Ratio 0.2'.B12:'Test Ratio 0.2'.B12</svg:desc>
                </draw:g>
              </table:table-cell>
              <table:table-cell office:value-type="float" office:value="NaN">
                <text:p>NaN</text:p>
                <draw:g>
                  <svg:desc>'Test Ratio 0.2'.C12:'Test Ratio 0.2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842105263">
                <text:p>0.586842105263</text:p>
              </table:table-cell>
            </table:table-row>
            <table:table-row>
              <table:table-cell office:value-type="string">
                <text:p>900</text:p>
                <draw:g>
                  <svg:desc>'Test Ratio 0.2'.B13:'Test Ratio 0.2'.B13</svg:desc>
                </draw:g>
              </table:table-cell>
              <table:table-cell office:value-type="float" office:value="NaN">
                <text:p>NaN</text:p>
                <draw:g>
                  <svg:desc>'Test Ratio 0.2'.C13:'Test Ratio 0.2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842105263">
                <text:p>0.586842105263</text:p>
              </table:table-cell>
            </table:table-row>
            <table:table-row>
              <table:table-cell office:value-type="string">
                <text:p>1800</text:p>
                <draw:g>
                  <svg:desc>'Test Ratio 0.2'.B14:'Test Ratio 0.2'.B14</svg:desc>
                </draw:g>
              </table:table-cell>
              <table:table-cell office:value-type="float" office:value="NaN">
                <text:p>NaN</text:p>
                <draw:g>
                  <svg:desc>'Test Ratio 0.2'.C14:'Test Ratio 0.2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78cm" svg:y="0.316cm" chart:style-name="ch2">
          <text:p>Occupancy Sensing Accuracy vs Labeling Period</text:p>
        </chart:title>
        <chart:subtitle svg:x="6.492cm" svg:y="1.302cm" chart:style-name="ch3">
          <text:p>with test ratio 0.3</text:p>
        </chart:subtitle>
        <chart:legend chart:legend-position="end" svg:x="14.469cm" svg:y="1.51cm" style:legend-expansion="high" chart:style-name="ch4"/>
        <chart:plot-area chart:style-name="ch5" table:cell-range-address="'Test Ratio 0.3'.B2:'Test Ratio 0.3'.G14" chart:data-source-has-labels="both" svg:x="1.314cm" svg:y="2.155cm" svg:width="12.835cm" svg:height="5.701cm">
          <chartooo:coordinate-region svg:x="2.059cm" svg:y="2.351cm" svg:width="12.09cm" svg:height="4.866cm"/>
          <chart:axis chart:dimension="x" chart:name="primary-x" chart:style-name="ch6" chartooo:axis-type="auto">
            <chartooo:date-scale/>
            <chart:title svg:x="5.487cm" svg:y="8.037cm" chart:style-name="ch7">
              <text:p>Labeling period / feature length</text:p>
            </chart:title>
            <chart:categories table:cell-range-address="'Test Ratio 0.3'.C2:'Test Ratio 0.3'.G2"/>
          </chart:axis>
          <chart:axis chart:dimension="y" chart:name="primary-y" chart:style-name="ch8">
            <chart:title svg:x="0.451cm" svg:y="5.706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3'.C3:'Test Ratio 0.3'.G3" chart:label-cell-address="'Test Ratio 0.3'.B3:'Test Ratio 0.3'.B3" chart:class="chart:bar">
            <chart:data-point chart:repeated="5"/>
          </chart:series>
          <chart:series chart:style-name="ch12" chart:values-cell-range-address="'Test Ratio 0.3'.C4:'Test Ratio 0.3'.G4" chart:label-cell-address="'Test Ratio 0.3'.B4:'Test Ratio 0.3'.B4" chart:class="chart:bar">
            <chart:data-point chart:repeated="5"/>
          </chart:series>
          <chart:series chart:style-name="ch13" chart:values-cell-range-address="'Test Ratio 0.3'.C5:'Test Ratio 0.3'.G5" chart:label-cell-address="'Test Ratio 0.3'.B5:'Test Ratio 0.3'.B5" chart:class="chart:bar">
            <chart:data-point chart:repeated="5"/>
          </chart:series>
          <chart:series chart:style-name="ch14" chart:values-cell-range-address="'Test Ratio 0.3'.C6:'Test Ratio 0.3'.G6" chart:label-cell-address="'Test Ratio 0.3'.B6:'Test Ratio 0.3'.B6" chart:class="chart:bar">
            <chart:data-point chart:repeated="5"/>
          </chart:series>
          <chart:series chart:style-name="ch15" chart:values-cell-range-address="'Test Ratio 0.3'.C7:'Test Ratio 0.3'.G7" chart:label-cell-address="'Test Ratio 0.3'.B7:'Test Ratio 0.3'.B7" chart:class="chart:bar">
            <chart:data-point chart:repeated="5"/>
          </chart:series>
          <chart:series chart:style-name="ch16" chart:values-cell-range-address="'Test Ratio 0.3'.C8:'Test Ratio 0.3'.G8" chart:label-cell-address="'Test Ratio 0.3'.B8:'Test Ratio 0.3'.B8" chart:class="chart:bar">
            <chart:data-point chart:repeated="5"/>
          </chart:series>
          <chart:series chart:style-name="ch17" chart:values-cell-range-address="'Test Ratio 0.3'.C9:'Test Ratio 0.3'.G9" chart:label-cell-address="'Test Ratio 0.3'.B9:'Test Ratio 0.3'.B9" chart:class="chart:bar">
            <chart:data-point chart:repeated="5"/>
          </chart:series>
          <chart:series chart:style-name="ch18" chart:values-cell-range-address="'Test Ratio 0.3'.C10:'Test Ratio 0.3'.G10" chart:label-cell-address="'Test Ratio 0.3'.B10:'Test Ratio 0.3'.B10" chart:class="chart:bar">
            <chart:data-point chart:repeated="5"/>
          </chart:series>
          <chart:series chart:style-name="ch19" chart:values-cell-range-address="'Test Ratio 0.3'.C11:'Test Ratio 0.3'.G11" chart:label-cell-address="'Test Ratio 0.3'.B11:'Test Ratio 0.3'.B11" chart:class="chart:bar">
            <chart:data-point chart:repeated="5"/>
          </chart:series>
          <chart:series chart:style-name="ch20" chart:values-cell-range-address="'Test Ratio 0.3'.C12:'Test Ratio 0.3'.G12" chart:label-cell-address="'Test Ratio 0.3'.B12:'Test Ratio 0.3'.B12" chart:class="chart:bar">
            <chart:data-point chart:repeated="5"/>
          </chart:series>
          <chart:series chart:style-name="ch21" chart:values-cell-range-address="'Test Ratio 0.3'.C13:'Test Ratio 0.3'.G13" chart:label-cell-address="'Test Ratio 0.3'.B13:'Test Ratio 0.3'.B13" chart:class="chart:bar">
            <chart:data-point chart:repeated="5"/>
          </chart:series>
          <chart:series chart:style-name="ch22" chart:values-cell-range-address="'Test Ratio 0.3'.C14:'Test Ratio 0.3'.G14" chart:label-cell-address="'Test Ratio 0.3'.B14:'Test Ratio 0.3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3'.C2:'Test Ratio 0.3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3'.B3:'Test Ratio 0.3'.B3</svg:desc>
                </draw:g>
              </table:table-cell>
              <table:table-cell office:value-type="float" office:value="0.999076638966">
                <text:p>0.999076638966</text:p>
                <draw:g>
                  <svg:desc>'Test Ratio 0.3'.C3:'Test Ratio 0.3'.G3</svg:desc>
                </draw:g>
              </table:table-cell>
              <table:table-cell office:value-type="float" office:value="0.983171306652">
                <text:p>0.983171306652</text:p>
              </table:table-cell>
              <table:table-cell office:value-type="float" office:value="0.0375045586101">
                <text:p>0.0375045586101</text:p>
              </table:table-cell>
              <table:table-cell office:value-type="float" office:value="0.981241163807">
                <text:p>0.981241163807</text:p>
              </table:table-cell>
              <table:table-cell office:value-type="float" office:value="0.423872180451">
                <text:p>0.423872180451</text:p>
              </table:table-cell>
            </table:table-row>
            <table:table-row>
              <table:table-cell office:value-type="string">
                <text:p>2</text:p>
                <draw:g>
                  <svg:desc>'Test Ratio 0.3'.B4:'Test Ratio 0.3'.B4</svg:desc>
                </draw:g>
              </table:table-cell>
              <table:table-cell office:value-type="float" office:value="0.716891505607">
                <text:p>0.716891505607</text:p>
                <draw:g>
                  <svg:desc>'Test Ratio 0.3'.C4:'Test Ratio 0.3'.G4</svg:desc>
                </draw:g>
              </table:table-cell>
              <table:table-cell office:value-type="float" office:value="0.803369925727">
                <text:p>0.803369925727</text:p>
              </table:table-cell>
              <table:table-cell office:value-type="float" office:value="0.248607010438">
                <text:p>0.248607010438</text:p>
              </table:table-cell>
              <table:table-cell office:value-type="float" office:value="0.844030348307">
                <text:p>0.844030348307</text:p>
              </table:table-cell>
              <table:table-cell office:value-type="float" office:value="0.5835839599">
                <text:p>0.5835839599</text:p>
              </table:table-cell>
            </table:table-row>
            <table:table-row>
              <table:table-cell office:value-type="string">
                <text:p>3</text:p>
                <draw:g>
                  <svg:desc>'Test Ratio 0.3'.B5:'Test Ratio 0.3'.B5</svg:desc>
                </draw:g>
              </table:table-cell>
              <table:table-cell office:value-type="float" office:value="0.784241843964">
                <text:p>0.784241843964</text:p>
                <draw:g>
                  <svg:desc>'Test Ratio 0.3'.C5:'Test Ratio 0.3'.G5</svg:desc>
                </draw:g>
              </table:table-cell>
              <table:table-cell office:value-type="float" office:value="0.763202633055">
                <text:p>0.763202633055</text:p>
              </table:table-cell>
              <table:table-cell office:value-type="float" office:value="0.232923501856">
                <text:p>0.232923501856</text:p>
              </table:table-cell>
              <table:table-cell office:value-type="float" office:value="0.665160095752">
                <text:p>0.665160095752</text:p>
              </table:table-cell>
              <table:table-cell office:value-type="float" office:value="0.599812030075">
                <text:p>0.599812030075</text:p>
              </table:table-cell>
            </table:table-row>
            <table:table-row>
              <table:table-cell office:value-type="string">
                <text:p>4</text:p>
                <draw:g>
                  <svg:desc>'Test Ratio 0.3'.B6:'Test Ratio 0.3'.B6</svg:desc>
                </draw:g>
              </table:table-cell>
              <table:table-cell office:value-type="float" office:value="0.506155669867">
                <text:p>0.506155669867</text:p>
                <draw:g>
                  <svg:desc>'Test Ratio 0.3'.C6:'Test Ratio 0.3'.G6</svg:desc>
                </draw:g>
              </table:table-cell>
              <table:table-cell office:value-type="float" office:value="0.640664564982">
                <text:p>0.640664564982</text:p>
              </table:table-cell>
              <table:table-cell office:value-type="float" office:value="0.352393315319">
                <text:p>0.352393315319</text:p>
              </table:table-cell>
              <table:table-cell office:value-type="float" office:value="0.620623272926">
                <text:p>0.620623272926</text:p>
              </table:table-cell>
              <table:table-cell office:value-type="float" office:value="0.609461152882">
                <text:p>0.609461152882</text:p>
              </table:table-cell>
            </table:table-row>
            <table:table-row>
              <table:table-cell office:value-type="string">
                <text:p>5</text:p>
                <draw:g>
                  <svg:desc>'Test Ratio 0.3'.B7:'Test Ratio 0.3'.B7</svg:desc>
                </draw:g>
              </table:table-cell>
              <table:table-cell office:value-type="float" office:value="0.746947067892">
                <text:p>0.746947067892</text:p>
                <draw:g>
                  <svg:desc>'Test Ratio 0.3'.C7:'Test Ratio 0.3'.G7</svg:desc>
                </draw:g>
              </table:table-cell>
              <table:table-cell office:value-type="float" office:value="0.634940716142">
                <text:p>0.634940716142</text:p>
              </table:table-cell>
              <table:table-cell office:value-type="float" office:value="0.261696339781">
                <text:p>0.261696339781</text:p>
              </table:table-cell>
              <table:table-cell office:value-type="float" office:value="0.610504225307">
                <text:p>0.610504225307</text:p>
              </table:table-cell>
              <table:table-cell office:value-type="float" office:value="0.602882205514">
                <text:p>0.602882205514</text:p>
              </table:table-cell>
            </table:table-row>
            <table:table-row>
              <table:table-cell office:value-type="string">
                <text:p>10</text:p>
                <draw:g>
                  <svg:desc>'Test Ratio 0.3'.B8:'Test Ratio 0.3'.B8</svg:desc>
                </draw:g>
              </table:table-cell>
              <table:table-cell office:value-type="float" office:value="0.679471227936">
                <text:p>0.679471227936</text:p>
                <draw:g>
                  <svg:desc>'Test Ratio 0.3'.C8:'Test Ratio 0.3'.G8</svg:desc>
                </draw:g>
              </table:table-cell>
              <table:table-cell office:value-type="float" office:value="0.613352965694">
                <text:p>0.613352965694</text:p>
              </table:table-cell>
              <table:table-cell office:value-type="float" office:value="0.320451674238">
                <text:p>0.320451674238</text:p>
              </table:table-cell>
              <table:table-cell office:value-type="float" office:value="0.620623272926">
                <text:p>0.620623272926</text:p>
              </table:table-cell>
              <table:table-cell office:value-type="float" office:value="0.608145363409">
                <text:p>0.608145363409</text:p>
              </table:table-cell>
            </table:table-row>
            <table:table-row>
              <table:table-cell office:value-type="string">
                <text:p>30</text:p>
                <draw:g>
                  <svg:desc>'Test Ratio 0.3'.B9:'Test Ratio 0.3'.B9</svg:desc>
                </draw:g>
              </table:table-cell>
              <table:table-cell office:value-type="float" office:value="0.688285502433">
                <text:p>0.688285502433</text:p>
                <draw:g>
                  <svg:desc>'Test Ratio 0.3'.C9:'Test Ratio 0.3'.G9</svg:desc>
                </draw:g>
              </table:table-cell>
              <table:table-cell office:value-type="float" office:value="0.601314328224">
                <text:p>0.601314328224</text:p>
              </table:table-cell>
              <table:table-cell office:value-type="float" office:value="0.334036807049">
                <text:p>0.334036807049</text:p>
              </table:table-cell>
              <table:table-cell office:value-type="float" office:value="0.620623272926">
                <text:p>0.620623272926</text:p>
              </table:table-cell>
              <table:table-cell office:value-type="float" office:value="0.614724310777">
                <text:p>0.614724310777</text:p>
              </table:table-cell>
            </table:table-row>
            <table:table-row>
              <table:table-cell office:value-type="string">
                <text:p>60</text:p>
                <draw:g>
                  <svg:desc>'Test Ratio 0.3'.B10:'Test Ratio 0.3'.B10</svg:desc>
                </draw:g>
              </table:table-cell>
              <table:table-cell office:value-type="float" office:value="0.703359117093">
                <text:p>0.703359117093</text:p>
                <draw:g>
                  <svg:desc>'Test Ratio 0.3'.C10:'Test Ratio 0.3'.G10</svg:desc>
                </draw:g>
              </table:table-cell>
              <table:table-cell office:value-type="float" office:value="0.601314328224">
                <text:p>0.601314328224</text:p>
              </table:table-cell>
              <table:table-cell office:value-type="float" office:value="0.305885359121">
                <text:p>0.305885359121</text:p>
              </table:table-cell>
              <table:table-cell office:value-type="float" office:value="0.620623272926">
                <text:p>0.620623272926</text:p>
              </table:table-cell>
              <table:table-cell office:value-type="float" office:value="0.602882205514">
                <text:p>0.602882205514</text:p>
              </table:table-cell>
            </table:table-row>
            <table:table-row>
              <table:table-cell office:value-type="string">
                <text:p>300</text:p>
                <draw:g>
                  <svg:desc>'Test Ratio 0.3'.B11:'Test Ratio 0.3'.B11</svg:desc>
                </draw:g>
              </table:table-cell>
              <table:table-cell office:value-type="float" office:value="NaN">
                <text:p>NaN</text:p>
                <draw:g>
                  <svg:desc>'Test Ratio 0.3'.C11:'Test Ratio 0.3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623272926">
                <text:p>0.620623272926</text:p>
              </table:table-cell>
              <table:table-cell office:value-type="float" office:value="0.614724310777">
                <text:p>0.614724310777</text:p>
              </table:table-cell>
            </table:table-row>
            <table:table-row>
              <table:table-cell office:value-type="string">
                <text:p>600</text:p>
                <draw:g>
                  <svg:desc>'Test Ratio 0.3'.B12:'Test Ratio 0.3'.B12</svg:desc>
                </draw:g>
              </table:table-cell>
              <table:table-cell office:value-type="float" office:value="NaN">
                <text:p>NaN</text:p>
                <draw:g>
                  <svg:desc>'Test Ratio 0.3'.C12:'Test Ratio 0.3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724310777">
                <text:p>0.614724310777</text:p>
              </table:table-cell>
            </table:table-row>
            <table:table-row>
              <table:table-cell office:value-type="string">
                <text:p>900</text:p>
                <draw:g>
                  <svg:desc>'Test Ratio 0.3'.B13:'Test Ratio 0.3'.B13</svg:desc>
                </draw:g>
              </table:table-cell>
              <table:table-cell office:value-type="float" office:value="NaN">
                <text:p>NaN</text:p>
                <draw:g>
                  <svg:desc>'Test Ratio 0.3'.C13:'Test Ratio 0.3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724310777">
                <text:p>0.614724310777</text:p>
              </table:table-cell>
            </table:table-row>
            <table:table-row>
              <table:table-cell office:value-type="string">
                <text:p>1800</text:p>
                <draw:g>
                  <svg:desc>'Test Ratio 0.3'.B14:'Test Ratio 0.3'.B14</svg:desc>
                </draw:g>
              </table:table-cell>
              <table:table-cell office:value-type="float" office:value="NaN">
                <text:p>NaN</text:p>
                <draw:g>
                  <svg:desc>'Test Ratio 0.3'.C14:'Test Ratio 0.3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86cm" svg:height="8.996cm" xlink:href=".." xlink:type="simple" chart:class="chart:bar" chart:style-name="ch1">
        <chart:title svg:x="3.121cm" svg:y="0.315cm" chart:style-name="ch2">
          <text:p>Occupancy sensing accuracy vs labeling period</text:p>
        </chart:title>
        <chart:subtitle svg:x="6.485cm" svg:y="1.3cm" chart:style-name="ch3">
          <text:p>with test ratio 0.9</text:p>
        </chart:subtitle>
        <chart:legend chart:legend-position="end" svg:x="14.455cm" svg:y="1.508cm" style:legend-expansion="high" chart:style-name="ch4"/>
        <chart:plot-area chart:style-name="ch5" table:cell-range-address="'Test Ratio 0.9'.B2:'Test Ratio 0.9'.G14" chart:data-source-has-labels="both" svg:x="1.313cm" svg:y="2.152cm" svg:width="12.823cm" svg:height="5.701cm">
          <chartooo:coordinate-region svg:x="2.058cm" svg:y="2.347cm" svg:width="12.078cm" svg:height="4.867cm"/>
          <chart:axis chart:dimension="x" chart:name="primary-x" chart:style-name="ch6" chartooo:axis-type="auto">
            <chartooo:date-scale/>
            <chart:title svg:x="5.48cm" svg:y="8.033cm" chart:style-name="ch7">
              <text:p>Labeling period / feature length</text:p>
            </chart:title>
            <chart:categories table:cell-range-address="'Test Ratio 0.9'.C2:'Test Ratio 0.9'.G2"/>
          </chart:axis>
          <chart:axis chart:dimension="y" chart:name="primary-y" chart:style-name="ch8">
            <chart:title svg:x="0.451cm" svg:y="5.703cm" chart:style-name="ch9">
              <text:p>Accuracy</text:p>
            </chart:title>
            <chart:grid chart:style-name="ch10" chart:class="major"/>
          </chart:axis>
          <chart:series chart:style-name="ch11" chart:values-cell-range-address="'Test Ratio 0.9'.C3:'Test Ratio 0.9'.G3" chart:label-cell-address="'Test Ratio 0.9'.B3:'Test Ratio 0.9'.B3" chart:class="chart:bar">
            <chart:data-point chart:repeated="5"/>
          </chart:series>
          <chart:series chart:style-name="ch12" chart:values-cell-range-address="'Test Ratio 0.9'.C4:'Test Ratio 0.9'.G4" chart:label-cell-address="'Test Ratio 0.9'.B4:'Test Ratio 0.9'.B4" chart:class="chart:bar">
            <chart:data-point chart:repeated="5"/>
          </chart:series>
          <chart:series chart:style-name="ch13" chart:values-cell-range-address="'Test Ratio 0.9'.C5:'Test Ratio 0.9'.G5" chart:label-cell-address="'Test Ratio 0.9'.B5:'Test Ratio 0.9'.B5" chart:class="chart:bar">
            <chart:data-point chart:repeated="5"/>
          </chart:series>
          <chart:series chart:style-name="ch14" chart:values-cell-range-address="'Test Ratio 0.9'.C6:'Test Ratio 0.9'.G6" chart:label-cell-address="'Test Ratio 0.9'.B6:'Test Ratio 0.9'.B6" chart:class="chart:bar">
            <chart:data-point chart:repeated="5"/>
          </chart:series>
          <chart:series chart:style-name="ch15" chart:values-cell-range-address="'Test Ratio 0.9'.C7:'Test Ratio 0.9'.G7" chart:label-cell-address="'Test Ratio 0.9'.B7:'Test Ratio 0.9'.B7" chart:class="chart:bar">
            <chart:data-point chart:repeated="5"/>
          </chart:series>
          <chart:series chart:style-name="ch16" chart:values-cell-range-address="'Test Ratio 0.9'.C8:'Test Ratio 0.9'.G8" chart:label-cell-address="'Test Ratio 0.9'.B8:'Test Ratio 0.9'.B8" chart:class="chart:bar">
            <chart:data-point chart:repeated="5"/>
          </chart:series>
          <chart:series chart:style-name="ch17" chart:values-cell-range-address="'Test Ratio 0.9'.C9:'Test Ratio 0.9'.G9" chart:label-cell-address="'Test Ratio 0.9'.B9:'Test Ratio 0.9'.B9" chart:class="chart:bar">
            <chart:data-point chart:repeated="5"/>
          </chart:series>
          <chart:series chart:style-name="ch18" chart:values-cell-range-address="'Test Ratio 0.9'.C10:'Test Ratio 0.9'.G10" chart:label-cell-address="'Test Ratio 0.9'.B10:'Test Ratio 0.9'.B10" chart:class="chart:bar">
            <chart:data-point chart:repeated="5"/>
          </chart:series>
          <chart:series chart:style-name="ch19" chart:values-cell-range-address="'Test Ratio 0.9'.C11:'Test Ratio 0.9'.G11" chart:label-cell-address="'Test Ratio 0.9'.B11:'Test Ratio 0.9'.B11" chart:class="chart:bar">
            <chart:data-point chart:repeated="5"/>
          </chart:series>
          <chart:series chart:style-name="ch20" chart:values-cell-range-address="'Test Ratio 0.9'.C12:'Test Ratio 0.9'.G12" chart:label-cell-address="'Test Ratio 0.9'.B12:'Test Ratio 0.9'.B12" chart:class="chart:bar">
            <chart:data-point chart:repeated="5"/>
          </chart:series>
          <chart:series chart:style-name="ch21" chart:values-cell-range-address="'Test Ratio 0.9'.C13:'Test Ratio 0.9'.G13" chart:label-cell-address="'Test Ratio 0.9'.B13:'Test Ratio 0.9'.B13" chart:class="chart:bar">
            <chart:data-point chart:repeated="5"/>
          </chart:series>
          <chart:series chart:style-name="ch22" chart:values-cell-range-address="'Test Ratio 0.9'.C14:'Test Ratio 0.9'.G14" chart:label-cell-address="'Test Ratio 0.9'.B14:'Test Ratio 0.9'.B14" chart:class="chart:bar">
            <chart:data-point chart:repeated="5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00">
                <text:p>300</text:p>
                <draw:g>
                  <svg:desc>'Test Ratio 0.9'.C2:'Test Ratio 0.9'.G2</svg:desc>
                </draw:g>
              </table:table-cell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800">
                <text:p>1800</text:p>
              </table:table-cell>
              <table:table-cell office:value-type="float" office:value="3600">
                <text:p>36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Test Ratio 0.9'.B3:'Test Ratio 0.9'.B3</svg:desc>
                </draw:g>
              </table:table-cell>
              <table:table-cell office:value-type="float" office:value="0.354287862577">
                <text:p>0.354287862577</text:p>
                <draw:g>
                  <svg:desc>'Test Ratio 0.9'.C3:'Test Ratio 0.9'.G3</svg:desc>
                </draw:g>
              </table:table-cell>
              <table:table-cell office:value-type="float" office:value="0.606131322338">
                <text:p>0.606131322338</text:p>
              </table:table-cell>
              <table:table-cell office:value-type="float" office:value="0.599667693134">
                <text:p>0.599667693134</text:p>
              </table:table-cell>
              <table:table-cell office:value-type="float" office:value="0.611617295291">
                <text:p>0.611617295291</text:p>
              </table:table-cell>
              <table:table-cell office:value-type="float" office:value="0.603787112011">
                <text:p>0.603787112011</text:p>
              </table:table-cell>
            </table:table-row>
            <table:table-row>
              <table:table-cell office:value-type="string">
                <text:p>2</text:p>
                <draw:g>
                  <svg:desc>'Test Ratio 0.9'.B4:'Test Ratio 0.9'.B4</svg:desc>
                </draw:g>
              </table:table-cell>
              <table:table-cell office:value-type="float" office:value="0.603960045784">
                <text:p>0.603960045784</text:p>
                <draw:g>
                  <svg:desc>'Test Ratio 0.9'.C4:'Test Ratio 0.9'.G4</svg:desc>
                </draw:g>
              </table:table-cell>
              <table:table-cell office:value-type="float" office:value="0.606131322338">
                <text:p>0.606131322338</text:p>
              </table:table-cell>
              <table:table-cell office:value-type="float" office:value="0.601952485524">
                <text:p>0.601952485524</text:p>
              </table:table-cell>
              <table:table-cell office:value-type="float" office:value="0.611617295291">
                <text:p>0.611617295291</text:p>
              </table:table-cell>
              <table:table-cell office:value-type="float" office:value="0.603787112011">
                <text:p>0.603787112011</text:p>
              </table:table-cell>
            </table:table-row>
            <table:table-row>
              <table:table-cell office:value-type="string">
                <text:p>3</text:p>
                <draw:g>
                  <svg:desc>'Test Ratio 0.9'.B5:'Test Ratio 0.9'.B5</svg:desc>
                </draw:g>
              </table:table-cell>
              <table:table-cell office:value-type="float" office:value="0.603960045784">
                <text:p>0.603960045784</text:p>
                <draw:g>
                  <svg:desc>'Test Ratio 0.9'.C5:'Test Ratio 0.9'.G5</svg:desc>
                </draw:g>
              </table:table-cell>
              <table:table-cell office:value-type="float" office:value="0.606131322338">
                <text:p>0.606131322338</text:p>
              </table:table-cell>
              <table:table-cell office:value-type="float" office:value="0.601952485524">
                <text:p>0.601952485524</text:p>
              </table:table-cell>
              <table:table-cell office:value-type="float" office:value="0.611617295291">
                <text:p>0.611617295291</text:p>
              </table:table-cell>
              <table:table-cell office:value-type="float" office:value="0.603787112011">
                <text:p>0.603787112011</text:p>
              </table:table-cell>
            </table:table-row>
            <table:table-row>
              <table:table-cell office:value-type="string">
                <text:p>4</text:p>
                <draw:g>
                  <svg:desc>'Test Ratio 0.9'.B6:'Test Ratio 0.9'.B6</svg:desc>
                </draw:g>
              </table:table-cell>
              <table:table-cell office:value-type="float" office:value="0.603960045784">
                <text:p>0.603960045784</text:p>
                <draw:g>
                  <svg:desc>'Test Ratio 0.9'.C6:'Test Ratio 0.9'.G6</svg:desc>
                </draw:g>
              </table:table-cell>
              <table:table-cell office:value-type="float" office:value="0.606131322338">
                <text:p>0.606131322338</text:p>
              </table:table-cell>
              <table:table-cell office:value-type="float" office:value="0.601952485524">
                <text:p>0.601952485524</text:p>
              </table:table-cell>
              <table:table-cell office:value-type="float" office:value="0.611617295291">
                <text:p>0.611617295291</text:p>
              </table:table-cell>
              <table:table-cell office:value-type="float" office:value="0.603787112011">
                <text:p>0.603787112011</text:p>
              </table:table-cell>
            </table:table-row>
            <table:table-row>
              <table:table-cell office:value-type="string">
                <text:p>5</text:p>
                <draw:g>
                  <svg:desc>'Test Ratio 0.9'.B7:'Test Ratio 0.9'.B7</svg:desc>
                </draw:g>
              </table:table-cell>
              <table:table-cell office:value-type="float" office:value="0.603960045784">
                <text:p>0.603960045784</text:p>
                <draw:g>
                  <svg:desc>'Test Ratio 0.9'.C7:'Test Ratio 0.9'.G7</svg:desc>
                </draw:g>
              </table:table-cell>
              <table:table-cell office:value-type="float" office:value="0.606131322338">
                <text:p>0.606131322338</text:p>
              </table:table-cell>
              <table:table-cell office:value-type="float" office:value="0.601952485524">
                <text:p>0.601952485524</text:p>
              </table:table-cell>
              <table:table-cell office:value-type="float" office:value="0.611617295291">
                <text:p>0.611617295291</text:p>
              </table:table-cell>
              <table:table-cell office:value-type="float" office:value="0.603787112011">
                <text:p>0.603787112011</text:p>
              </table:table-cell>
            </table:table-row>
            <table:table-row>
              <table:table-cell office:value-type="string">
                <text:p>10</text:p>
                <draw:g>
                  <svg:desc>'Test Ratio 0.9'.B8:'Test Ratio 0.9'.B8</svg:desc>
                </draw:g>
              </table:table-cell>
              <table:table-cell office:value-type="float" office:value="0.603960045784">
                <text:p>0.603960045784</text:p>
                <draw:g>
                  <svg:desc>'Test Ratio 0.9'.C8:'Test Ratio 0.9'.G8</svg:desc>
                </draw:g>
              </table:table-cell>
              <table:table-cell office:value-type="float" office:value="0.606131322338">
                <text:p>0.606131322338</text:p>
              </table:table-cell>
              <table:table-cell office:value-type="float" office:value="0.601952485524">
                <text:p>0.601952485524</text:p>
              </table:table-cell>
              <table:table-cell office:value-type="float" office:value="0.611617295291">
                <text:p>0.611617295291</text:p>
              </table:table-cell>
              <table:table-cell office:value-type="float" office:value="0.603787112011">
                <text:p>0.603787112011</text:p>
              </table:table-cell>
            </table:table-row>
            <table:table-row>
              <table:table-cell office:value-type="string">
                <text:p>30</text:p>
                <draw:g>
                  <svg:desc>'Test Ratio 0.9'.B9:'Test Ratio 0.9'.B9</svg:desc>
                </draw:g>
              </table:table-cell>
              <table:table-cell office:value-type="float" office:value="0.603960045784">
                <text:p>0.603960045784</text:p>
                <draw:g>
                  <svg:desc>'Test Ratio 0.9'.C9:'Test Ratio 0.9'.G9</svg:desc>
                </draw:g>
              </table:table-cell>
              <table:table-cell office:value-type="float" office:value="0.606131322338">
                <text:p>0.606131322338</text:p>
              </table:table-cell>
              <table:table-cell office:value-type="float" office:value="0.601952485524">
                <text:p>0.601952485524</text:p>
              </table:table-cell>
              <table:table-cell office:value-type="float" office:value="0.611617295291">
                <text:p>0.611617295291</text:p>
              </table:table-cell>
              <table:table-cell office:value-type="float" office:value="0.603787112011">
                <text:p>0.603787112011</text:p>
              </table:table-cell>
            </table:table-row>
            <table:table-row>
              <table:table-cell office:value-type="string">
                <text:p>60</text:p>
                <draw:g>
                  <svg:desc>'Test Ratio 0.9'.B10:'Test Ratio 0.9'.B10</svg:desc>
                </draw:g>
              </table:table-cell>
              <table:table-cell office:value-type="float" office:value="0.603960045784">
                <text:p>0.603960045784</text:p>
                <draw:g>
                  <svg:desc>'Test Ratio 0.9'.C10:'Test Ratio 0.9'.G10</svg:desc>
                </draw:g>
              </table:table-cell>
              <table:table-cell office:value-type="float" office:value="0.606131322338">
                <text:p>0.606131322338</text:p>
              </table:table-cell>
              <table:table-cell office:value-type="float" office:value="0.601952485524">
                <text:p>0.601952485524</text:p>
              </table:table-cell>
              <table:table-cell office:value-type="float" office:value="0.611617295291">
                <text:p>0.611617295291</text:p>
              </table:table-cell>
              <table:table-cell office:value-type="float" office:value="0.603787112011">
                <text:p>0.603787112011</text:p>
              </table:table-cell>
            </table:table-row>
            <table:table-row>
              <table:table-cell office:value-type="string">
                <text:p>300</text:p>
                <draw:g>
                  <svg:desc>'Test Ratio 0.9'.B11:'Test Ratio 0.9'.B11</svg:desc>
                </draw:g>
              </table:table-cell>
              <table:table-cell office:value-type="float" office:value="NaN">
                <text:p>NaN</text:p>
                <draw:g>
                  <svg:desc>'Test Ratio 0.9'.C11:'Test Ratio 0.9'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617295291">
                <text:p>0.611617295291</text:p>
              </table:table-cell>
              <table:table-cell office:value-type="float" office:value="0.603787112011">
                <text:p>0.603787112011</text:p>
              </table:table-cell>
            </table:table-row>
            <table:table-row>
              <table:table-cell office:value-type="string">
                <text:p>600</text:p>
                <draw:g>
                  <svg:desc>'Test Ratio 0.9'.B12:'Test Ratio 0.9'.B12</svg:desc>
                </draw:g>
              </table:table-cell>
              <table:table-cell office:value-type="float" office:value="NaN">
                <text:p>NaN</text:p>
                <draw:g>
                  <svg:desc>'Test Ratio 0.9'.C12:'Test Ratio 0.9'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787112011">
                <text:p>0.603787112011</text:p>
              </table:table-cell>
            </table:table-row>
            <table:table-row>
              <table:table-cell office:value-type="string">
                <text:p>900</text:p>
                <draw:g>
                  <svg:desc>'Test Ratio 0.9'.B13:'Test Ratio 0.9'.B13</svg:desc>
                </draw:g>
              </table:table-cell>
              <table:table-cell office:value-type="float" office:value="NaN">
                <text:p>NaN</text:p>
                <draw:g>
                  <svg:desc>'Test Ratio 0.9'.C13:'Test Ratio 0.9'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787112011">
                <text:p>0.603787112011</text:p>
              </table:table-cell>
            </table:table-row>
            <table:table-row>
              <table:table-cell office:value-type="string">
                <text:p>1800</text:p>
                <draw:g>
                  <svg:desc>'Test Ratio 0.9'.B14:'Test Ratio 0.9'.B14</svg:desc>
                </draw:g>
              </table:table-cell>
              <table:table-cell office:value-type="float" office:value="NaN">
                <text:p>NaN</text:p>
                <draw:g>
                  <svg:desc>'Test Ratio 0.9'.C14:'Test Ratio 0.9'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